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1984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429in"/>
    </style:style>
    <style:style style:name="co5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3346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0945in"/>
    </style:style>
    <style:style style:name="co15" style:family="table-column">
      <style:table-column-properties fo:break-before="auto" style:column-width="1.1161in"/>
    </style:style>
    <style:style style:name="co16" style:family="table-column">
      <style:table-column-properties fo:break-before="auto" style:column-width="0.8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nalysi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Game</text:p>
          </table:table-cell>
          <table:table-cell office:value-type="string">
            <text:p>Avg time</text:p>
          </table:table-cell>
          <table:table-cell office:value-type="string">
            <text:p>Avg Win Margin</text:p>
          </table:table-cell>
          <table:table-cell office:value-type="string">
            <text:p>Avg Moves</text:p>
          </table:table-cell>
        </table:table-row>
        <table:table-row table:style-name="ro1">
          <table:table-cell office:value-type="string">
            <text:p>BruteForce vs Restart5</text:p>
          </table:table-cell>
          <table:table-cell table:formula="of:=['BruteForce vs Restart5'.K1]" office:value-type="float" office:value="7.83333333333333">
            <text:p>7.83</text:p>
          </table:table-cell>
          <table:table-cell table:formula="of:=['BruteForce vs Restart5'.K7]" office:value-type="float" office:value="193.97">
            <text:p>193.97</text:p>
          </table:table-cell>
          <table:table-cell table:formula="of:=['BruteForce vs Restart5'.K9]" office:value-type="float" office:value="35.6633333333333">
            <text:p>35.66</text:p>
          </table:table-cell>
        </table:table-row>
        <table:table-row table:style-name="ro1">
          <table:table-cell office:value-type="string">
            <text:p>Restart5 vs Restart3</text:p>
          </table:table-cell>
          <table:table-cell table:formula="of:=['Restart5 vs Restart3'.K1]" office:value-type="float" office:value="5.31">
            <text:p>5.31</text:p>
          </table:table-cell>
          <table:table-cell table:formula="of:=['Restart5 vs Restart3'.K7]" office:value-type="float" office:value="50.57">
            <text:p>50.57</text:p>
          </table:table-cell>
          <table:table-cell table:formula="of:=['Restart5 vs Restart3'.K9]" office:value-type="float" office:value="50.3">
            <text:p>50.3</text:p>
          </table:table-cell>
        </table:table-row>
        <table:table-row table:style-name="ro1">
          <table:table-cell office:value-type="string">
            <text:p>HillClimb vs Restart3</text:p>
          </table:table-cell>
          <table:table-cell table:formula="of:=['Hill Climb vs Restart3'.K1]" office:value-type="float" office:value="2.99">
            <text:p>2.99</text:p>
          </table:table-cell>
          <table:table-cell table:formula="of:=['Hill Climb vs Restart3'.K7]" office:value-type="float" office:value="64.78">
            <text:p>64.78</text:p>
          </table:table-cell>
          <table:table-cell table:formula="of:=['Hill Climb vs Restart3'.K9]" office:value-type="float" office:value="52.8766666666667">
            <text:p>52.88</text:p>
          </table:table-cell>
        </table:table-row>
        <table:table-row table:style-name="ro1">
          <table:table-cell office:value-type="string">
            <text:p>HillClimb vs HillClimb</text:p>
          </table:table-cell>
          <table:table-cell table:formula="of:=['Hill Climb vs Hill Climb'.K1]" office:value-type="float" office:value="1.31333333333333">
            <text:p>1.31</text:p>
          </table:table-cell>
          <table:table-cell table:formula="of:=['Hill Climb vs Hill Climb'.K7]" office:value-type="float" office:value="37.4766666666667">
            <text:p>37.48</text:p>
          </table:table-cell>
          <table:table-cell table:formula="of:=['Hill Climb vs Hill Climb'.K9]" office:value-type="float" office:value="54.11">
            <text:p>54.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>
            <draw:frame table:end-cell-address="Analysis.L32" table:end-x="0.3205in" table:end-y="0.0547in" draw:z-index="0" draw:style-name="gr1" svg:width="9.4776in" svg:height="4.2843in" svg:x="0.0858in" svg:y="0.0378in">
              <draw:object draw:notify-on-update-of-ranges="Analysis.B1:Analysis.D1 Analysis.A2:Analysis.A2 Analysis.B2:Analysis.D2 Analysis.A3:Analysis.A3 Analysis.B3:Analysis.D3 Analysis.A4:Analysis.A4 Analysis.B4:Analysis.D4 Analysis.A5:Analysis.A5 Analysis.B5:Analysis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BruteForce vs Restart5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7.83333333333333">
            <text:p>7.83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78">
            <text:p>17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64">
            <text:p>464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286">
            <text:p>286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98">
            <text:p>298</text:p>
          </table:table-cell>
          <table:table-cell table:style-name="ce1" table:formula="of:=[.K2]/SUM([.K2:.K3])" office:value-type="percentage" office:value="0.993333333333333">
            <text:p>99.33%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80">
            <text:p>18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25">
            <text:p>825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303">
            <text:p>303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">
            <text:p>2</text:p>
          </table:table-cell>
          <table:table-cell table:style-name="ce1" table:formula="of:=[.K3]/SUM([.K2:.K3])" office:value-type="percentage" office:value="0.00666666666666667">
            <text:p>0.67%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8">
            <text:p>20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49">
            <text:p>749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3">
            <text:p>943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22">
            <text:p>222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405.073333333333">
            <text:p>405.07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8">
            <text:p>16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93">
            <text:p>193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11.17">
            <text:p>211.17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251">
            <text:p>251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193.97">
            <text:p>193.97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297">
            <text:p>297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8">
            <text:p>108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67">
            <text:p>167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35.6633333333333">
            <text:p>35.66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68">
            <text:p>16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386">
            <text:p>386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53">
            <text:p>25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4">
            <text:p>354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65">
            <text:p>965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352">
            <text:p>352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14">
            <text:p>21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47">
            <text:p>647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82">
            <text:p>18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56">
            <text:p>956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207">
            <text:p>20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15">
            <text:p>2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66">
            <text:p>16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339">
            <text:p>339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03">
            <text:p>20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01">
            <text:p>901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215">
            <text:p>215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47">
            <text:p>24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01">
            <text:p>20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61">
            <text:p>561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27">
            <text:p>227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77">
            <text:p>177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38">
            <text:p>2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9">
            <text:p>24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1">
            <text:p>611</text:p>
          </table:table-cell>
          <table:table-cell table:formula="of:=[.A23]&gt;[.B23]" office:value-type="boolean" office:boolean-value="true">
            <text:p>TRUE</text:p>
          </table:table-cell>
          <table:table-cell table:formula="of:=MAX([.A23];[.B23])-MIN([.A23];[.B23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4">
            <text:p>18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09">
            <text:p>209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22">
            <text:p>22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29">
            <text:p>22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5">
            <text:p>715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0">
            <text:p>23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90">
            <text:p>19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73">
            <text:p>773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84">
            <text:p>18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7">
            <text:p>257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2">
            <text:p>622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222">
            <text:p>222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95">
            <text:p>19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3">
            <text:p>353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67">
            <text:p>26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3">
            <text:p>793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50">
            <text:p>15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298">
            <text:p>298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21">
            <text:p>22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77">
            <text:p>27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54">
            <text:p>454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54">
            <text:p>25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1">
            <text:p>22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50">
            <text:p>850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50">
            <text:p>25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4">
            <text:p>454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3">
            <text:p>26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9">
            <text:p>879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14">
            <text:p>21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96">
            <text:p>19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276">
            <text:p>276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17">
            <text:p>21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2">
            <text:p>512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11">
            <text:p>21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9">
            <text:p>499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80">
            <text:p>480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334">
            <text:p>33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58">
            <text:p>25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4">
            <text:p>544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03">
            <text:p>2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10">
            <text:p>710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88">
            <text:p>888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47">
            <text:p>24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34">
            <text:p>23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5">
            <text:p>595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4">
            <text:p>23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76">
            <text:p>476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78">
            <text:p>17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83">
            <text:p>18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00">
            <text:p>400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90">
            <text:p>19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09">
            <text:p>909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187">
            <text:p>187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75">
            <text:p>17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5">
            <text:p>485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280">
            <text:p>280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8">
            <text:p>498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5">
            <text:p>465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73">
            <text:p>17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43">
            <text:p>743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243">
            <text:p>24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35">
            <text:p>23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1">
            <text:p>601</text:p>
          </table:table-cell>
          <table:table-cell table:formula="of:=[.A65]&gt;[.B65]" office:value-type="boolean" office:boolean-value="true">
            <text:p>TRUE</text:p>
          </table:table-cell>
          <table:table-cell table:formula="of:=MAX([.A65];[.B65])-MIN([.A65];[.B65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24">
            <text:p>22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34">
            <text:p>23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6">
            <text:p>326</text:p>
          </table:table-cell>
          <table:table-cell table:formula="of:=[.A68]&gt;[.B68]" office:value-type="boolean" office:boolean-value="true">
            <text:p>TRUE</text:p>
          </table:table-cell>
          <table:table-cell table:formula="of:=MAX([.A68];[.B68])-MIN([.A68];[.B68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46">
            <text:p>24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2">
            <text:p>602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06">
            <text:p>20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80">
            <text:p>680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45">
            <text:p>24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31">
            <text:p>531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20">
            <text:p>2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01">
            <text:p>20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42">
            <text:p>2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29">
            <text:p>229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67">
            <text:p>16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6">
            <text:p>516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5">
            <text:p>615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220">
            <text:p>220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04">
            <text:p>204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39">
            <text:p>739</text:p>
          </table:table-cell>
          <table:table-cell table:formula="of:=[.A80]&gt;[.B80]" office:value-type="boolean" office:boolean-value="true">
            <text:p>TRUE</text:p>
          </table:table-cell>
          <table:table-cell table:formula="of:=MAX([.A80];[.B80])-MIN([.A80];[.B80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08">
            <text:p>208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66">
            <text:p>26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1">
            <text:p>271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5">
            <text:p>475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43">
            <text:p>643</text:p>
          </table:table-cell>
          <table:table-cell table:formula="of:=[.A85]&gt;[.B85]" office:value-type="boolean" office:boolean-value="true">
            <text:p>TRUE</text:p>
          </table:table-cell>
          <table:table-cell table:formula="of:=MAX([.A85];[.B85])-MIN([.A85];[.B85])" office:value-type="float" office:value="147">
            <text:p>147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3">
            <text:p>143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75">
            <text:p>275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20">
            <text:p>22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4">
            <text:p>814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43">
            <text:p>24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79">
            <text:p>879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75">
            <text:p>17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23">
            <text:p>123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160">
            <text:p>160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52">
            <text:p>652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198">
            <text:p>198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1">
            <text:p>541</text:p>
          </table:table-cell>
          <table:table-cell table:formula="of:=[.A91]&gt;[.B91]" office:value-type="boolean" office:boolean-value="true">
            <text:p>TRUE</text:p>
          </table:table-cell>
          <table:table-cell table:formula="of:=MAX([.A91];[.B91])-MIN([.A91];[.B91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24">
            <text:p>22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9">
            <text:p>299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54">
            <text:p>254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80">
            <text:p>18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14">
            <text:p>614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28">
            <text:p>228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5">
            <text:p>575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table:formula="of:=[.A96]&gt;[.B96]" office:value-type="boolean" office:boolean-value="true">
            <text:p>TRUE</text:p>
          </table:table-cell>
          <table:table-cell table:formula="of:=MAX([.A96];[.B96])-MIN([.A96];[.B96])" office:value-type="float" office:value="151">
            <text:p>151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84">
            <text:p>18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88">
            <text:p>488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362">
            <text:p>362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03">
            <text:p>20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table:formula="of:=[.A98]&gt;[.B98]" office:value-type="boolean" office:boolean-value="true">
            <text:p>TRUE</text:p>
          </table:table-cell>
          <table:table-cell table:formula="of:=MAX([.A98];[.B98])-MIN([.A98];[.B98])"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01">
            <text:p>20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11">
            <text:p>811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28">
            <text:p>2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00">
            <text:p>900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55">
            <text:p>25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9">
            <text:p>789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213">
            <text:p>213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36">
            <text:p>23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35">
            <text:p>135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10">
            <text:p>910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247">
            <text:p>247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4">
            <text:p>494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57">
            <text:p>25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90">
            <text:p>19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86">
            <text:p>1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42">
            <text:p>24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90">
            <text:p>290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99">
            <text:p>19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5">
            <text:p>585</text:p>
          </table:table-cell>
          <table:table-cell table:formula="of:=[.A112]&gt;[.B112]" office:value-type="boolean" office:boolean-value="true">
            <text:p>TRUE</text:p>
          </table:table-cell>
          <table:table-cell table:formula="of:=MAX([.A112];[.B112])-MIN([.A112];[.B112])" office:value-type="float" office:value="203">
            <text:p>203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50">
            <text:p>25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98">
            <text:p>898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78">
            <text:p>17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219">
            <text:p>219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97">
            <text:p>19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7">
            <text:p>897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182">
            <text:p>182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1">
            <text:p>521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83">
            <text:p>18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271">
            <text:p>271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98">
            <text:p>19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65">
            <text:p>865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73">
            <text:p>17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81">
            <text:p>18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36">
            <text:p>336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277">
            <text:p>277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82">
            <text:p>18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75">
            <text:p>275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248">
            <text:p>248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41">
            <text:p>24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191">
            <text:p>191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288">
            <text:p>288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24">
            <text:p>22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41">
            <text:p>441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04">
            <text:p>904</text:p>
          </table:table-cell>
          <table:table-cell table:formula="of:=[.A127]&gt;[.B127]" office:value-type="boolean" office:boolean-value="true">
            <text:p>TRUE</text:p>
          </table:table-cell>
          <table:table-cell table:formula="of:=MAX([.A127];[.B127])-MIN([.A127];[.B127])" office:value-type="float" office:value="314">
            <text:p>314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65">
            <text:p>16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6">
            <text:p>86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318">
            <text:p>318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60">
            <text:p>16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91">
            <text:p>39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402">
            <text:p>402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19">
            <text:p>21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22">
            <text:p>922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37">
            <text:p>23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06">
            <text:p>206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66">
            <text:p>266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143">
            <text:p>143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19">
            <text:p>21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0">
            <text:p>610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87">
            <text:p>187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06">
            <text:p>706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391">
            <text:p>391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35]&gt;[.B135]" office:value-type="boolean" office:boolean-value="true">
            <text:p>TRUE</text:p>
          </table:table-cell>
          <table:table-cell table:formula="of:=MAX([.A135];[.B135])-MIN([.A135];[.B135])"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1">
            <text:p>781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2">
            <text:p>22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5">
            <text:p>575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192">
            <text:p>192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92">
            <text:p>1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4">
            <text:p>574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163">
            <text:p>163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9">
            <text:p>419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1">
            <text:p>19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3">
            <text:p>153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3">
            <text:p>22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94">
            <text:p>994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67">
            <text:p>16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6">
            <text:p>566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264">
            <text:p>264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36">
            <text:p>23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43]&gt;[.B143]" office:value-type="boolean" office:boolean-value="true">
            <text:p>TRUE</text:p>
          </table:table-cell>
          <table:table-cell table:formula="of:=MAX([.A143];[.B143])-MIN([.A143];[.B143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98">
            <text:p>198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3">
            <text:p>663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11">
            <text:p>21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98">
            <text:p>698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96">
            <text:p>896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23">
            <text:p>22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6">
            <text:p>376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33">
            <text:p>233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1">
            <text:p>461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223">
            <text:p>223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90">
            <text:p>19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">
            <text:p>83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93">
            <text:p>193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3">
            <text:p>943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40">
            <text:p>24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67">
            <text:p>767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57">
            <text:p>15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59">
            <text:p>859</text:p>
          </table:table-cell>
          <table:table-cell table:formula="of:=[.A152]&gt;[.B152]" office:value-type="boolean" office:boolean-value="true">
            <text:p>TRUE</text:p>
          </table:table-cell>
          <table:table-cell table:formula="of:=MAX([.A152];[.B152])-MIN([.A152];[.B152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65">
            <text:p>26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92">
            <text:p>792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00">
            <text:p>2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05">
            <text:p>505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7">
            <text:p>77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89">
            <text:p>18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42">
            <text:p>542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63">
            <text:p>263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76">
            <text:p>27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33">
            <text:p>733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04">
            <text:p>20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7">
            <text:p>15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10">
            <text:p>21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2">
            <text:p>422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229">
            <text:p>229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62">
            <text:p>262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table:formula="of:=[.A163]&gt;[.B163]" office:value-type="boolean" office:boolean-value="true">
            <text:p>TRUE</text:p>
          </table:table-cell>
          <table:table-cell table:formula="of:=MAX([.A163];[.B163])-MIN([.A163];[.B163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98">
            <text:p>19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38">
            <text:p>138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39">
            <text:p>23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78">
            <text:p>17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69">
            <text:p>269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36">
            <text:p>236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69">
            <text:p>16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3">
            <text:p>823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17">
            <text:p>21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19">
            <text:p>21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40">
            <text:p>440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15">
            <text:p>21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9">
            <text:p>85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208">
            <text:p>208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23">
            <text:p>2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90">
            <text:p>190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36">
            <text:p>23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1">
            <text:p>361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96">
            <text:p>29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5">
            <text:p>27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04">
            <text:p>604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63">
            <text:p>963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13">
            <text:p>513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3">
            <text:p>20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78">
            <text:p>878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183">
            <text:p>18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87">
            <text:p>18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5">
            <text:p>745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228">
            <text:p>228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11">
            <text:p>21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1">
            <text:p>56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15">
            <text:p>21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68">
            <text:p>1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37">
            <text:p>637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01">
            <text:p>301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25">
            <text:p>225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10">
            <text:p>710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16">
            <text:p>216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61">
            <text:p>26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77">
            <text:p>17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57">
            <text:p>657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43">
            <text:p>24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169">
            <text:p>169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1">
            <text:p>19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1">
            <text:p>841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19">
            <text:p>21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98">
            <text:p>19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6">
            <text:p>666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173">
            <text:p>173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85">
            <text:p>18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11">
            <text:p>711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6">
            <text:p>20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35">
            <text:p>23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0">
            <text:p>390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41">
            <text:p>24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19">
            <text:p>819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82">
            <text:p>78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3">
            <text:p>883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149">
            <text:p>149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46">
            <text:p>24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02">
            <text:p>20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2">
            <text:p>412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05">
            <text:p>205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8">
            <text:p>588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63">
            <text:p>26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89">
            <text:p>689</text:p>
          </table:table-cell>
          <table:table-cell table:formula="of:=[.A203]&gt;[.B203]" office:value-type="boolean" office:boolean-value="true">
            <text:p>TRUE</text:p>
          </table:table-cell>
          <table:table-cell table:formula="of:=MAX([.A203];[.B203])-MIN([.A203];[.B203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66">
            <text:p>26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66">
            <text:p>666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18">
            <text:p>21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238">
            <text:p>238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94">
            <text:p>194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33">
            <text:p>633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15">
            <text:p>2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134">
            <text:p>134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97">
            <text:p>19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9">
            <text:p>709</text:p>
          </table:table-cell>
          <table:table-cell table:formula="of:=[.A208]&gt;[.B208]" office:value-type="boolean" office:boolean-value="true">
            <text:p>TRUE</text:p>
          </table:table-cell>
          <table:table-cell table:formula="of:=MAX([.A208];[.B208])-MIN([.A208];[.B208])" office:value-type="float" office:value="381">
            <text:p>381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33">
            <text:p>933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01">
            <text:p>20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35">
            <text:p>335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274">
            <text:p>274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05">
            <text:p>20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284">
            <text:p>28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61">
            <text:p>361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02">
            <text:p>20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4">
            <text:p>744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282">
            <text:p>282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20">
            <text:p>2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161">
            <text:p>161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81">
            <text:p>18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28">
            <text:p>528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295">
            <text:p>295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22">
            <text:p>122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6">
            <text:p>22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08">
            <text:p>708</text:p>
          </table:table-cell>
          <table:table-cell table:formula="of:=[.A217]&gt;[.B217]" office:value-type="boolean" office:boolean-value="true">
            <text:p>TRUE</text:p>
          </table:table-cell>
          <table:table-cell table:formula="of:=MAX([.A217];[.B217])-MIN([.A217];[.B217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96">
            <text:p>19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3">
            <text:p>18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989">
            <text:p>989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21">
            <text:p>22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56">
            <text:p>856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177">
            <text:p>177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31">
            <text:p>23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1">
            <text:p>54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261">
            <text:p>261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91">
            <text:p>19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8">
            <text:p>78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224">
            <text:p>224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38">
            <text:p>238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9">
            <text:p>439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61">
            <text:p>16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353">
            <text:p>353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11">
            <text:p>21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32">
            <text:p>23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20">
            <text:p>320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25">
            <text:p>22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07">
            <text:p>707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202">
            <text:p>20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32">
            <text:p>23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90">
            <text:p>29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67">
            <text:p>167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93">
            <text:p>493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12">
            <text:p>21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60">
            <text:p>960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193">
            <text:p>193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270">
            <text:p>270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30">
            <text:p>23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0">
            <text:p>570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19">
            <text:p>21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6">
            <text:p>926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67">
            <text:p>26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14">
            <text:p>314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07">
            <text:p>907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41">
            <text:p>24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66">
            <text:p>26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09">
            <text:p>20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199">
            <text:p>199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21">
            <text:p>221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1">
            <text:p>211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69">
            <text:p>269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09">
            <text:p>20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8">
            <text:p>978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166">
            <text:p>166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8">
            <text:p>808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9">
            <text:p>18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95">
            <text:p>495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6">
            <text:p>20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81">
            <text:p>18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6">
            <text:p>396</text:p>
          </table:table-cell>
          <table:table-cell table:formula="of:=[.A246]&gt;[.B246]" office:value-type="boolean" office:boolean-value="true">
            <text:p>TRUE</text:p>
          </table:table-cell>
          <table:table-cell table:formula="of:=MAX([.A246];[.B246])-MIN([.A246];[.B246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23">
            <text:p>22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02">
            <text:p>20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5">
            <text:p>295</text:p>
          </table:table-cell>
          <table:table-cell table:formula="of:=[.A248]&gt;[.B248]" office:value-type="boolean" office:boolean-value="true">
            <text:p>TRUE</text:p>
          </table:table-cell>
          <table:table-cell table:formula="of:=MAX([.A248];[.B248])-MIN([.A248];[.B248])" office:value-type="float" office:value="204">
            <text:p>204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36">
            <text:p>236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13">
            <text:p>613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155">
            <text:p>15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91">
            <text:p>191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11">
            <text:p>811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8">
            <text:p>21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25">
            <text:p>625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9">
            <text:p>23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33">
            <text:p>633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31">
            <text:p>231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144">
            <text:p>14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51">
            <text:p>25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table:formula="of:=[.A254]&gt;[.B254]" office:value-type="boolean" office:boolean-value="true">
            <text:p>TRUE</text:p>
          </table:table-cell>
          <table:table-cell table:formula="of:=MAX([.A254];[.B254])-MIN([.A254];[.B254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17">
            <text:p>21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0">
            <text:p>370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86">
            <text:p>18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9">
            <text:p>199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04">
            <text:p>20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04">
            <text:p>604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60">
            <text:p>26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2">
            <text:p>18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73">
            <text:p>27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4">
            <text:p>18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4">
            <text:p>944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87">
            <text:p>18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3">
            <text:p>133</text:p>
          </table:table-cell>
          <table:table-cell table:formula="of:=[.A262]&gt;[.B262]" office:value-type="boolean" office:boolean-value="true">
            <text:p>TRUE</text:p>
          </table:table-cell>
          <table:table-cell table:formula="of:=MAX([.A262];[.B262])-MIN([.A262];[.B262])" office:value-type="float" office:value="212">
            <text:p>212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87">
            <text:p>18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71">
            <text:p>371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15">
            <text:p>21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74">
            <text:p>574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48">
            <text:p>148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64">
            <text:p>16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338">
            <text:p>338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39">
            <text:p>239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73">
            <text:p>773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96">
            <text:p>19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172">
            <text:p>172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19">
            <text:p>2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74">
            <text:p>674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14">
            <text:p>214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82">
            <text:p>18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6">
            <text:p>516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357">
            <text:p>357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37">
            <text:p>23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214">
            <text:p>214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83">
            <text:p>18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41">
            <text:p>241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29">
            <text:p>2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86">
            <text:p>586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268">
            <text:p>268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04">
            <text:p>204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47">
            <text:p>347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168">
            <text:p>168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18">
            <text:p>218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59">
            <text:p>359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33">
            <text:p>23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43">
            <text:p>843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20">
            <text:p>22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16">
            <text:p>516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24">
            <text:p>22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22">
            <text:p>822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97">
            <text:p>397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19">
            <text:p>2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8">
            <text:p>578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158">
            <text:p>158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18">
            <text:p>2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2">
            <text:p>722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06">
            <text:p>20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67">
            <text:p>867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96">
            <text:p>196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92">
            <text:p>19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255">
            <text:p>255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table:formula="of:=[.A286]&gt;[.B286]" office:value-type="boolean" office:boolean-value="true">
            <text:p>TRUE</text:p>
          </table:table-cell>
          <table:table-cell table:formula="of:=MAX([.A286];[.B286])-MIN([.A286];[.B286])" office:value-type="float" office:value="227">
            <text:p>227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31">
            <text:p>23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71">
            <text:p>971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18">
            <text:p>218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3">
            <text:p>703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258">
            <text:p>258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80">
            <text:p>18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08">
            <text:p>408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201">
            <text:p>201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95">
            <text:p>19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5">
            <text:p>625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235">
            <text:p>235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7">
            <text:p>16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52">
            <text:p>752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9">
            <text:p>219</text:p>
          </table:table-cell>
          <table:table-cell table:formula="of:=[.A292]&gt;[.B292]" office:value-type="boolean" office:boolean-value="true">
            <text:p>TRUE</text:p>
          </table:table-cell>
          <table:table-cell table:formula="of:=MAX([.A292];[.B292])-MIN([.A292];[.B292])" office:value-type="float" office:value="186">
            <text:p>186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01">
            <text:p>20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66">
            <text:p>366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211">
            <text:p>211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47">
            <text:p>247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2">
            <text:p>252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99">
            <text:p>199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42">
            <text:p>942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179">
            <text:p>179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89">
            <text:p>18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96">
            <text:p>596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257">
            <text:p>257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16">
            <text:p>21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64">
            <text:p>564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210">
            <text:p>210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97">
            <text:p>19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09">
            <text:p>909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94">
            <text:p>194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75">
            <text:p>97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33">
            <text:p>23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31">
            <text:p>831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188">
            <text:p>188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13">
            <text:p>2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5">
            <text:p>925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2">
            <text:p>172</text:p>
          </table:table-cell>
          <table:table-cell table:number-columns-repeated="4"/>
        </table:table-row>
      </table:table>
      <table:table table:name="Restart5 vs Restart3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5.31">
            <text:p>5.3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1">
            <text:p>621</text:p>
          </table:table-cell>
          <table:table-cell table:formula="of:=[.A2]&gt;[.B2]" office:value-type="boolean" office:boolean-value="true">
            <text:p>TRUE</text:p>
          </table:table-cell>
          <table:table-cell table:formula="of:=MAX([.A2];[.B2])-MIN([.A2];[.B2])" office:value-type="float" office:value="44">
            <text:p>44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242">
            <text:p>242</text:p>
          </table:table-cell>
          <table:table-cell table:style-name="ce1" table:formula="of:=[.K2]/SUM([.K2:.K3])" office:value-type="percentage" office:value="0.806666666666667">
            <text:p>80.67%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95">
            <text:p>19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66">
            <text:p>166</text:p>
          </table:table-cell>
          <table:table-cell table:formula="of:=[.A3]&gt;[.B3]" office:value-type="boolean" office:boolean-value="true">
            <text:p>TRUE</text:p>
          </table:table-cell>
          <table:table-cell table:formula="of:=MAX([.A3];[.B3])-MIN([.A3];[.B3])" office:value-type="float" office:value="64">
            <text:p>64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58">
            <text:p>58</text:p>
          </table:table-cell>
          <table:table-cell table:style-name="ce1" table:formula="of:=[.K3]/SUM([.K2:.K3])" office:value-type="percentage" office:value="0.193333333333333">
            <text:p>19.33%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3">
            <text:p>23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8">
            <text:p>408</text:p>
          </table:table-cell>
          <table:table-cell table:formula="of:=[.A4]&gt;[.B4]" office:value-type="boolean" office:boolean-value="true">
            <text:p>TRUE</text:p>
          </table:table-cell>
          <table:table-cell table:formula="of:=MAX([.A4];[.B4])-MIN([.A4];[.B4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07">
            <text:p>207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table:formula="of:=[.A5]&gt;[.B5]" office:value-type="boolean" office:boolean-value="true">
            <text:p>TRUE</text:p>
          </table:table-cell>
          <table:table-cell table:formula="of:=MAX([.A5];[.B5])-MIN([.A5];[.B5])" office:value-type="float" office:value="27">
            <text:p>27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307.8">
            <text:p>307.8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20">
            <text:p>22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12">
            <text:p>612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130">
            <text:p>130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66.29">
            <text:p>266.29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42">
            <text:p>24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table:formula="of:=[.A7]&gt;[.B7]" office:value-type="boolean" office:boolean-value="true">
            <text:p>TRUE</text:p>
          </table:table-cell>
          <table:table-cell table:formula="of:=MAX([.A7];[.B7])-MIN([.A7];[.B7])" office:value-type="float" office:value="95">
            <text:p>95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50.57">
            <text:p>50.57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5">
            <text:p>2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02">
            <text:p>402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21">
            <text:p>2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0.3">
            <text:p>50.3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93">
            <text:p>29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04">
            <text:p>904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8">
            <text:p>828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76">
            <text:p>2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table:formula="of:=[.A13]&gt;[.B13]" office:value-type="boolean" office:boolean-value="true">
            <text:p>TRUE</text:p>
          </table:table-cell>
          <table:table-cell table:formula="of:=MAX([.A13];[.B13])-MIN([.A13];[.B13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5">
            <text:p>2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8">
            <text:p>428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">
            <text:p>497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65">
            <text:p>26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1">
            <text:p>541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5">
            <text:p>24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6">
            <text:p>976</text:p>
          </table:table-cell>
          <table:table-cell table:formula="of:=[.A18]&gt;[.B18]" office:value-type="boolean" office:boolean-value="true">
            <text:p>TRUE</text:p>
          </table:table-cell>
          <table:table-cell table:formula="of:=MAX([.A18];[.B18])-MIN([.A18];[.B18])"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53">
            <text:p>25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table:formula="of:=[.A19]&gt;[.B19]" office:value-type="boolean" office:boolean-value="true">
            <text:p>TRUE</text:p>
          </table:table-cell>
          <table:table-cell table:formula="of:=MAX([.A19];[.B19])-MIN([.A19];[.B1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70">
            <text:p>27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2">
            <text:p>752</text:p>
          </table:table-cell>
          <table:table-cell table:formula="of:=[.A20]&gt;[.B20]" office:value-type="boolean" office:boolean-value="true">
            <text:p>TRUE</text:p>
          </table:table-cell>
          <table:table-cell table:formula="of:=MAX([.A20];[.B20])-MIN([.A20];[.B2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83">
            <text:p>28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0">
            <text:p>25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1">
            <text:p>571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58">
            <text:p>258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4">
            <text:p>944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table:formula="of:=[.A28]&gt;[.B28]" office:value-type="boolean" office:boolean-value="true">
            <text:p>TRUE</text:p>
          </table:table-cell>
          <table:table-cell table:formula="of:=MAX([.A28];[.B28])-MIN([.A28];[.B28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48">
            <text:p>24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01">
            <text:p>901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61">
            <text:p>26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table:formula="of:=[.A31]&gt;[.B31]" office:value-type="boolean" office:boolean-value="true">
            <text:p>TRUE</text:p>
          </table:table-cell>
          <table:table-cell table:formula="of:=MAX([.A31];[.B31])-MIN([.A31];[.B31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79">
            <text:p>2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29">
            <text:p>929</text:p>
          </table:table-cell>
          <table:table-cell table:formula="of:=[.A32]&gt;[.B32]" office:value-type="boolean" office:boolean-value="true">
            <text:p>TRUE</text:p>
          </table:table-cell>
          <table:table-cell table:formula="of:=MAX([.A32];[.B32])-MIN([.A32];[.B32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1">
            <text:p>25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2">
            <text:p>62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74">
            <text:p>2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0">
            <text:p>790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47">
            <text:p>24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13">
            <text:p>213</text:p>
          </table:table-cell>
          <table:table-cell table:formula="of:=[.A35]&gt;[.B35]" office:value-type="boolean" office:boolean-value="true">
            <text:p>TRUE</text:p>
          </table:table-cell>
          <table:table-cell table:formula="of:=MAX([.A35];[.B35])-MIN([.A35];[.B35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4">
            <text:p>28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68">
            <text:p>668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81">
            <text:p>2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table:formula="of:=[.A38]&gt;[.B38]" office:value-type="boolean" office:boolean-value="true">
            <text:p>TRUE</text:p>
          </table:table-cell>
          <table:table-cell table:formula="of:=MAX([.A38];[.B38])-MIN([.A38];[.B38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4">
            <text:p>27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23">
            <text:p>423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03">
            <text:p>20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1">
            <text:p>581</text:p>
          </table:table-cell>
          <table:table-cell table:formula="of:=[.A40]&gt;[.B40]" office:value-type="boolean" office:boolean-value="true">
            <text:p>TRUE</text:p>
          </table:table-cell>
          <table:table-cell table:formula="of:=MAX([.A40];[.B40])-MIN([.A40];[.B40])" office:value-type="float" office:value="185">
            <text:p>185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26">
            <text:p>22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table:formula="of:=[.A41]&gt;[.B41]" office:value-type="boolean" office:boolean-value="true">
            <text:p>TRUE</text:p>
          </table:table-cell>
          <table:table-cell table:formula="of:=MAX([.A41];[.B41])-MIN([.A41];[.B4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90">
            <text:p>29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  <table:table-cell table:formula="of:=[.A42]&gt;[.B42]" office:value-type="boolean" office:boolean-value="false">
            <text:p>FALSE</text:p>
          </table:table-cell>
          <table:table-cell table:formula="of:=MAX([.A42];[.B42])-MIN([.A42];[.B4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0">
            <text:p>27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1">
            <text:p>241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37">
            <text:p>23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9">
            <text:p>949</text:p>
          </table:table-cell>
          <table:table-cell table:formula="of:=[.A45]&gt;[.B45]" office:value-type="boolean" office:boolean-value="true">
            <text:p>TRUE</text:p>
          </table:table-cell>
          <table:table-cell table:formula="of:=MAX([.A45];[.B45])-MIN([.A45];[.B45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23">
            <text:p>32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6">
            <text:p>27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7">
            <text:p>947</text:p>
          </table:table-cell>
          <table:table-cell table:formula="of:=[.A47]&gt;[.B47]" office:value-type="boolean" office:boolean-value="true">
            <text:p>TRUE</text:p>
          </table:table-cell>
          <table:table-cell table:formula="of:=MAX([.A47];[.B47])-MIN([.A47];[.B47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25">
            <text:p>22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2">
            <text:p>25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3">
            <text:p>26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table:formula="of:=[.A52]&gt;[.B52]" office:value-type="boolean" office:boolean-value="true">
            <text:p>TRUE</text:p>
          </table:table-cell>
          <table:table-cell table:formula="of:=MAX([.A52];[.B52])-MIN([.A52];[.B5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4">
            <text:p>27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03">
            <text:p>903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45">
            <text:p>2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table:formula="of:=[.A55]&gt;[.B55]" office:value-type="boolean" office:boolean-value="true">
            <text:p>TRUE</text:p>
          </table:table-cell>
          <table:table-cell table:formula="of:=MAX([.A55];[.B55])-MIN([.A55];[.B55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1">
            <text:p>22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96">
            <text:p>496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53">
            <text:p>953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63">
            <text:p>26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table:formula="of:=[.A58]&gt;[.B58]" office:value-type="boolean" office:boolean-value="true">
            <text:p>TRUE</text:p>
          </table:table-cell>
          <table:table-cell table:formula="of:=MAX([.A58];[.B58])-MIN([.A58];[.B5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51">
            <text:p>25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7">
            <text:p>97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7">
            <text:p>25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9">
            <text:p>249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3">
            <text:p>63</text:p>
          </table:table-cell>
          <table:table-cell table:formula="of:=[.A62]&gt;[.B62]" office:value-type="boolean" office:boolean-value="true">
            <text:p>TRUE</text:p>
          </table:table-cell>
          <table:table-cell table:formula="of:=MAX([.A62];[.B62])-MIN([.A62];[.B62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table:formula="of:=[.A63]&gt;[.B63]" office:value-type="boolean" office:boolean-value="true">
            <text:p>TRUE</text:p>
          </table:table-cell>
          <table:table-cell table:formula="of:=MAX([.A63];[.B63])-MIN([.A63];[.B6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80">
            <text:p>2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9">
            <text:p>409</text:p>
          </table:table-cell>
          <table:table-cell table:formula="of:=[.A64]&gt;[.B64]" office:value-type="boolean" office:boolean-value="true">
            <text:p>TRUE</text:p>
          </table:table-cell>
          <table:table-cell table:formula="of:=MAX([.A64];[.B64])-MIN([.A64];[.B6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63">
            <text:p>3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4">
            <text:p>704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6">
            <text:p>29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79">
            <text:p>579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7">
            <text:p>407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36">
            <text:p>736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84">
            <text:p>2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41">
            <text:p>2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8">
            <text:p>678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41">
            <text:p>24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21">
            <text:p>721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0">
            <text:p>680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84">
            <text:p>28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1">
            <text:p>921</text:p>
          </table:table-cell>
          <table:table-cell table:formula="of:=[.A73]&gt;[.B73]" office:value-type="boolean" office:boolean-value="true">
            <text:p>TRUE</text:p>
          </table:table-cell>
          <table:table-cell table:formula="of:=MAX([.A73];[.B73])-MIN([.A73];[.B7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48">
            <text:p>24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20">
            <text:p>920</text:p>
          </table:table-cell>
          <table:table-cell table:formula="of:=[.A74]&gt;[.B74]" office:value-type="boolean" office:boolean-value="true">
            <text:p>TRUE</text:p>
          </table:table-cell>
          <table:table-cell table:formula="of:=MAX([.A74];[.B74])-MIN([.A74];[.B74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2">
            <text:p>742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73">
            <text:p>27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formula="of:=[.A76]&gt;[.B76]" office:value-type="boolean" office:boolean-value="true">
            <text:p>TRUE</text:p>
          </table:table-cell>
          <table:table-cell table:formula="of:=MAX([.A76];[.B76])-MIN([.A76];[.B76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5">
            <text:p>915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43">
            <text:p>743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5">
            <text:p>25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1">
            <text:p>791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90">
            <text:p>29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table:formula="of:=[.A81]&gt;[.B81]" office:value-type="boolean" office:boolean-value="true">
            <text:p>TRUE</text:p>
          </table:table-cell>
          <table:table-cell table:formula="of:=MAX([.A81];[.B81])-MIN([.A81];[.B8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27">
            <text:p>3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86">
            <text:p>686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  <table:table-cell table:formula="of:=[.A83]&gt;[.B83]" office:value-type="boolean" office:boolean-value="true">
            <text:p>TRUE</text:p>
          </table:table-cell>
          <table:table-cell table:formula="of:=MAX([.A83];[.B83])-MIN([.A83];[.B83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07">
            <text:p>3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17">
            <text:p>21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27">
            <text:p>827</text:p>
          </table:table-cell>
          <table:table-cell table:formula="of:=[.A87]&gt;[.B87]" office:value-type="boolean" office:boolean-value="true">
            <text:p>TRUE</text:p>
          </table:table-cell>
          <table:table-cell table:formula="of:=MAX([.A87];[.B87])-MIN([.A87];[.B87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17">
            <text:p>21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09">
            <text:p>909</text:p>
          </table:table-cell>
          <table:table-cell table:formula="of:=[.A89]&gt;[.B89]" office:value-type="boolean" office:boolean-value="true">
            <text:p>TRUE</text:p>
          </table:table-cell>
          <table:table-cell table:formula="of:=MAX([.A89];[.B89])-MIN([.A89];[.B89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06">
            <text:p>30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87">
            <text:p>587</text:p>
          </table:table-cell>
          <table:table-cell table:formula="of:=[.A90]&gt;[.B90]" office:value-type="boolean" office:boolean-value="true">
            <text:p>TRUE</text:p>
          </table:table-cell>
          <table:table-cell table:formula="of:=MAX([.A90];[.B90])-MIN([.A90];[.B90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16">
            <text:p>3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59">
            <text:p>25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42">
            <text:p>642</text:p>
          </table:table-cell>
          <table:table-cell table:formula="of:=[.A92]&gt;[.B92]" office:value-type="boolean" office:boolean-value="true">
            <text:p>TRUE</text:p>
          </table:table-cell>
          <table:table-cell table:formula="of:=MAX([.A92];[.B92])-MIN([.A92];[.B9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76">
            <text:p>27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79">
            <text:p>579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0">
            <text:p>22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21">
            <text:p>321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04">
            <text:p>30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7">
            <text:p>87</text:p>
          </table:table-cell>
          <table:table-cell table:formula="of:=[.A95]&gt;[.B95]" office:value-type="boolean" office:boolean-value="true">
            <text:p>TRUE</text:p>
          </table:table-cell>
          <table:table-cell table:formula="of:=MAX([.A95];[.B95])-MIN([.A95];[.B95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29">
            <text:p>3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13">
            <text:p>31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87">
            <text:p>28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7">
            <text:p>307</text:p>
          </table:table-cell>
          <table:table-cell table:formula="of:=[.A100]&gt;[.B100]" office:value-type="boolean" office:boolean-value="true">
            <text:p>TRUE</text:p>
          </table:table-cell>
          <table:table-cell table:formula="of:=MAX([.A100];[.B100])-MIN([.A100];[.B100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63">
            <text:p>26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94">
            <text:p>894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5">
            <text:p>21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table:formula="of:=[.A103]&gt;[.B103]" office:value-type="boolean" office:boolean-value="true">
            <text:p>TRUE</text:p>
          </table:table-cell>
          <table:table-cell table:formula="of:=MAX([.A103];[.B103])-MIN([.A103];[.B103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0">
            <text:p>26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09">
            <text:p>209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1">
            <text:p>671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88">
            <text:p>488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32">
            <text:p>432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4">
            <text:p>754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84">
            <text:p>28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6">
            <text:p>946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36">
            <text:p>2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36">
            <text:p>636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329">
            <text:p>32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7">
            <text:p>347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55">
            <text:p>655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9">
            <text:p>799</text:p>
          </table:table-cell>
          <table:table-cell table:formula="of:=[.A115]&gt;[.B115]" office:value-type="boolean" office:boolean-value="true">
            <text:p>TRUE</text:p>
          </table:table-cell>
          <table:table-cell table:formula="of:=MAX([.A115];[.B115])-MIN([.A115];[.B115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table:formula="of:=[.A116]&gt;[.B116]" office:value-type="boolean" office:boolean-value="true">
            <text:p>TRUE</text:p>
          </table:table-cell>
          <table:table-cell table:formula="of:=MAX([.A116];[.B116])-MIN([.A116];[.B116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5">
            <text:p>595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51">
            <text:p>2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8">
            <text:p>888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84">
            <text:p>28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23">
            <text:p>723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27">
            <text:p>927</text:p>
          </table:table-cell>
          <table:table-cell table:formula="of:=[.A120]&gt;[.B120]" office:value-type="boolean" office:boolean-value="true">
            <text:p>TRUE</text:p>
          </table:table-cell>
          <table:table-cell table:formula="of:=MAX([.A120];[.B120])-MIN([.A120];[.B120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60">
            <text:p>26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7">
            <text:p>23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95">
            <text:p>895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41">
            <text:p>2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01">
            <text:p>801</text:p>
          </table:table-cell>
          <table:table-cell table:formula="of:=[.A124]&gt;[.B124]" office:value-type="boolean" office:boolean-value="true">
            <text:p>TRUE</text:p>
          </table:table-cell>
          <table:table-cell table:formula="of:=MAX([.A124];[.B124])-MIN([.A124];[.B124])" office:value-type="float" office:value="154">
            <text:p>154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98">
            <text:p>29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92">
            <text:p>29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3">
            <text:p>25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29">
            <text:p>22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56">
            <text:p>556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6">
            <text:p>506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97">
            <text:p>797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317">
            <text:p>31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48">
            <text:p>848</text:p>
          </table:table-cell>
          <table:table-cell table:formula="of:=[.A134]&gt;[.B134]" office:value-type="boolean" office:boolean-value="true">
            <text:p>TRUE</text:p>
          </table:table-cell>
          <table:table-cell table:formula="of:=MAX([.A134];[.B134])-MIN([.A134];[.B13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7">
            <text:p>667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5">
            <text:p>465</text:p>
          </table:table-cell>
          <table:table-cell table:formula="of:=[.A136]&gt;[.B136]" office:value-type="boolean" office:boolean-value="true">
            <text:p>TRUE</text:p>
          </table:table-cell>
          <table:table-cell table:formula="of:=MAX([.A136];[.B136])-MIN([.A136];[.B136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7">
            <text:p>27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81">
            <text:p>28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08">
            <text:p>30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82">
            <text:p>582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4">
            <text:p>664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69">
            <text:p>26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78">
            <text:p>978</text:p>
          </table:table-cell>
          <table:table-cell table:formula="of:=[.A141]&gt;[.B141]" office:value-type="boolean" office:boolean-value="true">
            <text:p>TRUE</text:p>
          </table:table-cell>
          <table:table-cell table:formula="of:=MAX([.A141];[.B141])-MIN([.A141];[.B14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1">
            <text:p>26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7">
            <text:p>797</text:p>
          </table:table-cell>
          <table:table-cell table:formula="of:=[.A142]&gt;[.B142]" office:value-type="boolean" office:boolean-value="true">
            <text:p>TRUE</text:p>
          </table:table-cell>
          <table:table-cell table:formula="of:=MAX([.A142];[.B142])-MIN([.A142];[.B142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5">
            <text:p>345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61">
            <text:p>56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0">
            <text:p>740</text:p>
          </table:table-cell>
          <table:table-cell table:formula="of:=[.A145]&gt;[.B145]" office:value-type="boolean" office:boolean-value="true">
            <text:p>TRUE</text:p>
          </table:table-cell>
          <table:table-cell table:formula="of:=MAX([.A145];[.B145])-MIN([.A145];[.B145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table:formula="of:=[.A146]&gt;[.B146]" office:value-type="boolean" office:boolean-value="true">
            <text:p>TRUE</text:p>
          </table:table-cell>
          <table:table-cell table:formula="of:=MAX([.A146];[.B146])-MIN([.A146];[.B146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13">
            <text:p>713</text:p>
          </table:table-cell>
          <table:table-cell table:formula="of:=[.A147]&gt;[.B147]" office:value-type="boolean" office:boolean-value="true">
            <text:p>TRUE</text:p>
          </table:table-cell>
          <table:table-cell table:formula="of:=MAX([.A147];[.B147])-MIN([.A147];[.B147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8">
            <text:p>708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1">
            <text:p>22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9">
            <text:p>689</text:p>
          </table:table-cell>
          <table:table-cell table:formula="of:=[.A150]&gt;[.B150]" office:value-type="boolean" office:boolean-value="true">
            <text:p>TRUE</text:p>
          </table:table-cell>
          <table:table-cell table:formula="of:=MAX([.A150];[.B150])-MIN([.A150];[.B150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43">
            <text:p>2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2">
            <text:p>652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15">
            <text:p>31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23">
            <text:p>22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73">
            <text:p>2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6">
            <text:p>476</text:p>
          </table:table-cell>
          <table:table-cell table:formula="of:=[.A154]&gt;[.B154]" office:value-type="boolean" office:boolean-value="true">
            <text:p>TRUE</text:p>
          </table:table-cell>
          <table:table-cell table:formula="of:=MAX([.A154];[.B154])-MIN([.A154];[.B15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77">
            <text:p>27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06">
            <text:p>90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33">
            <text:p>2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41">
            <text:p>441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145">
            <text:p>145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9">
            <text:p>27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17">
            <text:p>917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64">
            <text:p>464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44">
            <text:p>244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table:formula="of:=[.A159]&gt;[.B159]" office:value-type="boolean" office:boolean-value="true">
            <text:p>TRUE</text:p>
          </table:table-cell>
          <table:table-cell table:formula="of:=MAX([.A159];[.B159])-MIN([.A159];[.B159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57">
            <text:p>25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8">
            <text:p>848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9">
            <text:p>2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71">
            <text:p>571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30">
            <text:p>23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40">
            <text:p>940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93">
            <text:p>29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90">
            <text:p>2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6">
            <text:p>796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73">
            <text:p>573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3">
            <text:p>2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34">
            <text:p>23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3">
            <text:p>873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6">
            <text:p>25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79">
            <text:p>879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58">
            <text:p>25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83">
            <text:p>483</text:p>
          </table:table-cell>
          <table:table-cell table:formula="of:=[.A171]&gt;[.B171]" office:value-type="boolean" office:boolean-value="true">
            <text:p>TRUE</text:p>
          </table:table-cell>
          <table:table-cell table:formula="of:=MAX([.A171];[.B171])-MIN([.A171];[.B17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53">
            <text:p>25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49">
            <text:p>849</text:p>
          </table:table-cell>
          <table:table-cell table:formula="of:=[.A172]&gt;[.B172]" office:value-type="boolean" office:boolean-value="true">
            <text:p>TRUE</text:p>
          </table:table-cell>
          <table:table-cell table:formula="of:=MAX([.A172];[.B172])-MIN([.A172];[.B17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07">
            <text:p>607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3">
            <text:p>543</text:p>
          </table:table-cell>
          <table:table-cell table:formula="of:=[.A175]&gt;[.B175]" office:value-type="boolean" office:boolean-value="true">
            <text:p>TRUE</text:p>
          </table:table-cell>
          <table:table-cell table:formula="of:=MAX([.A175];[.B175])-MIN([.A175];[.B175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36">
            <text:p>3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26">
            <text:p>626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73">
            <text:p>27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3">
            <text:p>923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90">
            <text:p>29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table:formula="of:=[.A178]&gt;[.B178]" office:value-type="boolean" office:boolean-value="true">
            <text:p>TRUE</text:p>
          </table:table-cell>
          <table:table-cell table:formula="of:=MAX([.A178];[.B178])-MIN([.A178];[.B1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72">
            <text:p>2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91">
            <text:p>791</text:p>
          </table:table-cell>
          <table:table-cell table:formula="of:=[.A179]&gt;[.B179]" office:value-type="boolean" office:boolean-value="true">
            <text:p>TRUE</text:p>
          </table:table-cell>
          <table:table-cell table:formula="of:=MAX([.A179];[.B179])-MIN([.A179];[.B179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97">
            <text:p>597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49">
            <text:p>24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table:formula="of:=[.A181]&gt;[.B181]" office:value-type="boolean" office:boolean-value="true">
            <text:p>TRUE</text:p>
          </table:table-cell>
          <table:table-cell table:formula="of:=MAX([.A181];[.B181])-MIN([.A181];[.B18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36">
            <text:p>2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3">
            <text:p>753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29">
            <text:p>22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83">
            <text:p>883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68">
            <text:p>26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1">
            <text:p>571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36">
            <text:p>636</text:p>
          </table:table-cell>
          <table:table-cell table:formula="of:=[.A187]&gt;[.B187]" office:value-type="boolean" office:boolean-value="true">
            <text:p>TRUE</text:p>
          </table:table-cell>
          <table:table-cell table:formula="of:=MAX([.A187];[.B187])-MIN([.A187];[.B187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61">
            <text:p>26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formula="of:=[.A188]&gt;[.B188]" office:value-type="boolean" office:boolean-value="true">
            <text:p>TRUE</text:p>
          </table:table-cell>
          <table:table-cell table:formula="of:=MAX([.A188];[.B188])-MIN([.A188];[.B188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table:formula="of:=[.A189]&gt;[.B189]" office:value-type="boolean" office:boolean-value="true">
            <text:p>TRUE</text:p>
          </table:table-cell>
          <table:table-cell table:formula="of:=MAX([.A189];[.B189])-MIN([.A189];[.B189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44">
            <text:p>24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38">
            <text:p>938</text:p>
          </table:table-cell>
          <table:table-cell table:formula="of:=[.A190]&gt;[.B190]" office:value-type="boolean" office:boolean-value="true">
            <text:p>TRUE</text:p>
          </table:table-cell>
          <table:table-cell table:formula="of:=MAX([.A190];[.B190])-MIN([.A190];[.B19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65">
            <text:p>765</text:p>
          </table:table-cell>
          <table:table-cell table:formula="of:=[.A191]&gt;[.B191]" office:value-type="boolean" office:boolean-value="true">
            <text:p>TRUE</text:p>
          </table:table-cell>
          <table:table-cell table:formula="of:=MAX([.A191];[.B191])-MIN([.A191];[.B19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19">
            <text:p>31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04">
            <text:p>504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table:formula="of:=[.A193]&gt;[.B193]" office:value-type="boolean" office:boolean-value="true">
            <text:p>TRUE</text:p>
          </table:table-cell>
          <table:table-cell table:formula="of:=MAX([.A193];[.B193])-MIN([.A193];[.B193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65">
            <text:p>26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66">
            <text:p>366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70">
            <text:p>670</text:p>
          </table:table-cell>
          <table:table-cell table:formula="of:=[.A196]&gt;[.B196]" office:value-type="boolean" office:boolean-value="true">
            <text:p>TRUE</text:p>
          </table:table-cell>
          <table:table-cell table:formula="of:=MAX([.A196];[.B196])-MIN([.A196];[.B19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45">
            <text:p>24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61">
            <text:p>461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33">
            <text:p>33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table:formula="of:=[.A198]&gt;[.B198]" office:value-type="boolean" office:boolean-value="true">
            <text:p>TRUE</text:p>
          </table:table-cell>
          <table:table-cell table:formula="of:=MAX([.A198];[.B198])-MIN([.A198];[.B198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67">
            <text:p>567</text:p>
          </table:table-cell>
          <table:table-cell table:formula="of:=[.A199]&gt;[.B199]" office:value-type="boolean" office:boolean-value="true">
            <text:p>TRUE</text:p>
          </table:table-cell>
          <table:table-cell table:formula="of:=MAX([.A199];[.B199])-MIN([.A199];[.B199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5">
            <text:p>26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3">
            <text:p>92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62">
            <text:p>2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5">
            <text:p>535</text:p>
          </table:table-cell>
          <table:table-cell table:formula="of:=[.A201]&gt;[.B201]" office:value-type="boolean" office:boolean-value="true">
            <text:p>TRUE</text:p>
          </table:table-cell>
          <table:table-cell table:formula="of:=MAX([.A201];[.B201])-MIN([.A201];[.B20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69">
            <text:p>26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7">
            <text:p>507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0">
            <text:p>25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9">
            <text:p>27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93">
            <text:p>993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84">
            <text:p>28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3">
            <text:p>803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46">
            <text:p>24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87">
            <text:p>887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3">
            <text:p>29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1">
            <text:p>27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85">
            <text:p>785</text:p>
          </table:table-cell>
          <table:table-cell table:formula="of:=[.A209]&gt;[.B209]" office:value-type="boolean" office:boolean-value="true">
            <text:p>TRUE</text:p>
          </table:table-cell>
          <table:table-cell table:formula="of:=MAX([.A209];[.B209])-MIN([.A209];[.B209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0">
            <text:p>2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75">
            <text:p>775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56">
            <text:p>25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03">
            <text:p>30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51">
            <text:p>2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61">
            <text:p>761</text:p>
          </table:table-cell>
          <table:table-cell table:formula="of:=[.A214]&gt;[.B214]" office:value-type="boolean" office:boolean-value="false">
            <text:p>FALSE</text:p>
          </table:table-cell>
          <table:table-cell table:formula="of:=MAX([.A214];[.B214])-MIN([.A214];[.B214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71">
            <text:p>471</text:p>
          </table:table-cell>
          <table:table-cell table:formula="of:=[.A215]&gt;[.B215]" office:value-type="boolean" office:boolean-value="true">
            <text:p>TRUE</text:p>
          </table:table-cell>
          <table:table-cell table:formula="of:=MAX([.A215];[.B215])-MIN([.A215];[.B215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8">
            <text:p>668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46">
            <text:p>24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81">
            <text:p>38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32">
            <text:p>332</text:p>
          </table:table-cell>
          <table:table-cell table:formula="of:=[.A218]&gt;[.B218]" office:value-type="boolean" office:boolean-value="true">
            <text:p>TRUE</text:p>
          </table:table-cell>
          <table:table-cell table:formula="of:=MAX([.A218];[.B218])-MIN([.A218];[.B218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9">
            <text:p>30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62">
            <text:p>26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80">
            <text:p>28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28">
            <text:p>528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21">
            <text:p>22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734">
            <text:p>734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6">
            <text:p>706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92">
            <text:p>29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table:formula="of:=[.A225]&gt;[.B225]" office:value-type="boolean" office:boolean-value="false">
            <text:p>FALSE</text:p>
          </table:table-cell>
          <table:table-cell table:formula="of:=MAX([.A225];[.B225])-MIN([.A225];[.B225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28">
            <text:p>928</text:p>
          </table:table-cell>
          <table:table-cell table:formula="of:=[.A228]&gt;[.B228]" office:value-type="boolean" office:boolean-value="true">
            <text:p>TRUE</text:p>
          </table:table-cell>
          <table:table-cell table:formula="of:=MAX([.A228];[.B228])-MIN([.A228];[.B228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36">
            <text:p>23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86">
            <text:p>2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56">
            <text:p>856</text:p>
          </table:table-cell>
          <table:table-cell table:formula="of:=[.A230]&gt;[.B230]" office:value-type="boolean" office:boolean-value="true">
            <text:p>TRUE</text:p>
          </table:table-cell>
          <table:table-cell table:formula="of:=MAX([.A230];[.B230])-MIN([.A230];[.B23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  <table:table-cell table:formula="of:=[.A231]&gt;[.B231]" office:value-type="boolean" office:boolean-value="true">
            <text:p>TRUE</text:p>
          </table:table-cell>
          <table:table-cell table:formula="of:=MAX([.A231];[.B231])-MIN([.A231];[.B231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75">
            <text:p>27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1">
            <text:p>941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57">
            <text:p>35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8">
            <text:p>628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44">
            <text:p>444</text:p>
          </table:table-cell>
          <table:table-cell table:formula="of:=[.A234]&gt;[.B234]" office:value-type="boolean" office:boolean-value="true">
            <text:p>TRUE</text:p>
          </table:table-cell>
          <table:table-cell table:formula="of:=MAX([.A234];[.B234])-MIN([.A234];[.B234])"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73">
            <text:p>2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94">
            <text:p>394</text:p>
          </table:table-cell>
          <table:table-cell table:formula="of:=[.A235]&gt;[.B235]" office:value-type="boolean" office:boolean-value="true">
            <text:p>TRUE</text:p>
          </table:table-cell>
          <table:table-cell table:formula="of:=MAX([.A235];[.B235])-MIN([.A235];[.B23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7">
            <text:p>27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33">
            <text:p>733</text:p>
          </table:table-cell>
          <table:table-cell table:formula="of:=[.A237]&gt;[.B237]" office:value-type="boolean" office:boolean-value="true">
            <text:p>TRUE</text:p>
          </table:table-cell>
          <table:table-cell table:formula="of:=MAX([.A237];[.B237])-MIN([.A237];[.B237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16">
            <text:p>51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16">
            <text:p>3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45">
            <text:p>645</text:p>
          </table:table-cell>
          <table:table-cell table:formula="of:=[.A239]&gt;[.B239]" office:value-type="boolean" office:boolean-value="true">
            <text:p>TRUE</text:p>
          </table:table-cell>
          <table:table-cell table:formula="of:=MAX([.A239];[.B239])-MIN([.A239];[.B23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81">
            <text:p>28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3">
            <text:p>73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47">
            <text:p>747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175">
            <text:p>17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15">
            <text:p>21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44">
            <text:p>444</text:p>
          </table:table-cell>
          <table:table-cell table:formula="of:=[.A243]&gt;[.B243]" office:value-type="boolean" office:boolean-value="true">
            <text:p>TRUE</text:p>
          </table:table-cell>
          <table:table-cell table:formula="of:=MAX([.A243];[.B243])-MIN([.A243];[.B243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60">
            <text:p>26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8">
            <text:p>708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86">
            <text:p>486</text:p>
          </table:table-cell>
          <table:table-cell table:formula="of:=[.A245]&gt;[.B245]" office:value-type="boolean" office:boolean-value="true">
            <text:p>TRUE</text:p>
          </table:table-cell>
          <table:table-cell table:formula="of:=MAX([.A245];[.B245])-MIN([.A245];[.B245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90">
            <text:p>29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32">
            <text:p>23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formula="of:=[.A247]&gt;[.B247]" office:value-type="boolean" office:boolean-value="true">
            <text:p>TRUE</text:p>
          </table:table-cell>
          <table:table-cell table:formula="of:=MAX([.A247];[.B247])-MIN([.A247];[.B24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table:formula="of:=[.A249]&gt;[.B249]" office:value-type="boolean" office:boolean-value="true">
            <text:p>TRUE</text:p>
          </table:table-cell>
          <table:table-cell table:formula="of:=MAX([.A249];[.B249])-MIN([.A249];[.B249])" office:value-type="float" office:value="93">
            <text:p>9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80">
            <text:p>780</text:p>
          </table:table-cell>
          <table:table-cell table:formula="of:=[.A251]&gt;[.B251]" office:value-type="boolean" office:boolean-value="true">
            <text:p>TRUE</text:p>
          </table:table-cell>
          <table:table-cell table:formula="of:=MAX([.A251];[.B251])-MIN([.A251];[.B251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28">
            <text:p>22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14">
            <text:p>61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81">
            <text:p>2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6">
            <text:p>916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339">
            <text:p>3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65">
            <text:p>965</text:p>
          </table:table-cell>
          <table:table-cell table:formula="of:=[.A255]&gt;[.B255]" office:value-type="boolean" office:boolean-value="true">
            <text:p>TRUE</text:p>
          </table:table-cell>
          <table:table-cell table:formula="of:=MAX([.A255];[.B255])-MIN([.A255];[.B25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61">
            <text:p>26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2">
            <text:p>522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08">
            <text:p>708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47">
            <text:p>24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05">
            <text:p>805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13">
            <text:p>213</text:p>
          </table:table-cell>
          <table:table-cell table:formula="of:=[.A259]&gt;[.B259]" office:value-type="boolean" office:boolean-value="true">
            <text:p>TRUE</text:p>
          </table:table-cell>
          <table:table-cell table:formula="of:=MAX([.A259];[.B259])-MIN([.A259];[.B259])" office:value-type="float" office:value="133">
            <text:p>133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53">
            <text:p>2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30">
            <text:p>230</text:p>
          </table:table-cell>
          <table:table-cell table:formula="of:=[.A260]&gt;[.B260]" office:value-type="boolean" office:boolean-value="true">
            <text:p>TRUE</text:p>
          </table:table-cell>
          <table:table-cell table:formula="of:=MAX([.A260];[.B260])-MIN([.A260];[.B260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75">
            <text:p>475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362">
            <text:p>3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table:formula="of:=[.A264]&gt;[.B264]" office:value-type="boolean" office:boolean-value="true">
            <text:p>TRUE</text:p>
          </table:table-cell>
          <table:table-cell table:formula="of:=MAX([.A264];[.B264])-MIN([.A264];[.B264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64">
            <text:p>26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table:formula="of:=[.A265]&gt;[.B265]" office:value-type="boolean" office:boolean-value="true">
            <text:p>TRUE</text:p>
          </table:table-cell>
          <table:table-cell table:formula="of:=MAX([.A265];[.B265])-MIN([.A265];[.B265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36">
            <text:p>33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81">
            <text:p>28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table:formula="of:=[.A268]&gt;[.B268]" office:value-type="boolean" office:boolean-value="true">
            <text:p>TRUE</text:p>
          </table:table-cell>
          <table:table-cell table:formula="of:=MAX([.A268];[.B268])-MIN([.A268];[.B268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3">
            <text:p>743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67">
            <text:p>26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table:formula="of:=[.A270]&gt;[.B270]" office:value-type="boolean" office:boolean-value="true">
            <text:p>TRUE</text:p>
          </table:table-cell>
          <table:table-cell table:formula="of:=MAX([.A270];[.B270])-MIN([.A270];[.B27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53">
            <text:p>2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9">
            <text:p>929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93">
            <text:p>2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8">
            <text:p>2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04">
            <text:p>604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01">
            <text:p>30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768">
            <text:p>768</text:p>
          </table:table-cell>
          <table:table-cell table:formula="of:=[.A274]&gt;[.B274]" office:value-type="boolean" office:boolean-value="true">
            <text:p>TRUE</text:p>
          </table:table-cell>
          <table:table-cell table:formula="of:=MAX([.A274];[.B274])-MIN([.A274];[.B274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307">
            <text:p>30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table:formula="of:=[.A275]&gt;[.B275]" office:value-type="boolean" office:boolean-value="true">
            <text:p>TRUE</text:p>
          </table:table-cell>
          <table:table-cell table:formula="of:=MAX([.A275];[.B275])-MIN([.A275];[.B275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06">
            <text:p>20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7">
            <text:p>957</text:p>
          </table:table-cell>
          <table:table-cell table:formula="of:=[.A276]&gt;[.B276]" office:value-type="boolean" office:boolean-value="true">
            <text:p>TRUE</text:p>
          </table:table-cell>
          <table:table-cell table:formula="of:=MAX([.A276];[.B276])-MIN([.A276];[.B276])" office:value-type="float" office:value="171">
            <text:p>171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42">
            <text:p>24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01">
            <text:p>601</text:p>
          </table:table-cell>
          <table:table-cell table:formula="of:=[.A277]&gt;[.B277]" office:value-type="boolean" office:boolean-value="true">
            <text:p>TRUE</text:p>
          </table:table-cell>
          <table:table-cell table:formula="of:=MAX([.A277];[.B277])-MIN([.A277];[.B277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97">
            <text:p>29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table:formula="of:=[.A280]&gt;[.B280]" office:value-type="boolean" office:boolean-value="true">
            <text:p>TRUE</text:p>
          </table:table-cell>
          <table:table-cell table:formula="of:=MAX([.A280];[.B280])-MIN([.A280];[.B28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9">
            <text:p>919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  <table:table-cell table:formula="of:=[.A282]&gt;[.B282]" office:value-type="boolean" office:boolean-value="true">
            <text:p>TRUE</text:p>
          </table:table-cell>
          <table:table-cell table:formula="of:=MAX([.A282];[.B282])-MIN([.A282];[.B282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8">
            <text:p>918</text:p>
          </table:table-cell>
          <table:table-cell table:formula="of:=[.A283]&gt;[.B283]" office:value-type="boolean" office:boolean-value="true">
            <text:p>TRUE</text:p>
          </table:table-cell>
          <table:table-cell table:formula="of:=MAX([.A283];[.B283])-MIN([.A283];[.B28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73">
            <text:p>873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4">
            <text:p>694</text:p>
          </table:table-cell>
          <table:table-cell table:formula="of:=[.A285]&gt;[.B285]" office:value-type="boolean" office:boolean-value="true">
            <text:p>TRUE</text:p>
          </table:table-cell>
          <table:table-cell table:formula="of:=MAX([.A285];[.B285])-MIN([.A285];[.B285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5">
            <text:p>30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27">
            <text:p>527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05">
            <text:p>3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98">
            <text:p>29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7">
            <text:p>707</text:p>
          </table:table-cell>
          <table:table-cell table:formula="of:=[.A288]&gt;[.B288]" office:value-type="boolean" office:boolean-value="true">
            <text:p>TRUE</text:p>
          </table:table-cell>
          <table:table-cell table:formula="of:=MAX([.A288];[.B288])-MIN([.A288];[.B288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A289]&gt;[.B289]" office:value-type="boolean" office:boolean-value="true">
            <text:p>TRUE</text:p>
          </table:table-cell>
          <table:table-cell table:formula="of:=MAX([.A289];[.B289])-MIN([.A289];[.B289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11">
            <text:p>3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table:formula="of:=[.A290]&gt;[.B290]" office:value-type="boolean" office:boolean-value="false">
            <text:p>FALSE</text:p>
          </table:table-cell>
          <table:table-cell table:formula="of:=MAX([.A290];[.B290])-MIN([.A290];[.B29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64">
            <text:p>264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5">
            <text:p>565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38">
            <text:p>438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53">
            <text:p>2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910">
            <text:p>910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46">
            <text:p>2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3">
            <text:p>763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7">
            <text:p>857</text:p>
          </table:table-cell>
          <table:table-cell table:formula="of:=[.A295]&gt;[.B295]" office:value-type="boolean" office:boolean-value="true">
            <text:p>TRUE</text:p>
          </table:table-cell>
          <table:table-cell table:formula="of:=MAX([.A295];[.B295])-MIN([.A295];[.B295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92">
            <text:p>692</text:p>
          </table:table-cell>
          <table:table-cell table:formula="of:=[.A296]&gt;[.B296]" office:value-type="boolean" office:boolean-value="true">
            <text:p>TRUE</text:p>
          </table:table-cell>
          <table:table-cell table:formula="of:=MAX([.A296];[.B296])-MIN([.A296];[.B296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7">
            <text:p>10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  <table:table-cell table:formula="of:=[.A297]&gt;[.B297]" office:value-type="boolean" office:boolean-value="true">
            <text:p>TRUE</text:p>
          </table:table-cell>
          <table:table-cell table:formula="of:=MAX([.A297];[.B297])-MIN([.A297];[.B29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80">
            <text:p>28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96">
            <text:p>896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87">
            <text:p>2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table:formula="of:=[.A300]&gt;[.B300]" office:value-type="boolean" office:boolean-value="true">
            <text:p>TRUE</text:p>
          </table:table-cell>
          <table:table-cell table:formula="of:=MAX([.A300];[.B300])-MIN([.A300];[.B30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62">
            <text:p>26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55">
            <text:p>255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22">
            <text:p>422</text:p>
          </table:table-cell>
          <table:table-cell table:number-columns-repeated="6"/>
        </table:table-row>
      </table:table>
      <table:table table:name="Hill Climb vs Restart3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2.99">
            <text:p>2.99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03">
            <text:p>3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73">
            <text:p>573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49">
            <text:p>49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31">
            <text:p>31</text:p>
          </table:table-cell>
          <table:table-cell table:style-name="ce1" table:formula="of:=[.K2]/SUM([.K2:.K3])" office:value-type="percentage" office:value="0.103333333333333">
            <text:p>10.33%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21">
            <text:p>32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82">
            <text:p>82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269">
            <text:p>269</text:p>
          </table:table-cell>
          <table:table-cell table:style-name="ce1" table:formula="of:=[.K3]/SUM([.K2:.K3])" office:value-type="percentage" office:value="0.896666666666667">
            <text:p>89.67%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72">
            <text:p>37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22">
            <text:p>3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79">
            <text:p>79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39.86">
            <text:p>239.86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34">
            <text:p>534</text:p>
          </table:table-cell>
          <table:table-cell table:formula="of:=[.A6]&gt;[.B6]" office:value-type="boolean" office:boolean-value="false">
            <text:p>FALSE</text:p>
          </table:table-cell>
          <table:table-cell table:formula="of:=MAX([.A6];[.B6])-MIN([.A6];[.B6])" office:value-type="float" office:value="94">
            <text:p>94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300.886666666667">
            <text:p>300.89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7">
            <text:p>31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59">
            <text:p>659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87">
            <text:p>87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64.78">
            <text:p>64.78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48">
            <text:p>2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1">
            <text:p>751</text:p>
          </table:table-cell>
          <table:table-cell table:formula="of:=[.A8]&gt;[.B8]" office:value-type="boolean" office:boolean-value="true">
            <text:p>TRUE</text:p>
          </table:table-cell>
          <table:table-cell table:formula="of:=MAX([.A8];[.B8])-MIN([.A8];[.B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1">
            <text:p>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2.8766666666667">
            <text:p>52.88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9">
            <text:p>699</text:p>
          </table:table-cell>
          <table:table-cell table:formula="of:=[.A10]&gt;[.B10]" office:value-type="boolean" office:boolean-value="false">
            <text:p>FALSE</text:p>
          </table:table-cell>
          <table:table-cell table:formula="of:=MAX([.A10];[.B10])-MIN([.A10];[.B10])"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05">
            <text:p>30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6">
            <text:p>216</text:p>
          </table:table-cell>
          <table:table-cell table:formula="of:=[.A11]&gt;[.B11]" office:value-type="boolean" office:boolean-value="false">
            <text:p>FALSE</text:p>
          </table:table-cell>
          <table:table-cell table:formula="of:=MAX([.A11];[.B11])-MIN([.A11];[.B1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46">
            <text:p>34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formula="of:=[.A12]&gt;[.B12]" office:value-type="boolean" office:boolean-value="false">
            <text:p>FALSE</text:p>
          </table:table-cell>
          <table:table-cell table:formula="of:=MAX([.A12];[.B12])-MIN([.A12];[.B12])"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15">
            <text:p>3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table:formula="of:=[.A14]&gt;[.B14]" office:value-type="boolean" office:boolean-value="false">
            <text:p>FALSE</text:p>
          </table:table-cell>
          <table:table-cell table:formula="of:=MAX([.A14];[.B14])-MIN([.A14];[.B1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23">
            <text:p>3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4">
            <text:p>504</text:p>
          </table:table-cell>
          <table:table-cell table:formula="of:=[.A15]&gt;[.B15]" office:value-type="boolean" office:boolean-value="false">
            <text:p>FALSE</text:p>
          </table:table-cell>
          <table:table-cell table:formula="of:=MAX([.A15];[.B15])-MIN([.A15];[.B15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0">
            <text:p>27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90">
            <text:p>890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39">
            <text:p>3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50">
            <text:p>750</text:p>
          </table:table-cell>
          <table:table-cell table:formula="of:=[.A17]&gt;[.B17]" office:value-type="boolean" office:boolean-value="false">
            <text:p>FALSE</text:p>
          </table:table-cell>
          <table:table-cell table:formula="of:=MAX([.A17];[.B17])-MIN([.A17];[.B17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21">
            <text:p>3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9">
            <text:p>449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7">
            <text:p>2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6">
            <text:p>486</text:p>
          </table:table-cell>
          <table:table-cell table:formula="of:=[.A21]&gt;[.B21]" office:value-type="boolean" office:boolean-value="false">
            <text:p>FALSE</text:p>
          </table:table-cell>
          <table:table-cell table:formula="of:=MAX([.A21];[.B21])-MIN([.A21];[.B21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formula="of:=[.A22]&gt;[.B22]" office:value-type="boolean" office:boolean-value="false">
            <text:p>FALSE</text:p>
          </table:table-cell>
          <table:table-cell table:formula="of:=MAX([.A22];[.B22])-MIN([.A22];[.B2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3">
            <text:p>26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formula="of:=[.A24]&gt;[.B24]" office:value-type="boolean" office:boolean-value="false">
            <text:p>FALSE</text:p>
          </table:table-cell>
          <table:table-cell table:formula="of:=MAX([.A24];[.B24])-MIN([.A24];[.B2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39">
            <text:p>93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97">
            <text:p>2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1">
            <text:p>891</text:p>
          </table:table-cell>
          <table:table-cell table:formula="of:=[.A26]&gt;[.B26]" office:value-type="boolean" office:boolean-value="false">
            <text:p>FALSE</text:p>
          </table:table-cell>
          <table:table-cell table:formula="of:=MAX([.A26];[.B26])-MIN([.A26];[.B26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19">
            <text:p>3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94">
            <text:p>994</text:p>
          </table:table-cell>
          <table:table-cell table:formula="of:=[.A27]&gt;[.B27]" office:value-type="boolean" office:boolean-value="false">
            <text:p>FALSE</text:p>
          </table:table-cell>
          <table:table-cell table:formula="of:=MAX([.A27];[.B27])-MIN([.A27];[.B2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5">
            <text:p>30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63">
            <text:p>863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table:formula="of:=[.A29]&gt;[.B29]" office:value-type="boolean" office:boolean-value="false">
            <text:p>FALSE</text:p>
          </table:table-cell>
          <table:table-cell table:formula="of:=MAX([.A29];[.B29])-MIN([.A29];[.B29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3">
            <text:p>583</text:p>
          </table:table-cell>
          <table:table-cell table:formula="of:=[.A30]&gt;[.B30]" office:value-type="boolean" office:boolean-value="false">
            <text:p>FALSE</text:p>
          </table:table-cell>
          <table:table-cell table:formula="of:=MAX([.A30];[.B30])-MIN([.A30];[.B30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35">
            <text:p>33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98">
            <text:p>29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15">
            <text:p>815</text:p>
          </table:table-cell>
          <table:table-cell table:formula="of:=[.A33]&gt;[.B33]" office:value-type="boolean" office:boolean-value="false">
            <text:p>FALSE</text:p>
          </table:table-cell>
          <table:table-cell table:formula="of:=MAX([.A33];[.B33])-MIN([.A33];[.B3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85">
            <text:p>285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table:formula="of:=[.A34]&gt;[.B34]" office:value-type="boolean" office:boolean-value="false">
            <text:p>FALSE</text:p>
          </table:table-cell>
          <table:table-cell table:formula="of:=MAX([.A34];[.B34])-MIN([.A34];[.B34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table:formula="of:=[.A36]&gt;[.B36]" office:value-type="boolean" office:boolean-value="false">
            <text:p>FALSE</text:p>
          </table:table-cell>
          <table:table-cell table:formula="of:=MAX([.A36];[.B36])-MIN([.A36];[.B36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8">
            <text:p>2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table:formula="of:=[.A37]&gt;[.B37]" office:value-type="boolean" office:boolean-value="false">
            <text:p>FALSE</text:p>
          </table:table-cell>
          <table:table-cell table:formula="of:=MAX([.A37];[.B37])-MIN([.A37];[.B37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9">
            <text:p>3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8">
            <text:p>26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table:formula="of:=[.A39]&gt;[.B39]" office:value-type="boolean" office:boolean-value="false">
            <text:p>FALSE</text:p>
          </table:table-cell>
          <table:table-cell table:formula="of:=MAX([.A39];[.B39])-MIN([.A39];[.B3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59">
            <text:p>25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6">
            <text:p>636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55">
            <text:p>3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table:formula="of:=[.A43]&gt;[.B43]" office:value-type="boolean" office:boolean-value="false">
            <text:p>FALSE</text:p>
          </table:table-cell>
          <table:table-cell table:formula="of:=MAX([.A43];[.B43])-MIN([.A43];[.B43])" office:value-type="float" office:value="131">
            <text:p>131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76">
            <text:p>27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  <table:table-cell table:formula="of:=[.A44]&gt;[.B44]" office:value-type="boolean" office:boolean-value="false">
            <text:p>FALSE</text:p>
          </table:table-cell>
          <table:table-cell table:formula="of:=MAX([.A44];[.B44])-MIN([.A44];[.B44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90">
            <text:p>29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67">
            <text:p>2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1">
            <text:p>831</text:p>
          </table:table-cell>
          <table:table-cell table:formula="of:=[.A46]&gt;[.B46]" office:value-type="boolean" office:boolean-value="true">
            <text:p>TRUE</text:p>
          </table:table-cell>
          <table:table-cell table:formula="of:=MAX([.A46];[.B46])-MIN([.A46];[.B4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60">
            <text:p>26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8">
            <text:p>73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54">
            <text:p>2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2">
            <text:p>542</text:p>
          </table:table-cell>
          <table:table-cell table:formula="of:=[.A48]&gt;[.B48]" office:value-type="boolean" office:boolean-value="true">
            <text:p>TRUE</text:p>
          </table:table-cell>
          <table:table-cell table:formula="of:=MAX([.A48];[.B48])-MIN([.A48];[.B48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4">
            <text:p>724</text:p>
          </table:table-cell>
          <table:table-cell table:formula="of:=[.A49]&gt;[.B49]" office:value-type="boolean" office:boolean-value="false">
            <text:p>FALSE</text:p>
          </table:table-cell>
          <table:table-cell table:formula="of:=MAX([.A49];[.B49])-MIN([.A49];[.B4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89">
            <text:p>689</text:p>
          </table:table-cell>
          <table:table-cell table:formula="of:=[.A50]&gt;[.B50]" office:value-type="boolean" office:boolean-value="false">
            <text:p>FALSE</text:p>
          </table:table-cell>
          <table:table-cell table:formula="of:=MAX([.A50];[.B50])-MIN([.A50];[.B50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2">
            <text:p>66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1">
            <text:p>28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5">
            <text:p>535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51">
            <text:p>251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table:formula="of:=[.A54]&gt;[.B54]" office:value-type="boolean" office:boolean-value="false">
            <text:p>FALSE</text:p>
          </table:table-cell>
          <table:table-cell table:formula="of:=MAX([.A54];[.B54])-MIN([.A54];[.B54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52">
            <text:p>3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7">
            <text:p>627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15">
            <text:p>31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table:formula="of:=[.A56]&gt;[.B56]" office:value-type="boolean" office:boolean-value="false">
            <text:p>FALSE</text:p>
          </table:table-cell>
          <table:table-cell table:formula="of:=MAX([.A56];[.B56])-MIN([.A56];[.B56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09">
            <text:p>809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4">
            <text:p>35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08">
            <text:p>30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table:formula="of:=[.A59]&gt;[.B59]" office:value-type="boolean" office:boolean-value="false">
            <text:p>FALSE</text:p>
          </table:table-cell>
          <table:table-cell table:formula="of:=MAX([.A59];[.B59])-MIN([.A59];[.B59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39">
            <text:p>33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61">
            <text:p>761</text:p>
          </table:table-cell>
          <table:table-cell table:formula="of:=[.A60]&gt;[.B60]" office:value-type="boolean" office:boolean-value="false">
            <text:p>FALSE</text:p>
          </table:table-cell>
          <table:table-cell table:formula="of:=MAX([.A60];[.B60])-MIN([.A60];[.B60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38">
            <text:p>33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table:formula="of:=[.A61]&gt;[.B61]" office:value-type="boolean" office:boolean-value="false">
            <text:p>FALSE</text:p>
          </table:table-cell>
          <table:table-cell table:formula="of:=MAX([.A61];[.B61])-MIN([.A61];[.B61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52">
            <text:p>3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3">
            <text:p>983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47">
            <text:p>34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1">
            <text:p>981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34">
            <text:p>33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1">
            <text:p>471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48">
            <text:p>34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1">
            <text:p>921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1">
            <text:p>891</text:p>
          </table:table-cell>
          <table:table-cell table:formula="of:=[.A66]&gt;[.B66]" office:value-type="boolean" office:boolean-value="false">
            <text:p>FALSE</text:p>
          </table:table-cell>
          <table:table-cell table:formula="of:=MAX([.A66];[.B66])-MIN([.A66];[.B66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5">
            <text:p>29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A67]&gt;[.B67]" office:value-type="boolean" office:boolean-value="false">
            <text:p>FALSE</text:p>
          </table:table-cell>
          <table:table-cell table:formula="of:=MAX([.A67];[.B67])-MIN([.A67];[.B67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48">
            <text:p>3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5">
            <text:p>435</text:p>
          </table:table-cell>
          <table:table-cell table:formula="of:=[.A70]&gt;[.B70]" office:value-type="boolean" office:boolean-value="false">
            <text:p>FALSE</text:p>
          </table:table-cell>
          <table:table-cell table:formula="of:=MAX([.A70];[.B70])-MIN([.A70];[.B70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96">
            <text:p>2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49">
            <text:p>549</text:p>
          </table:table-cell>
          <table:table-cell table:formula="of:=[.A71]&gt;[.B71]" office:value-type="boolean" office:boolean-value="false">
            <text:p>FALSE</text:p>
          </table:table-cell>
          <table:table-cell table:formula="of:=MAX([.A71];[.B71])-MIN([.A71];[.B71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24">
            <text:p>3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57">
            <text:p>457</text:p>
          </table:table-cell>
          <table:table-cell table:formula="of:=[.A72]&gt;[.B72]" office:value-type="boolean" office:boolean-value="false">
            <text:p>FALSE</text:p>
          </table:table-cell>
          <table:table-cell table:formula="of:=MAX([.A72];[.B72])-MIN([.A72];[.B72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51">
            <text:p>2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7">
            <text:p>437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71">
            <text:p>27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61">
            <text:p>961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formula="of:=[.A75]&gt;[.B75]" office:value-type="boolean" office:boolean-value="true">
            <text:p>TRUE</text:p>
          </table:table-cell>
          <table:table-cell table:formula="of:=MAX([.A75];[.B75])-MIN([.A75];[.B75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95">
            <text:p>29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[.A77]&gt;[.B77]" office:value-type="boolean" office:boolean-value="false">
            <text:p>FALSE</text:p>
          </table:table-cell>
          <table:table-cell table:formula="of:=MAX([.A77];[.B77])-MIN([.A77];[.B77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2">
            <text:p>3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1">
            <text:p>371</text:p>
          </table:table-cell>
          <table:table-cell table:formula="of:=[.A78]&gt;[.B78]" office:value-type="boolean" office:boolean-value="false">
            <text:p>FALSE</text:p>
          </table:table-cell>
          <table:table-cell table:formula="of:=MAX([.A78];[.B78])-MIN([.A78];[.B7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83">
            <text:p>28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9">
            <text:p>509</text:p>
          </table:table-cell>
          <table:table-cell table:formula="of:=[.A79]&gt;[.B79]" office:value-type="boolean" office:boolean-value="false">
            <text:p>FALSE</text:p>
          </table:table-cell>
          <table:table-cell table:formula="of:=MAX([.A79];[.B79])-MIN([.A79];[.B79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9">
            <text:p>28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2">
            <text:p>882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13">
            <text:p>31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97">
            <text:p>29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24">
            <text:p>524</text:p>
          </table:table-cell>
          <table:table-cell table:formula="of:=[.A82]&gt;[.B82]" office:value-type="boolean" office:boolean-value="false">
            <text:p>FALSE</text:p>
          </table:table-cell>
          <table:table-cell table:formula="of:=MAX([.A82];[.B82])-MIN([.A82];[.B82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20">
            <text:p>32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4">
            <text:p>774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54">
            <text:p>3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1">
            <text:p>441</text:p>
          </table:table-cell>
          <table:table-cell table:formula="of:=[.A84]&gt;[.B84]" office:value-type="boolean" office:boolean-value="false">
            <text:p>FALSE</text:p>
          </table:table-cell>
          <table:table-cell table:formula="of:=MAX([.A84];[.B84])-MIN([.A84];[.B8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16">
            <text:p>3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formula="of:=[.A86]&gt;[.B86]" office:value-type="boolean" office:boolean-value="false">
            <text:p>FALSE</text:p>
          </table:table-cell>
          <table:table-cell table:formula="of:=MAX([.A86];[.B86])-MIN([.A86];[.B86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3">
            <text:p>30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6">
            <text:p>686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04">
            <text:p>30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table:formula="of:=[.A88]&gt;[.B88]" office:value-type="boolean" office:boolean-value="false">
            <text:p>FALSE</text:p>
          </table:table-cell>
          <table:table-cell table:formula="of:=MAX([.A88];[.B88])-MIN([.A88];[.B8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40">
            <text:p>3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03">
            <text:p>703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24">
            <text:p>3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47">
            <text:p>447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83">
            <text:p>2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5">
            <text:p>515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38">
            <text:p>33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1">
            <text:p>411</text:p>
          </table:table-cell>
          <table:table-cell table:formula="of:=[.A92]&gt;[.B92]" office:value-type="boolean" office:boolean-value="false">
            <text:p>FALSE</text:p>
          </table:table-cell>
          <table:table-cell table:formula="of:=MAX([.A92];[.B92])-MIN([.A92];[.B9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formula="of:=[.A93]&gt;[.B93]" office:value-type="boolean" office:boolean-value="false">
            <text:p>FALSE</text:p>
          </table:table-cell>
          <table:table-cell table:formula="of:=MAX([.A93];[.B93])-MIN([.A93];[.B9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A94]&gt;[.B94]" office:value-type="boolean" office:boolean-value="false">
            <text:p>FALSE</text:p>
          </table:table-cell>
          <table:table-cell table:formula="of:=MAX([.A94];[.B94])-MIN([.A94];[.B9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53">
            <text:p>3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16">
            <text:p>716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174">
            <text:p>17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21">
            <text:p>32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35">
            <text:p>33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14">
            <text:p>414</text:p>
          </table:table-cell>
          <table:table-cell table:formula="of:=[.A97]&gt;[.B97]" office:value-type="boolean" office:boolean-value="false">
            <text:p>FALSE</text:p>
          </table:table-cell>
          <table:table-cell table:formula="of:=MAX([.A97];[.B97])-MIN([.A97];[.B97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69">
            <text:p>26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3">
            <text:p>653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57">
            <text:p>3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formula="of:=[.A99]&gt;[.B99]" office:value-type="boolean" office:boolean-value="false">
            <text:p>FALSE</text:p>
          </table:table-cell>
          <table:table-cell table:formula="of:=MAX([.A99];[.B99])-MIN([.A99];[.B99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04">
            <text:p>30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1">
            <text:p>881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51">
            <text:p>3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table:formula="of:=[.A101]&gt;[.B101]" office:value-type="boolean" office:boolean-value="false">
            <text:p>FALSE</text:p>
          </table:table-cell>
          <table:table-cell table:formula="of:=MAX([.A101];[.B101])-MIN([.A101];[.B101])" office:value-type="float" office:value="153">
            <text:p>153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table:formula="of:=[.A102]&gt;[.B102]" office:value-type="boolean" office:boolean-value="false">
            <text:p>FALSE</text:p>
          </table:table-cell>
          <table:table-cell table:formula="of:=MAX([.A102];[.B102])-MIN([.A102];[.B102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68">
            <text:p>26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86">
            <text:p>586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53">
            <text:p>35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9">
            <text:p>989</text:p>
          </table:table-cell>
          <table:table-cell table:formula="of:=[.A104]&gt;[.B104]" office:value-type="boolean" office:boolean-value="false">
            <text:p>FALSE</text:p>
          </table:table-cell>
          <table:table-cell table:formula="of:=MAX([.A104];[.B104])-MIN([.A104];[.B104])"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4">
            <text:p>28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1">
            <text:p>821</text:p>
          </table:table-cell>
          <table:table-cell table:formula="of:=[.A105]&gt;[.B105]" office:value-type="boolean" office:boolean-value="false">
            <text:p>FALSE</text:p>
          </table:table-cell>
          <table:table-cell table:formula="of:=MAX([.A105];[.B105])-MIN([.A105];[.B105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4">
            <text:p>27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6">
            <text:p>466</text:p>
          </table:table-cell>
          <table:table-cell table:formula="of:=[.A106]&gt;[.B106]" office:value-type="boolean" office:boolean-value="false">
            <text:p>FALSE</text:p>
          </table:table-cell>
          <table:table-cell table:formula="of:=MAX([.A106];[.B106])-MIN([.A106];[.B10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3">
            <text:p>383</text:p>
          </table:table-cell>
          <table:table-cell table:formula="of:=[.A107]&gt;[.B107]" office:value-type="boolean" office:boolean-value="false">
            <text:p>FALSE</text:p>
          </table:table-cell>
          <table:table-cell table:formula="of:=MAX([.A107];[.B107])-MIN([.A107];[.B10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table:formula="of:=[.A108]&gt;[.B108]" office:value-type="boolean" office:boolean-value="false">
            <text:p>FALSE</text:p>
          </table:table-cell>
          <table:table-cell table:formula="of:=MAX([.A108];[.B108])-MIN([.A108];[.B108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2">
            <text:p>2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109]&gt;[.B109]" office:value-type="boolean" office:boolean-value="false">
            <text:p>FALSE</text:p>
          </table:table-cell>
          <table:table-cell table:formula="of:=MAX([.A109];[.B109])-MIN([.A109];[.B10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8">
            <text:p>708</text:p>
          </table:table-cell>
          <table:table-cell table:formula="of:=[.A110]&gt;[.B110]" office:value-type="boolean" office:boolean-value="false">
            <text:p>FALSE</text:p>
          </table:table-cell>
          <table:table-cell table:formula="of:=MAX([.A110];[.B110])-MIN([.A110];[.B11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20">
            <text:p>3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8">
            <text:p>638</text:p>
          </table:table-cell>
          <table:table-cell table:formula="of:=[.A111]&gt;[.B111]" office:value-type="boolean" office:boolean-value="false">
            <text:p>FALSE</text:p>
          </table:table-cell>
          <table:table-cell table:formula="of:=MAX([.A111];[.B111])-MIN([.A111];[.B111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66">
            <text:p>766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56">
            <text:p>3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2">
            <text:p>442</text:p>
          </table:table-cell>
          <table:table-cell table:formula="of:=[.A113]&gt;[.B113]" office:value-type="boolean" office:boolean-value="false">
            <text:p>FALSE</text:p>
          </table:table-cell>
          <table:table-cell table:formula="of:=MAX([.A113];[.B113])-MIN([.A113];[.B113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89">
            <text:p>28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114]&gt;[.B114]" office:value-type="boolean" office:boolean-value="false">
            <text:p>FALSE</text:p>
          </table:table-cell>
          <table:table-cell table:formula="of:=MAX([.A114];[.B114])-MIN([.A114];[.B114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12">
            <text:p>3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4">
            <text:p>724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8">
            <text:p>30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table:formula="of:=[.A117]&gt;[.B117]" office:value-type="boolean" office:boolean-value="false">
            <text:p>FALSE</text:p>
          </table:table-cell>
          <table:table-cell table:formula="of:=MAX([.A117];[.B117])-MIN([.A117];[.B11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8">
            <text:p>1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1">
            <text:p>581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41">
            <text:p>3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5">
            <text:p>715</text:p>
          </table:table-cell>
          <table:table-cell table:formula="of:=[.A119]&gt;[.B119]" office:value-type="boolean" office:boolean-value="false">
            <text:p>FALSE</text:p>
          </table:table-cell>
          <table:table-cell table:formula="of:=MAX([.A119];[.B119])-MIN([.A119];[.B119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28">
            <text:p>3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7">
            <text:p>2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23">
            <text:p>823</text:p>
          </table:table-cell>
          <table:table-cell table:formula="of:=[.A121]&gt;[.B121]" office:value-type="boolean" office:boolean-value="false">
            <text:p>FALSE</text:p>
          </table:table-cell>
          <table:table-cell table:formula="of:=MAX([.A121];[.B121])-MIN([.A121];[.B12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9">
            <text:p>25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table:formula="of:=[.A122]&gt;[.B122]" office:value-type="boolean" office:boolean-value="false">
            <text:p>FALSE</text:p>
          </table:table-cell>
          <table:table-cell table:formula="of:=MAX([.A122];[.B122])-MIN([.A122];[.B12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table:formula="of:=[.A123]&gt;[.B123]" office:value-type="boolean" office:boolean-value="false">
            <text:p>FALSE</text:p>
          </table:table-cell>
          <table:table-cell table:formula="of:=MAX([.A123];[.B123])-MIN([.A123];[.B12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23">
            <text:p>32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7">
            <text:p>867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79">
            <text:p>3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125]&gt;[.B125]" office:value-type="boolean" office:boolean-value="false">
            <text:p>FALSE</text:p>
          </table:table-cell>
          <table:table-cell table:formula="of:=MAX([.A125];[.B125])-MIN([.A125];[.B125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94">
            <text:p>29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A126]&gt;[.B126]" office:value-type="boolean" office:boolean-value="false">
            <text:p>FALSE</text:p>
          </table:table-cell>
          <table:table-cell table:formula="of:=MAX([.A126];[.B126])-MIN([.A126];[.B126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43">
            <text:p>3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0">
            <text:p>850</text:p>
          </table:table-cell>
          <table:table-cell table:formula="of:=[.A128]&gt;[.B128]" office:value-type="boolean" office:boolean-value="false">
            <text:p>FALSE</text:p>
          </table:table-cell>
          <table:table-cell table:formula="of:=MAX([.A128];[.B128])-MIN([.A128];[.B128])"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table:formula="of:=[.A129]&gt;[.B129]" office:value-type="boolean" office:boolean-value="false">
            <text:p>FALSE</text:p>
          </table:table-cell>
          <table:table-cell table:formula="of:=MAX([.A129];[.B129])-MIN([.A129];[.B129])"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62">
            <text:p>26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6">
            <text:p>976</text:p>
          </table:table-cell>
          <table:table-cell table:formula="of:=[.A130]&gt;[.B130]" office:value-type="boolean" office:boolean-value="true">
            <text:p>TRUE</text:p>
          </table:table-cell>
          <table:table-cell table:formula="of:=MAX([.A130];[.B130])-MIN([.A130];[.B13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22">
            <text:p>22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table:formula="of:=[.A131]&gt;[.B131]" office:value-type="boolean" office:boolean-value="true">
            <text:p>TRUE</text:p>
          </table:table-cell>
          <table:table-cell table:formula="of:=MAX([.A131];[.B131])-MIN([.A131];[.B131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table:formula="of:=[.A132]&gt;[.B132]" office:value-type="boolean" office:boolean-value="false">
            <text:p>FALSE</text:p>
          </table:table-cell>
          <table:table-cell table:formula="of:=MAX([.A132];[.B132])-MIN([.A132];[.B132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16">
            <text:p>31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1">
            <text:p>511</text:p>
          </table:table-cell>
          <table:table-cell table:formula="of:=[.A133]&gt;[.B133]" office:value-type="boolean" office:boolean-value="false">
            <text:p>FALSE</text:p>
          </table:table-cell>
          <table:table-cell table:formula="of:=MAX([.A133];[.B133])-MIN([.A133];[.B133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49">
            <text:p>3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29">
            <text:p>32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1">
            <text:p>651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06">
            <text:p>3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table:formula="of:=[.A137]&gt;[.B137]" office:value-type="boolean" office:boolean-value="false">
            <text:p>FALSE</text:p>
          </table:table-cell>
          <table:table-cell table:formula="of:=MAX([.A137];[.B137])-MIN([.A137];[.B137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18">
            <text:p>31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table:formula="of:=[.A138]&gt;[.B138]" office:value-type="boolean" office:boolean-value="false">
            <text:p>FALSE</text:p>
          </table:table-cell>
          <table:table-cell table:formula="of:=MAX([.A138];[.B138])-MIN([.A138];[.B138])" office:value-type="float" office:value="135">
            <text:p>135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139]&gt;[.B139]" office:value-type="boolean" office:boolean-value="false">
            <text:p>FALSE</text:p>
          </table:table-cell>
          <table:table-cell table:formula="of:=MAX([.A139];[.B139])-MIN([.A139];[.B139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5">
            <text:p>705</text:p>
          </table:table-cell>
          <table:table-cell table:formula="of:=[.A140]&gt;[.B140]" office:value-type="boolean" office:boolean-value="false">
            <text:p>FALSE</text:p>
          </table:table-cell>
          <table:table-cell table:formula="of:=MAX([.A140];[.B140])-MIN([.A140];[.B140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04">
            <text:p>30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3">
            <text:p>743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10">
            <text:p>31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9">
            <text:p>289</text:p>
          </table:table-cell>
          <table:table-cell table:formula="of:=[.A144]&gt;[.B144]" office:value-type="boolean" office:boolean-value="false">
            <text:p>FALSE</text:p>
          </table:table-cell>
          <table:table-cell table:formula="of:=MAX([.A144];[.B144])-MIN([.A144];[.B14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48">
            <text:p>348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136">
            <text:p>136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18">
            <text:p>21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97">
            <text:p>897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79">
            <text:p>27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0">
            <text:p>830</text:p>
          </table:table-cell>
          <table:table-cell table:formula="of:=[.A148]&gt;[.B148]" office:value-type="boolean" office:boolean-value="false">
            <text:p>FALSE</text:p>
          </table:table-cell>
          <table:table-cell table:formula="of:=MAX([.A148];[.B148])-MIN([.A148];[.B148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1">
            <text:p>741</text:p>
          </table:table-cell>
          <table:table-cell table:formula="of:=[.A149]&gt;[.B149]" office:value-type="boolean" office:boolean-value="false">
            <text:p>FALSE</text:p>
          </table:table-cell>
          <table:table-cell table:formula="of:=MAX([.A149];[.B149])-MIN([.A149];[.B149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table:formula="of:=[.A151]&gt;[.B151]" office:value-type="boolean" office:boolean-value="false">
            <text:p>FALSE</text:p>
          </table:table-cell>
          <table:table-cell table:formula="of:=MAX([.A151];[.B151])-MIN([.A151];[.B151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60">
            <text:p>26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23">
            <text:p>923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29">
            <text:p>3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0">
            <text:p>980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62">
            <text:p>3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8">
            <text:p>628</text:p>
          </table:table-cell>
          <table:table-cell table:formula="of:=[.A155]&gt;[.B155]" office:value-type="boolean" office:boolean-value="false">
            <text:p>FALSE</text:p>
          </table:table-cell>
          <table:table-cell table:formula="of:=MAX([.A155];[.B155])-MIN([.A155];[.B155])" office:value-type="float" office:value="167">
            <text:p>167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table:formula="of:=[.A156]&gt;[.B156]" office:value-type="boolean" office:boolean-value="true">
            <text:p>TRUE</text:p>
          </table:table-cell>
          <table:table-cell table:formula="of:=MAX([.A156];[.B156])-MIN([.A156];[.B156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76">
            <text:p>27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6">
            <text:p>686</text:p>
          </table:table-cell>
          <table:table-cell table:formula="of:=[.A157]&gt;[.B157]" office:value-type="boolean" office:boolean-value="false">
            <text:p>FALSE</text:p>
          </table:table-cell>
          <table:table-cell table:formula="of:=MAX([.A157];[.B157])-MIN([.A157];[.B157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0">
            <text:p>27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3">
            <text:p>933</text:p>
          </table:table-cell>
          <table:table-cell table:formula="of:=[.A158]&gt;[.B158]" office:value-type="boolean" office:boolean-value="false">
            <text:p>FALSE</text:p>
          </table:table-cell>
          <table:table-cell table:formula="of:=MAX([.A158];[.B158])-MIN([.A158];[.B158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17">
            <text:p>3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4">
            <text:p>454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64">
            <text:p>26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45">
            <text:p>845</text:p>
          </table:table-cell>
          <table:table-cell table:formula="of:=[.A160]&gt;[.B160]" office:value-type="boolean" office:boolean-value="false">
            <text:p>FALSE</text:p>
          </table:table-cell>
          <table:table-cell table:formula="of:=MAX([.A160];[.B160])-MIN([.A160];[.B160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239">
            <text:p>239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9">
            <text:p>669</text:p>
          </table:table-cell>
          <table:table-cell table:formula="of:=[.A161]&gt;[.B161]" office:value-type="boolean" office:boolean-value="false">
            <text:p>FALSE</text:p>
          </table:table-cell>
          <table:table-cell table:formula="of:=MAX([.A161];[.B161])-MIN([.A161];[.B161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14">
            <text:p>3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1">
            <text:p>631</text:p>
          </table:table-cell>
          <table:table-cell table:formula="of:=[.A162]&gt;[.B162]" office:value-type="boolean" office:boolean-value="false">
            <text:p>FALSE</text:p>
          </table:table-cell>
          <table:table-cell table:formula="of:=MAX([.A162];[.B162])-MIN([.A162];[.B162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95">
            <text:p>29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2">
            <text:p>752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21">
            <text:p>32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7">
            <text:p>817</text:p>
          </table:table-cell>
          <table:table-cell table:formula="of:=[.A164]&gt;[.B164]" office:value-type="boolean" office:boolean-value="false">
            <text:p>FALSE</text:p>
          </table:table-cell>
          <table:table-cell table:formula="of:=MAX([.A164];[.B164])-MIN([.A164];[.B164])"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table:formula="of:=[.A165]&gt;[.B165]" office:value-type="boolean" office:boolean-value="false">
            <text:p>FALSE</text:p>
          </table:table-cell>
          <table:table-cell table:formula="of:=MAX([.A165];[.B165])-MIN([.A165];[.B165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21">
            <text:p>321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7">
            <text:p>607</text:p>
          </table:table-cell>
          <table:table-cell table:formula="of:=[.A166]&gt;[.B166]" office:value-type="boolean" office:boolean-value="false">
            <text:p>FALSE</text:p>
          </table:table-cell>
          <table:table-cell table:formula="of:=MAX([.A166];[.B166])-MIN([.A166];[.B166])"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86">
            <text:p>2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4">
            <text:p>41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68">
            <text:p>2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table:formula="of:=[.A168]&gt;[.B168]" office:value-type="boolean" office:boolean-value="false">
            <text:p>FALSE</text:p>
          </table:table-cell>
          <table:table-cell table:formula="of:=MAX([.A168];[.B168])-MIN([.A168];[.B16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28">
            <text:p>3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79">
            <text:p>579</text:p>
          </table:table-cell>
          <table:table-cell table:formula="of:=[.A169]&gt;[.B169]" office:value-type="boolean" office:boolean-value="false">
            <text:p>FALSE</text:p>
          </table:table-cell>
          <table:table-cell table:formula="of:=MAX([.A169];[.B169])-MIN([.A169];[.B169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91">
            <text:p>29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table:formula="of:=[.A170]&gt;[.B170]" office:value-type="boolean" office:boolean-value="false">
            <text:p>FALSE</text:p>
          </table:table-cell>
          <table:table-cell table:formula="of:=MAX([.A170];[.B170])-MIN([.A170];[.B170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94">
            <text:p>29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39">
            <text:p>3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76">
            <text:p>27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4">
            <text:p>614</text:p>
          </table:table-cell>
          <table:table-cell table:formula="of:=[.A173]&gt;[.B173]" office:value-type="boolean" office:boolean-value="true">
            <text:p>TRUE</text:p>
          </table:table-cell>
          <table:table-cell table:formula="of:=MAX([.A173];[.B173])-MIN([.A173];[.B173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5">
            <text:p>3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table:formula="of:=[.A174]&gt;[.B174]" office:value-type="boolean" office:boolean-value="false">
            <text:p>FALSE</text:p>
          </table:table-cell>
          <table:table-cell table:formula="of:=MAX([.A174];[.B174])-MIN([.A174];[.B174])"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03">
            <text:p>3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3">
            <text:p>813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4">
            <text:p>30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31">
            <text:p>631</text:p>
          </table:table-cell>
          <table:table-cell table:formula="of:=[.A176]&gt;[.B176]" office:value-type="boolean" office:boolean-value="false">
            <text:p>FALSE</text:p>
          </table:table-cell>
          <table:table-cell table:formula="of:=MAX([.A176];[.B176])-MIN([.A176];[.B176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72">
            <text:p>27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2">
            <text:p>732</text:p>
          </table:table-cell>
          <table:table-cell table:formula="of:=[.A177]&gt;[.B177]" office:value-type="boolean" office:boolean-value="false">
            <text:p>FALSE</text:p>
          </table:table-cell>
          <table:table-cell table:formula="of:=MAX([.A177];[.B177])-MIN([.A177];[.B177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85">
            <text:p>28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40">
            <text:p>3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8">
            <text:p>548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17">
            <text:p>31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89">
            <text:p>389</text:p>
          </table:table-cell>
          <table:table-cell table:formula="of:=[.A180]&gt;[.B180]" office:value-type="boolean" office:boolean-value="false">
            <text:p>FALSE</text:p>
          </table:table-cell>
          <table:table-cell table:formula="of:=MAX([.A180];[.B180])-MIN([.A180];[.B180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99">
            <text:p>29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19">
            <text:p>31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2">
            <text:p>642</text:p>
          </table:table-cell>
          <table:table-cell table:formula="of:=[.A182]&gt;[.B182]" office:value-type="boolean" office:boolean-value="false">
            <text:p>FALSE</text:p>
          </table:table-cell>
          <table:table-cell table:formula="of:=MAX([.A182];[.B182])-MIN([.A182];[.B182])"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20">
            <text:p>22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30">
            <text:p>830</text:p>
          </table:table-cell>
          <table:table-cell table:formula="of:=[.A183]&gt;[.B183]" office:value-type="boolean" office:boolean-value="false">
            <text:p>FALSE</text:p>
          </table:table-cell>
          <table:table-cell table:formula="of:=MAX([.A183];[.B183])-MIN([.A183];[.B183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48">
            <text:p>3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table:formula="of:=[.A184]&gt;[.B184]" office:value-type="boolean" office:boolean-value="false">
            <text:p>FALSE</text:p>
          </table:table-cell>
          <table:table-cell table:formula="of:=MAX([.A184];[.B184])-MIN([.A184];[.B184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table:formula="of:=[.A185]&gt;[.B185]" office:value-type="boolean" office:boolean-value="true">
            <text:p>TRUE</text:p>
          </table:table-cell>
          <table:table-cell table:formula="of:=MAX([.A185];[.B185])-MIN([.A185];[.B18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formula="of:=[.A186]&gt;[.B186]" office:value-type="boolean" office:boolean-value="false">
            <text:p>FALSE</text:p>
          </table:table-cell>
          <table:table-cell table:formula="of:=MAX([.A186];[.B186])-MIN([.A186];[.B18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20">
            <text:p>3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6">
            <text:p>616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15">
            <text:p>3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2">
            <text:p>532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02">
            <text:p>3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92">
            <text:p>2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18">
            <text:p>318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27">
            <text:p>3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formula="of:=[.A192]&gt;[.B192]" office:value-type="boolean" office:boolean-value="false">
            <text:p>FALSE</text:p>
          </table:table-cell>
          <table:table-cell table:formula="of:=MAX([.A192];[.B192])-MIN([.A192];[.B192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99">
            <text:p>2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2">
            <text:p>642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82">
            <text:p>28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table:formula="of:=[.A194]&gt;[.B194]" office:value-type="boolean" office:boolean-value="false">
            <text:p>FALSE</text:p>
          </table:table-cell>
          <table:table-cell table:formula="of:=MAX([.A194];[.B194])-MIN([.A194];[.B194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44">
            <text:p>34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table:formula="of:=[.A195]&gt;[.B195]" office:value-type="boolean" office:boolean-value="false">
            <text:p>FALSE</text:p>
          </table:table-cell>
          <table:table-cell table:formula="of:=MAX([.A195];[.B195])-MIN([.A195];[.B195])" office:value-type="float" office:value="132">
            <text:p>132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0">
            <text:p>740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82">
            <text:p>28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2">
            <text:p>492</text:p>
          </table:table-cell>
          <table:table-cell table:formula="of:=[.A197]&gt;[.B197]" office:value-type="boolean" office:boolean-value="true">
            <text:p>TRUE</text:p>
          </table:table-cell>
          <table:table-cell table:formula="of:=MAX([.A197];[.B197])-MIN([.A197];[.B197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81">
            <text:p>3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59">
            <text:p>25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75">
            <text:p>475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09">
            <text:p>30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77">
            <text:p>777</text:p>
          </table:table-cell>
          <table:table-cell table:formula="of:=[.A200]&gt;[.B200]" office:value-type="boolean" office:boolean-value="false">
            <text:p>FALSE</text:p>
          </table:table-cell>
          <table:table-cell table:formula="of:=MAX([.A200];[.B200])-MIN([.A200];[.B200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30">
            <text:p>3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32">
            <text:p>932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39">
            <text:p>3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56">
            <text:p>656</text:p>
          </table:table-cell>
          <table:table-cell table:formula="of:=[.A202]&gt;[.B202]" office:value-type="boolean" office:boolean-value="false">
            <text:p>FALSE</text:p>
          </table:table-cell>
          <table:table-cell table:formula="of:=MAX([.A202];[.B202])-MIN([.A202];[.B202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57">
            <text:p>257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9">
            <text:p>27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64">
            <text:p>664</text:p>
          </table:table-cell>
          <table:table-cell table:formula="of:=[.A204]&gt;[.B204]" office:value-type="boolean" office:boolean-value="true">
            <text:p>TRUE</text:p>
          </table:table-cell>
          <table:table-cell table:formula="of:=MAX([.A204];[.B204])-MIN([.A204];[.B20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30">
            <text:p>430</text:p>
          </table:table-cell>
          <table:table-cell table:formula="of:=[.A205]&gt;[.B205]" office:value-type="boolean" office:boolean-value="false">
            <text:p>FALSE</text:p>
          </table:table-cell>
          <table:table-cell table:formula="of:=MAX([.A205];[.B205])-MIN([.A205];[.B20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5">
            <text:p>29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table:formula="of:=[.A206]&gt;[.B206]" office:value-type="boolean" office:boolean-value="false">
            <text:p>FALSE</text:p>
          </table:table-cell>
          <table:table-cell table:formula="of:=MAX([.A206];[.B206])-MIN([.A206];[.B206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207]&gt;[.B207]" office:value-type="boolean" office:boolean-value="false">
            <text:p>FALSE</text:p>
          </table:table-cell>
          <table:table-cell table:formula="of:=MAX([.A207];[.B207])-MIN([.A207];[.B20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11">
            <text:p>3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98">
            <text:p>2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09">
            <text:p>30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1">
            <text:p>861</text:p>
          </table:table-cell>
          <table:table-cell table:formula="of:=[.A210]&gt;[.B210]" office:value-type="boolean" office:boolean-value="false">
            <text:p>FALSE</text:p>
          </table:table-cell>
          <table:table-cell table:formula="of:=MAX([.A210];[.B210])-MIN([.A210];[.B21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36">
            <text:p>33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table:formula="of:=[.A211]&gt;[.B211]" office:value-type="boolean" office:boolean-value="false">
            <text:p>FALSE</text:p>
          </table:table-cell>
          <table:table-cell table:formula="of:=MAX([.A211];[.B211])-MIN([.A211];[.B211])" office:value-type="float" office:value="137">
            <text:p>137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06">
            <text:p>30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table:formula="of:=[.A212]&gt;[.B212]" office:value-type="boolean" office:boolean-value="true">
            <text:p>TRUE</text:p>
          </table:table-cell>
          <table:table-cell table:formula="of:=MAX([.A212];[.B212])-MIN([.A212];[.B21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213]&gt;[.B213]" office:value-type="boolean" office:boolean-value="true">
            <text:p>TRUE</text:p>
          </table:table-cell>
          <table:table-cell table:formula="of:=MAX([.A213];[.B213])-MIN([.A213];[.B213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71">
            <text:p>27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79">
            <text:p>27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25">
            <text:p>825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18">
            <text:p>3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99">
            <text:p>799</text:p>
          </table:table-cell>
          <table:table-cell table:formula="of:=[.A216]&gt;[.B216]" office:value-type="boolean" office:boolean-value="false">
            <text:p>FALSE</text:p>
          </table:table-cell>
          <table:table-cell table:formula="of:=MAX([.A216];[.B216])-MIN([.A216];[.B21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42">
            <text:p>2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9">
            <text:p>819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23">
            <text:p>323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35">
            <text:p>3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67">
            <text:p>667</text:p>
          </table:table-cell>
          <table:table-cell table:formula="of:=[.A219]&gt;[.B219]" office:value-type="boolean" office:boolean-value="false">
            <text:p>FALSE</text:p>
          </table:table-cell>
          <table:table-cell table:formula="of:=MAX([.A219];[.B219])-MIN([.A219];[.B219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table:formula="of:=[.A220]&gt;[.B220]" office:value-type="boolean" office:boolean-value="false">
            <text:p>FALSE</text:p>
          </table:table-cell>
          <table:table-cell table:formula="of:=MAX([.A220];[.B220])-MIN([.A220];[.B220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78">
            <text:p>2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  <table:table-cell table:formula="of:=[.A221]&gt;[.B221]" office:value-type="boolean" office:boolean-value="false">
            <text:p>FALSE</text:p>
          </table:table-cell>
          <table:table-cell table:formula="of:=MAX([.A221];[.B221])-MIN([.A221];[.B221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66">
            <text:p>26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81">
            <text:p>681</text:p>
          </table:table-cell>
          <table:table-cell table:formula="of:=[.A222]&gt;[.B222]" office:value-type="boolean" office:boolean-value="false">
            <text:p>FALSE</text:p>
          </table:table-cell>
          <table:table-cell table:formula="of:=MAX([.A222];[.B222])-MIN([.A222];[.B222])"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29">
            <text:p>32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table:formula="of:=[.A223]&gt;[.B223]" office:value-type="boolean" office:boolean-value="false">
            <text:p>FALSE</text:p>
          </table:table-cell>
          <table:table-cell table:formula="of:=MAX([.A223];[.B223])-MIN([.A223];[.B22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24">
            <text:p>32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table:formula="of:=[.A224]&gt;[.B224]" office:value-type="boolean" office:boolean-value="false">
            <text:p>FALSE</text:p>
          </table:table-cell>
          <table:table-cell table:formula="of:=MAX([.A224];[.B224])-MIN([.A224];[.B224])"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99">
            <text:p>29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table:formula="of:=[.A225]&gt;[.B225]" office:value-type="boolean" office:boolean-value="false">
            <text:p>FALSE</text:p>
          </table:table-cell>
          <table:table-cell table:formula="of:=MAX([.A225];[.B225])-MIN([.A225];[.B22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17">
            <text:p>31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9">
            <text:p>609</text:p>
          </table:table-cell>
          <table:table-cell table:formula="of:=[.A226]&gt;[.B226]" office:value-type="boolean" office:boolean-value="false">
            <text:p>FALSE</text:p>
          </table:table-cell>
          <table:table-cell table:formula="of:=MAX([.A226];[.B226])-MIN([.A226];[.B226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01">
            <text:p>30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table:formula="of:=[.A227]&gt;[.B227]" office:value-type="boolean" office:boolean-value="false">
            <text:p>FALSE</text:p>
          </table:table-cell>
          <table:table-cell table:formula="of:=MAX([.A227];[.B227])-MIN([.A227];[.B227])"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26">
            <text:p>3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43">
            <text:p>3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table:formula="of:=[.A229]&gt;[.B229]" office:value-type="boolean" office:boolean-value="false">
            <text:p>FALSE</text:p>
          </table:table-cell>
          <table:table-cell table:formula="of:=MAX([.A229];[.B229])-MIN([.A229];[.B229])"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21">
            <text:p>32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2">
            <text:p>422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15">
            <text:p>31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4">
            <text:p>954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90">
            <text:p>29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49">
            <text:p>749</text:p>
          </table:table-cell>
          <table:table-cell table:formula="of:=[.A232]&gt;[.B232]" office:value-type="boolean" office:boolean-value="false">
            <text:p>FALSE</text:p>
          </table:table-cell>
          <table:table-cell table:formula="of:=MAX([.A232];[.B232])-MIN([.A232];[.B232])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80">
            <text:p>28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table:formula="of:=[.A233]&gt;[.B233]" office:value-type="boolean" office:boolean-value="false">
            <text:p>FALSE</text:p>
          </table:table-cell>
          <table:table-cell table:formula="of:=MAX([.A233];[.B233])-MIN([.A233];[.B233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89">
            <text:p>2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6">
            <text:p>556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22">
            <text:p>3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34">
            <text:p>534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08">
            <text:p>3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table:formula="of:=[.A236]&gt;[.B236]" office:value-type="boolean" office:boolean-value="false">
            <text:p>FALSE</text:p>
          </table:table-cell>
          <table:table-cell table:formula="of:=MAX([.A236];[.B236])-MIN([.A236];[.B236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11">
            <text:p>3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2">
            <text:p>992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7">
            <text:p>557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72">
            <text:p>27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22">
            <text:p>922</text:p>
          </table:table-cell>
          <table:table-cell table:formula="of:=[.A240]&gt;[.B240]" office:value-type="boolean" office:boolean-value="false">
            <text:p>FALSE</text:p>
          </table:table-cell>
          <table:table-cell table:formula="of:=MAX([.A240];[.B240])-MIN([.A240];[.B240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216">
            <text:p>2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table:formula="of:=[.A241]&gt;[.B241]" office:value-type="boolean" office:boolean-value="true">
            <text:p>TRUE</text:p>
          </table:table-cell>
          <table:table-cell table:formula="of:=MAX([.A241];[.B241])-MIN([.A241];[.B241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A242]&gt;[.B242]" office:value-type="boolean" office:boolean-value="false">
            <text:p>FALSE</text:p>
          </table:table-cell>
          <table:table-cell table:formula="of:=MAX([.A242];[.B242])-MIN([.A242];[.B242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66">
            <text:p>26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97">
            <text:p>997</text:p>
          </table:table-cell>
          <table:table-cell table:formula="of:=[.A244]&gt;[.B244]" office:value-type="boolean" office:boolean-value="false">
            <text:p>FALSE</text:p>
          </table:table-cell>
          <table:table-cell table:formula="of:=MAX([.A244];[.B244])-MIN([.A244];[.B244])"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53">
            <text:p>3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94">
            <text:p>29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43">
            <text:p>34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12">
            <text:p>3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3">
            <text:p>2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4">
            <text:p>694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62">
            <text:p>3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15">
            <text:p>615</text:p>
          </table:table-cell>
          <table:table-cell table:formula="of:=[.A250]&gt;[.B250]" office:value-type="boolean" office:boolean-value="false">
            <text:p>FALSE</text:p>
          </table:table-cell>
          <table:table-cell table:formula="of:=MAX([.A250];[.B250])-MIN([.A250];[.B250])"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95">
            <text:p>29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8">
            <text:p>498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02">
            <text:p>30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81">
            <text:p>881</text:p>
          </table:table-cell>
          <table:table-cell table:formula="of:=[.A252]&gt;[.B252]" office:value-type="boolean" office:boolean-value="false">
            <text:p>FALSE</text:p>
          </table:table-cell>
          <table:table-cell table:formula="of:=MAX([.A252];[.B252])-MIN([.A252];[.B25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29">
            <text:p>32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82">
            <text:p>382</text:p>
          </table:table-cell>
          <table:table-cell table:formula="of:=[.A253]&gt;[.B253]" office:value-type="boolean" office:boolean-value="false">
            <text:p>FALSE</text:p>
          </table:table-cell>
          <table:table-cell table:formula="of:=MAX([.A253];[.B253])-MIN([.A253];[.B253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28">
            <text:p>3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8">
            <text:p>878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26">
            <text:p>3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11">
            <text:p>3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table:formula="of:=[.A256]&gt;[.B256]" office:value-type="boolean" office:boolean-value="false">
            <text:p>FALSE</text:p>
          </table:table-cell>
          <table:table-cell table:formula="of:=MAX([.A256];[.B256])-MIN([.A256];[.B256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31">
            <text:p>3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table:formula="of:=[.A257]&gt;[.B257]" office:value-type="boolean" office:boolean-value="false">
            <text:p>FALSE</text:p>
          </table:table-cell>
          <table:table-cell table:formula="of:=MAX([.A257];[.B257])-MIN([.A257];[.B257])" office:value-type="float" office:value="156">
            <text:p>15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table:formula="of:=[.A258]&gt;[.B258]" office:value-type="boolean" office:boolean-value="false">
            <text:p>FALSE</text:p>
          </table:table-cell>
          <table:table-cell table:formula="of:=MAX([.A258];[.B258])-MIN([.A258];[.B25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82">
            <text:p>28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88">
            <text:p>28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5">
            <text:p>745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79">
            <text:p>27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8">
            <text:p>808</text:p>
          </table:table-cell>
          <table:table-cell table:formula="of:=[.A261]&gt;[.B261]" office:value-type="boolean" office:boolean-value="true">
            <text:p>TRUE</text:p>
          </table:table-cell>
          <table:table-cell table:formula="of:=MAX([.A261];[.B261])-MIN([.A261];[.B261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87">
            <text:p>38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7">
            <text:p>287</text:p>
          </table:table-cell>
          <table:table-cell table:formula="of:=[.A263]&gt;[.B263]" office:value-type="boolean" office:boolean-value="false">
            <text:p>FALSE</text:p>
          </table:table-cell>
          <table:table-cell table:formula="of:=MAX([.A263];[.B263])-MIN([.A263];[.B263])"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94">
            <text:p>29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5">
            <text:p>605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89">
            <text:p>2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0">
            <text:p>560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92">
            <text:p>2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1">
            <text:p>761</text:p>
          </table:table-cell>
          <table:table-cell table:formula="of:=[.A266]&gt;[.B266]" office:value-type="boolean" office:boolean-value="false">
            <text:p>FALSE</text:p>
          </table:table-cell>
          <table:table-cell table:formula="of:=MAX([.A266];[.B266])-MIN([.A266];[.B266])" office:value-type="float" office:value="129">
            <text:p>12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39">
            <text:p>3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42">
            <text:p>642</text:p>
          </table:table-cell>
          <table:table-cell table:formula="of:=[.A267]&gt;[.B267]" office:value-type="boolean" office:boolean-value="false">
            <text:p>FALSE</text:p>
          </table:table-cell>
          <table:table-cell table:formula="of:=MAX([.A267];[.B267])-MIN([.A267];[.B26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65">
            <text:p>36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table:formula="of:=[.A269]&gt;[.B269]" office:value-type="boolean" office:boolean-value="false">
            <text:p>FALSE</text:p>
          </table:table-cell>
          <table:table-cell table:formula="of:=MAX([.A269];[.B269])-MIN([.A269];[.B269]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97">
            <text:p>29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table:formula="of:=[.A271]&gt;[.B271]" office:value-type="boolean" office:boolean-value="false">
            <text:p>FALSE</text:p>
          </table:table-cell>
          <table:table-cell table:formula="of:=MAX([.A271];[.B271])-MIN([.A271];[.B27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69">
            <text:p>26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9">
            <text:p>559</text:p>
          </table:table-cell>
          <table:table-cell table:formula="of:=[.A272]&gt;[.B272]" office:value-type="boolean" office:boolean-value="true">
            <text:p>TRUE</text:p>
          </table:table-cell>
          <table:table-cell table:formula="of:=MAX([.A272];[.B272])-MIN([.A272];[.B2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58">
            <text:p>25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92">
            <text:p>792</text:p>
          </table:table-cell>
          <table:table-cell table:formula="of:=[.A273]&gt;[.B273]" office:value-type="boolean" office:boolean-value="true">
            <text:p>TRUE</text:p>
          </table:table-cell>
          <table:table-cell table:formula="of:=MAX([.A273];[.B273])-MIN([.A273];[.B273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83">
            <text:p>2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17">
            <text:p>717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27">
            <text:p>32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5">
            <text:p>89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142">
            <text:p>14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75">
            <text:p>27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39">
            <text:p>33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A278]&gt;[.B278]" office:value-type="boolean" office:boolean-value="false">
            <text:p>FALS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30">
            <text:p>33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table:formula="of:=[.A279]&gt;[.B279]" office:value-type="boolean" office:boolean-value="false">
            <text:p>FALSE</text:p>
          </table:table-cell>
          <table:table-cell table:formula="of:=MAX([.A279];[.B279])-MIN([.A279];[.B279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23">
            <text:p>3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table:formula="of:=[.A281]&gt;[.B281]" office:value-type="boolean" office:boolean-value="false">
            <text:p>FALSE</text:p>
          </table:table-cell>
          <table:table-cell table:formula="of:=MAX([.A281];[.B281])-MIN([.A281];[.B281]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53">
            <text:p>35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6">
            <text:p>646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46">
            <text:p>44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4">
            <text:p>684</text:p>
          </table:table-cell>
          <table:table-cell table:formula="of:=[.A284]&gt;[.B284]" office:value-type="boolean" office:boolean-value="false">
            <text:p>FALSE</text:p>
          </table:table-cell>
          <table:table-cell table:formula="of:=MAX([.A284];[.B284])-MIN([.A284];[.B284])"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75">
            <text:p>37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26">
            <text:p>526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184">
            <text:p>18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  <table:table-cell table:formula="of:=[.A287]&gt;[.B287]" office:value-type="boolean" office:boolean-value="false">
            <text:p>FALSE</text:p>
          </table:table-cell>
          <table:table-cell table:formula="of:=MAX([.A287];[.B287])-MIN([.A287];[.B28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52">
            <text:p>3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58">
            <text:p>558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36">
            <text:p>33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44">
            <text:p>944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46">
            <text:p>546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28">
            <text:p>2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2">
            <text:p>652</text:p>
          </table:table-cell>
          <table:table-cell table:formula="of:=[.A291]&gt;[.B291]" office:value-type="boolean" office:boolean-value="false">
            <text:p>FALSE</text:p>
          </table:table-cell>
          <table:table-cell table:formula="of:=MAX([.A291];[.B291])-MIN([.A291];[.B29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04">
            <text:p>3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6">
            <text:p>696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22">
            <text:p>3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3">
            <text:p>553</text:p>
          </table:table-cell>
          <table:table-cell table:formula="of:=[.A293]&gt;[.B293]" office:value-type="boolean" office:boolean-value="false">
            <text:p>FALSE</text:p>
          </table:table-cell>
          <table:table-cell table:formula="of:=MAX([.A293];[.B293])-MIN([.A293];[.B293])"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05">
            <text:p>705</text:p>
          </table:table-cell>
          <table:table-cell table:formula="of:=[.A294]&gt;[.B294]" office:value-type="boolean" office:boolean-value="false">
            <text:p>FALSE</text:p>
          </table:table-cell>
          <table:table-cell table:formula="of:=MAX([.A294];[.B294])-MIN([.A294];[.B294])"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48">
            <text:p>24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8">
            <text:p>948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62">
            <text:p>36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57">
            <text:p>557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89">
            <text:p>28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4">
            <text:p>944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06">
            <text:p>30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table:formula="of:=[.A298]&gt;[.B298]" office:value-type="boolean" office:boolean-value="false">
            <text:p>FALSE</text:p>
          </table:table-cell>
          <table:table-cell table:formula="of:=MAX([.A298];[.B298])-MIN([.A298];[.B298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table:formula="of:=[.A299]&gt;[.B299]" office:value-type="boolean" office:boolean-value="false">
            <text:p>FALSE</text:p>
          </table:table-cell>
          <table:table-cell table:formula="of:=MAX([.A299];[.B299])-MIN([.A299];[.B299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69">
            <text:p>26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4">
            <text:p>854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formula="of:=[.A301]&gt;[.B301]" office:value-type="boolean" office:boolean-value="false">
            <text:p>FALSE</text:p>
          </table:table-cell>
          <table:table-cell table:formula="of:=MAX([.A301];[.B301])-MIN([.A301];[.B301])"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48">
            <text:p>3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table:number-columns-repeated="6"/>
        </table:table-row>
      </table:table>
      <table:table table:name="Hill Climb vs Hill Climb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  <table:table-cell office:value-type="string">
            <text:p>Player1 Wins</text:p>
          </table:table-cell>
          <table:table-cell office:value-type="string">
            <text:p>Win Margin</text:p>
          </table:table-cell>
          <table:table-cell/>
          <table:table-cell office:value-type="string">
            <text:p>Avg game time (s):</text:p>
          </table:table-cell>
          <table:table-cell table:formula="of:=AVERAGE([.E2:.E301])" office:value-type="float" office:value="1.31333333333333">
            <text:p>1.31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72">
            <text:p>2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 table:formula="of:=[.A2]&gt;[.B2]" office:value-type="boolean" office:boolean-value="false">
            <text:p>FALSE</text:p>
          </table:table-cell>
          <table:table-cell table:formula="of:=MAX([.A2];[.B2])-MIN([.A2];[.B2])" office:value-type="float" office:value="18">
            <text:p>18</text:p>
          </table:table-cell>
          <table:table-cell/>
          <table:table-cell office:value-type="string">
            <text:p>Player 1 wins:</text:p>
          </table:table-cell>
          <table:table-cell table:formula="of:=COUNTIF([.G2:.G301];&quot;TRUE&quot;)" office:value-type="float" office:value="158">
            <text:p>158</text:p>
          </table:table-cell>
          <table:table-cell table:style-name="ce1" table:formula="of:=[.K2]/SUM([.K2:.K3])" office:value-type="percentage" office:value="0.526666666666667">
            <text:p>52.67%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48">
            <text:p>24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table:formula="of:=[.A3]&gt;[.B3]" office:value-type="boolean" office:boolean-value="false">
            <text:p>FALSE</text:p>
          </table:table-cell>
          <table:table-cell table:formula="of:=MAX([.A3];[.B3])-MIN([.A3];[.B3])" office:value-type="float" office:value="15">
            <text:p>15</text:p>
          </table:table-cell>
          <table:table-cell/>
          <table:table-cell office:value-type="string">
            <text:p>Player 2 wins:</text:p>
          </table:table-cell>
          <table:table-cell table:formula="of:=COUNTIF([.G2:.G301];&quot;FALSE&quot;)" office:value-type="float" office:value="142">
            <text:p>142</text:p>
          </table:table-cell>
          <table:table-cell table:style-name="ce1" table:formula="of:=[.K3]/SUM([.K2:.K3])" office:value-type="percentage" office:value="0.473333333333333">
            <text:p>47.33%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table:formula="of:=[.A4]&gt;[.B4]" office:value-type="boolean" office:boolean-value="false">
            <text:p>FALSE</text:p>
          </table:table-cell>
          <table:table-cell table:formula="of:=MAX([.A4];[.B4])-MIN([.A4];[.B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9">
            <text:p>2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7">
            <text:p>747</text:p>
          </table:table-cell>
          <table:table-cell table:formula="of:=[.A5]&gt;[.B5]" office:value-type="boolean" office:boolean-value="false">
            <text:p>FALSE</text:p>
          </table:table-cell>
          <table:table-cell table:formula="of:=MAX([.A5];[.B5])-MIN([.A5];[.B5])" office:value-type="float" office:value="42">
            <text:p>42</text:p>
          </table:table-cell>
          <table:table-cell/>
          <table:table-cell office:value-type="string">
            <text:p>Player 1 avg score:</text:p>
          </table:table-cell>
          <table:table-cell table:formula="of:=AVERAGE([.A2:.A301])" office:value-type="float" office:value="255.143333333333">
            <text:p>255.1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61">
            <text:p>26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96">
            <text:p>696</text:p>
          </table:table-cell>
          <table:table-cell table:formula="of:=[.A6]&gt;[.B6]" office:value-type="boolean" office:boolean-value="true">
            <text:p>TRUE</text:p>
          </table:table-cell>
          <table:table-cell table:formula="of:=MAX([.A6];[.B6])-MIN([.A6];[.B6])" office:value-type="float" office:value="38">
            <text:p>38</text:p>
          </table:table-cell>
          <table:table-cell/>
          <table:table-cell office:value-type="string">
            <text:p>Player 2 avg score:</text:p>
          </table:table-cell>
          <table:table-cell table:formula="of:=AVERAGE([.B2:.B301])" office:value-type="float" office:value="249.626666666667">
            <text:p>249.63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7]&gt;[.B7]" office:value-type="boolean" office:boolean-value="false">
            <text:p>FALSE</text:p>
          </table:table-cell>
          <table:table-cell table:formula="of:=MAX([.A7];[.B7])-MIN([.A7];[.B7])" office:value-type="float" office:value="6">
            <text:p>6</text:p>
          </table:table-cell>
          <table:table-cell/>
          <table:table-cell office:value-type="string">
            <text:p>Avg win margin</text:p>
          </table:table-cell>
          <table:table-cell table:formula="of:=AVERAGE([.H2:.H301])" office:value-type="float" office:value="37.4766666666667">
            <text:p>37.4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32">
            <text:p>23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4">
            <text:p>554</text:p>
          </table:table-cell>
          <table:table-cell table:formula="of:=[.A8]&gt;[.B8]" office:value-type="boolean" office:boolean-value="false">
            <text:p>FALSE</text:p>
          </table:table-cell>
          <table:table-cell table:formula="of:=MAX([.A8];[.B8])-MIN([.A8];[.B8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9">
            <text:p>1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table:formula="of:=[.A9]&gt;[.B9]" office:value-type="boolean" office:boolean-value="true">
            <text:p>TRUE</text:p>
          </table:table-cell>
          <table:table-cell table:formula="of:=MAX([.A9];[.B9])-MIN([.A9];[.B9])" office:value-type="float" office:value="51">
            <text:p>51</text:p>
          </table:table-cell>
          <table:table-cell/>
          <table:table-cell office:value-type="string">
            <text:p>Avg moves:</text:p>
          </table:table-cell>
          <table:table-cell table:formula="of:=AVERAGE([.C2:.C301])" office:value-type="float" office:value="54.11">
            <text:p>54.11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6">
            <text:p>266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9">
            <text:p>629</text:p>
          </table:table-cell>
          <table:table-cell table:formula="of:=[.A10]&gt;[.B10]" office:value-type="boolean" office:boolean-value="true">
            <text:p>TRUE</text:p>
          </table:table-cell>
          <table:table-cell table:formula="of:=MAX([.A10];[.B10])-MIN([.A10];[.B10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71">
            <text:p>27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91">
            <text:p>991</text:p>
          </table:table-cell>
          <table:table-cell table:formula="of:=[.A11]&gt;[.B11]" office:value-type="boolean" office:boolean-value="true">
            <text:p>TRUE</text:p>
          </table:table-cell>
          <table:table-cell table:formula="of:=MAX([.A11];[.B11])-MIN([.A11];[.B11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46">
            <text:p>24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0">
            <text:p>620</text:p>
          </table:table-cell>
          <table:table-cell table:formula="of:=[.A12]&gt;[.B12]" office:value-type="boolean" office:boolean-value="true">
            <text:p>TRUE</text:p>
          </table:table-cell>
          <table:table-cell table:formula="of:=MAX([.A12];[.B12])-MIN([.A12];[.B1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94">
            <text:p>29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2">
            <text:p>432</text:p>
          </table:table-cell>
          <table:table-cell table:formula="of:=[.A13]&gt;[.B13]" office:value-type="boolean" office:boolean-value="false">
            <text:p>FALSE</text:p>
          </table:table-cell>
          <table:table-cell table:formula="of:=MAX([.A13];[.B13])-MIN([.A13];[.B13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table:formula="of:=[.A14]&gt;[.B14]" office:value-type="boolean" office:boolean-value="true">
            <text:p>TRUE</text:p>
          </table:table-cell>
          <table:table-cell table:formula="of:=MAX([.A14];[.B14])-MIN([.A14];[.B1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57">
            <text:p>25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2">
            <text:p>452</text:p>
          </table:table-cell>
          <table:table-cell table:formula="of:=[.A15]&gt;[.B15]" office:value-type="boolean" office:boolean-value="true">
            <text:p>TRUE</text:p>
          </table:table-cell>
          <table:table-cell table:formula="of:=MAX([.A15];[.B15])-MIN([.A15];[.B1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[.A16]&gt;[.B16]" office:value-type="boolean" office:boolean-value="true">
            <text:p>TRUE</text:p>
          </table:table-cell>
          <table:table-cell table:formula="of:=MAX([.A16];[.B16])-MIN([.A16];[.B16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28">
            <text:p>22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[.A17]&gt;[.B17]" office:value-type="boolean" office:boolean-value="true">
            <text:p>TRUE</text:p>
          </table:table-cell>
          <table:table-cell table:formula="of:=MAX([.A17];[.B17])-MIN([.A17];[.B1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59">
            <text:p>25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8">
            <text:p>618</text:p>
          </table:table-cell>
          <table:table-cell table:formula="of:=[.A18]&gt;[.B18]" office:value-type="boolean" office:boolean-value="false">
            <text:p>FALSE</text:p>
          </table:table-cell>
          <table:table-cell table:formula="of:=MAX([.A18];[.B18])-MIN([.A18];[.B1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formula="of:=[.A19]&gt;[.B19]" office:value-type="boolean" office:boolean-value="false">
            <text:p>FALSE</text:p>
          </table:table-cell>
          <table:table-cell table:formula="of:=MAX([.A19];[.B19])-MIN([.A19];[.B19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table:formula="of:=[.A20]&gt;[.B20]" office:value-type="boolean" office:boolean-value="false">
            <text:p>FALSE</text:p>
          </table:table-cell>
          <table:table-cell table:formula="of:=MAX([.A20];[.B20])-MIN([.A20];[.B20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31">
            <text:p>2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3">
            <text:p>843</text:p>
          </table:table-cell>
          <table:table-cell table:formula="of:=[.A21]&gt;[.B21]" office:value-type="boolean" office:boolean-value="true">
            <text:p>TRUE</text:p>
          </table:table-cell>
          <table:table-cell table:formula="of:=MAX([.A21];[.B21])-MIN([.A21];[.B2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4">
            <text:p>914</text:p>
          </table:table-cell>
          <table:table-cell table:formula="of:=[.A22]&gt;[.B22]" office:value-type="boolean" office:boolean-value="true">
            <text:p>TRUE</text:p>
          </table:table-cell>
          <table:table-cell table:formula="of:=MAX([.A22];[.B22])-MIN([.A22];[.B22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07">
            <text:p>3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table:formula="of:=[.A23]&gt;[.B23]" office:value-type="boolean" office:boolean-value="false">
            <text:p>FALSE</text:p>
          </table:table-cell>
          <table:table-cell table:formula="of:=MAX([.A23];[.B23])-MIN([.A23];[.B23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61">
            <text:p>26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66">
            <text:p>566</text:p>
          </table:table-cell>
          <table:table-cell table:formula="of:=[.A24]&gt;[.B24]" office:value-type="boolean" office:boolean-value="true">
            <text:p>TRUE</text:p>
          </table:table-cell>
          <table:table-cell table:formula="of:=MAX([.A24];[.B24])-MIN([.A24];[.B2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90">
            <text:p>19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table:formula="of:=[.A25]&gt;[.B25]" office:value-type="boolean" office:boolean-value="true">
            <text:p>TRUE</text:p>
          </table:table-cell>
          <table:table-cell table:formula="of:=MAX([.A25];[.B25])-MIN([.A25];[.B25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table:formula="of:=[.A26]&gt;[.B26]" office:value-type="boolean" office:boolean-value="true">
            <text:p>TRUE</text:p>
          </table:table-cell>
          <table:table-cell table:formula="of:=MAX([.A26];[.B26])-MIN([.A26];[.B2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27]&gt;[.B27]" office:value-type="boolean" office:boolean-value="true">
            <text:p>TRUE</text:p>
          </table:table-cell>
          <table:table-cell table:formula="of:=MAX([.A27];[.B27])-MIN([.A27];[.B27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08">
            <text:p>30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table:formula="of:=[.A28]&gt;[.B28]" office:value-type="boolean" office:boolean-value="false">
            <text:p>FALSE</text:p>
          </table:table-cell>
          <table:table-cell table:formula="of:=MAX([.A28];[.B28])-MIN([.A28];[.B2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15">
            <text:p>2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9]&gt;[.B29]" office:value-type="boolean" office:boolean-value="true">
            <text:p>TRUE</text:p>
          </table:table-cell>
          <table:table-cell table:formula="of:=MAX([.A29];[.B29])-MIN([.A29];[.B29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17">
            <text:p>2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table:formula="of:=[.A30]&gt;[.B30]" office:value-type="boolean" office:boolean-value="true">
            <text:p>TRUE</text:p>
          </table:table-cell>
          <table:table-cell table:formula="of:=MAX([.A30];[.B30])-MIN([.A30];[.B30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table:formula="of:=[.A31]&gt;[.B31]" office:value-type="boolean" office:boolean-value="false">
            <text:p>FALSE</text:p>
          </table:table-cell>
          <table:table-cell table:formula="of:=MAX([.A31];[.B31])-MIN([.A31];[.B3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19">
            <text:p>3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32]&gt;[.B32]" office:value-type="boolean" office:boolean-value="false">
            <text:p>FALSE</text:p>
          </table:table-cell>
          <table:table-cell table:formula="of:=MAX([.A32];[.B32])-MIN([.A32];[.B32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7">
            <text:p>21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33]&gt;[.B33]" office:value-type="boolean" office:boolean-value="true">
            <text:p>TRUE</text:p>
          </table:table-cell>
          <table:table-cell table:formula="of:=MAX([.A33];[.B33])-MIN([.A33];[.B33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91">
            <text:p>19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table:formula="of:=[.A34]&gt;[.B34]" office:value-type="boolean" office:boolean-value="true">
            <text:p>TRUE</text:p>
          </table:table-cell>
          <table:table-cell table:formula="of:=MAX([.A34];[.B34])-MIN([.A34];[.B34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89">
            <text:p>28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table:formula="of:=[.A35]&gt;[.B35]" office:value-type="boolean" office:boolean-value="false">
            <text:p>FALSE</text:p>
          </table:table-cell>
          <table:table-cell table:formula="of:=MAX([.A35];[.B35])-MIN([.A35];[.B35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table:formula="of:=[.A36]&gt;[.B36]" office:value-type="boolean" office:boolean-value="true">
            <text:p>TRUE</text:p>
          </table:table-cell>
          <table:table-cell table:formula="of:=MAX([.A36];[.B36])-MIN([.A36];[.B3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69">
            <text:p>16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21">
            <text:p>621</text:p>
          </table:table-cell>
          <table:table-cell table:formula="of:=[.A37]&gt;[.B37]" office:value-type="boolean" office:boolean-value="true">
            <text:p>TRUE</text:p>
          </table:table-cell>
          <table:table-cell table:formula="of:=MAX([.A37];[.B37])-MIN([.A37];[.B37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285">
            <text:p>28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0">
            <text:p>930</text:p>
          </table:table-cell>
          <table:table-cell table:formula="of:=[.A38]&gt;[.B38]" office:value-type="boolean" office:boolean-value="false">
            <text:p>FALSE</text:p>
          </table:table-cell>
          <table:table-cell table:formula="of:=MAX([.A38];[.B38])-MIN([.A38];[.B3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table:formula="of:=[.A39]&gt;[.B39]" office:value-type="boolean" office:boolean-value="true">
            <text:p>TRUE</text:p>
          </table:table-cell>
          <table:table-cell table:formula="of:=MAX([.A39];[.B39])-MIN([.A39];[.B39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41">
            <text:p>2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table:formula="of:=[.A40]&gt;[.B40]" office:value-type="boolean" office:boolean-value="false">
            <text:p>FALSE</text:p>
          </table:table-cell>
          <table:table-cell table:formula="of:=MAX([.A40];[.B40])-MIN([.A40];[.B4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69">
            <text:p>26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4">
            <text:p>644</text:p>
          </table:table-cell>
          <table:table-cell table:formula="of:=[.A41]&gt;[.B41]" office:value-type="boolean" office:boolean-value="false">
            <text:p>FALSE</text:p>
          </table:table-cell>
          <table:table-cell table:formula="of:=MAX([.A41];[.B41])-MIN([.A41];[.B4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3">
            <text:p>21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table:formula="of:=[.A42]&gt;[.B42]" office:value-type="boolean" office:boolean-value="true">
            <text:p>TRUE</text:p>
          </table:table-cell>
          <table:table-cell table:formula="of:=MAX([.A42];[.B42])-MIN([.A42];[.B42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18">
            <text:p>21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formula="of:=[.A43]&gt;[.B43]" office:value-type="boolean" office:boolean-value="true">
            <text:p>TRUE</text:p>
          </table:table-cell>
          <table:table-cell table:formula="of:=MAX([.A43];[.B43])-MIN([.A43];[.B4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45">
            <text:p>2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table:formula="of:=[.A44]&gt;[.B44]" office:value-type="boolean" office:boolean-value="true">
            <text:p>TRUE</text:p>
          </table:table-cell>
          <table:table-cell table:formula="of:=MAX([.A44];[.B44])-MIN([.A44];[.B44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92">
            <text:p>29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table:formula="of:=[.A45]&gt;[.B45]" office:value-type="boolean" office:boolean-value="false">
            <text:p>FALSE</text:p>
          </table:table-cell>
          <table:table-cell table:formula="of:=MAX([.A45];[.B45])-MIN([.A45];[.B45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88">
            <text:p>28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table:formula="of:=[.A46]&gt;[.B46]" office:value-type="boolean" office:boolean-value="false">
            <text:p>FALSE</text:p>
          </table:table-cell>
          <table:table-cell table:formula="of:=MAX([.A46];[.B46])-MIN([.A46];[.B4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68">
            <text:p>2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formula="of:=[.A47]&gt;[.B47]" office:value-type="boolean" office:boolean-value="false">
            <text:p>FALSE</text:p>
          </table:table-cell>
          <table:table-cell table:formula="of:=MAX([.A47];[.B47])-MIN([.A47];[.B47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97">
            <text:p>29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48]&gt;[.B48]" office:value-type="boolean" office:boolean-value="false">
            <text:p>FALSE</text:p>
          </table:table-cell>
          <table:table-cell table:formula="of:=MAX([.A48];[.B48])-MIN([.A48];[.B48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table:formula="of:=[.A49]&gt;[.B49]" office:value-type="boolean" office:boolean-value="true">
            <text:p>TRUE</text:p>
          </table:table-cell>
          <table:table-cell table:formula="of:=MAX([.A49];[.B49])-MIN([.A49];[.B4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9">
            <text:p>939</text:p>
          </table:table-cell>
          <table:table-cell table:formula="of:=[.A50]&gt;[.B50]" office:value-type="boolean" office:boolean-value="true">
            <text:p>TRUE</text:p>
          </table:table-cell>
          <table:table-cell table:formula="of:=MAX([.A50];[.B50])-MIN([.A50];[.B50])"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9">
            <text:p>209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12">
            <text:p>912</text:p>
          </table:table-cell>
          <table:table-cell table:formula="of:=[.A51]&gt;[.B51]" office:value-type="boolean" office:boolean-value="true">
            <text:p>TRUE</text:p>
          </table:table-cell>
          <table:table-cell table:formula="of:=MAX([.A51];[.B51])-MIN([.A51];[.B51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A52]&gt;[.B52]" office:value-type="boolean" office:boolean-value="false">
            <text:p>FALSE</text:p>
          </table:table-cell>
          <table:table-cell table:formula="of:=MAX([.A52];[.B52])-MIN([.A52];[.B52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42">
            <text:p>24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table:formula="of:=[.A53]&gt;[.B53]" office:value-type="boolean" office:boolean-value="true">
            <text:p>TRUE</text:p>
          </table:table-cell>
          <table:table-cell table:formula="of:=MAX([.A53];[.B53])-MIN([.A53];[.B53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44">
            <text:p>24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formula="of:=[.A54]&gt;[.B54]" office:value-type="boolean" office:boolean-value="true">
            <text:p>TRUE</text:p>
          </table:table-cell>
          <table:table-cell table:formula="of:=MAX([.A54];[.B54])-MIN([.A54];[.B54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83">
            <text:p>2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1">
            <text:p>761</text:p>
          </table:table-cell>
          <table:table-cell table:formula="of:=[.A55]&gt;[.B55]" office:value-type="boolean" office:boolean-value="false">
            <text:p>FALSE</text:p>
          </table:table-cell>
          <table:table-cell table:formula="of:=MAX([.A55];[.B55])-MIN([.A55];[.B55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[.A56]&gt;[.B56]" office:value-type="boolean" office:boolean-value="true">
            <text:p>TRUE</text:p>
          </table:table-cell>
          <table:table-cell table:formula="of:=MAX([.A56];[.B56])-MIN([.A56];[.B5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7">
            <text:p>2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table:formula="of:=[.A57]&gt;[.B57]" office:value-type="boolean" office:boolean-value="true">
            <text:p>TRUE</text:p>
          </table:table-cell>
          <table:table-cell table:formula="of:=MAX([.A57];[.B57])-MIN([.A57];[.B57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3">
            <text:p>473</text:p>
          </table:table-cell>
          <table:table-cell table:formula="of:=[.A58]&gt;[.B58]" office:value-type="boolean" office:boolean-value="false">
            <text:p>FALSE</text:p>
          </table:table-cell>
          <table:table-cell table:formula="of:=MAX([.A58];[.B58])-MIN([.A58];[.B58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97">
            <text:p>1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table:formula="of:=[.A59]&gt;[.B59]" office:value-type="boolean" office:boolean-value="true">
            <text:p>TRUE</text:p>
          </table:table-cell>
          <table:table-cell table:formula="of:=MAX([.A59];[.B59])-MIN([.A59];[.B59])"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05">
            <text:p>905</text:p>
          </table:table-cell>
          <table:table-cell table:formula="of:=[.A60]&gt;[.B60]" office:value-type="boolean" office:boolean-value="true">
            <text:p>TRUE</text:p>
          </table:table-cell>
          <table:table-cell table:formula="of:=MAX([.A60];[.B60])-MIN([.A60];[.B60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61]&gt;[.B61]" office:value-type="boolean" office:boolean-value="true">
            <text:p>TRUE</text:p>
          </table:table-cell>
          <table:table-cell table:formula="of:=MAX([.A61];[.B61])-MIN([.A61];[.B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[.A62]&gt;[.B62]" office:value-type="boolean" office:boolean-value="false">
            <text:p>FALSE</text:p>
          </table:table-cell>
          <table:table-cell table:formula="of:=MAX([.A62];[.B62])-MIN([.A62];[.B62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table:formula="of:=[.A63]&gt;[.B63]" office:value-type="boolean" office:boolean-value="false">
            <text:p>FALSE</text:p>
          </table:table-cell>
          <table:table-cell table:formula="of:=MAX([.A63];[.B63])-MIN([.A63];[.B63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73">
            <text:p>27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table:formula="of:=[.A64]&gt;[.B64]" office:value-type="boolean" office:boolean-value="false">
            <text:p>FALSE</text:p>
          </table:table-cell>
          <table:table-cell table:formula="of:=MAX([.A64];[.B64])-MIN([.A64];[.B64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05">
            <text:p>3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  <table:table-cell table:formula="of:=[.A65]&gt;[.B65]" office:value-type="boolean" office:boolean-value="false">
            <text:p>FALSE</text:p>
          </table:table-cell>
          <table:table-cell table:formula="of:=MAX([.A65];[.B65])-MIN([.A65];[.B65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3">
            <text:p>21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table:formula="of:=[.A66]&gt;[.B66]" office:value-type="boolean" office:boolean-value="true">
            <text:p>TRUE</text:p>
          </table:table-cell>
          <table:table-cell table:formula="of:=MAX([.A66];[.B66])-MIN([.A66];[.B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9">
            <text:p>429</text:p>
          </table:table-cell>
          <table:table-cell table:formula="of:=[.A67]&gt;[.B67]" office:value-type="boolean" office:boolean-value="true">
            <text:p>TRUE</text:p>
          </table:table-cell>
          <table:table-cell table:formula="of:=MAX([.A67];[.B67])-MIN([.A67];[.B67])"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68]&gt;[.B68]" office:value-type="boolean" office:boolean-value="false">
            <text:p>FALSE</text:p>
          </table:table-cell>
          <table:table-cell table:formula="of:=MAX([.A68];[.B68])-MIN([.A68];[.B68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9">
            <text:p>889</text:p>
          </table:table-cell>
          <table:table-cell table:formula="of:=[.A69]&gt;[.B69]" office:value-type="boolean" office:boolean-value="true">
            <text:p>TRUE</text:p>
          </table:table-cell>
          <table:table-cell table:formula="of:=MAX([.A69];[.B69])-MIN([.A69];[.B6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70]&gt;[.B70]" office:value-type="boolean" office:boolean-value="true">
            <text:p>TRUE</text:p>
          </table:table-cell>
          <table:table-cell table:formula="of:=MAX([.A70];[.B70])-MIN([.A70];[.B70])"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5">
            <text:p>985</text:p>
          </table:table-cell>
          <table:table-cell table:formula="of:=[.A71]&gt;[.B71]" office:value-type="boolean" office:boolean-value="true">
            <text:p>TRUE</text:p>
          </table:table-cell>
          <table:table-cell table:formula="of:=MAX([.A71];[.B71])-MIN([.A71];[.B7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[.A72]&gt;[.B72]" office:value-type="boolean" office:boolean-value="true">
            <text:p>TRUE</text:p>
          </table:table-cell>
          <table:table-cell table:formula="of:=MAX([.A72];[.B72])-MIN([.A72];[.B72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73]&gt;[.B73]" office:value-type="boolean" office:boolean-value="false">
            <text:p>FALSE</text:p>
          </table:table-cell>
          <table:table-cell table:formula="of:=MAX([.A73];[.B73])-MIN([.A73];[.B73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table:formula="of:=[.A74]&gt;[.B74]" office:value-type="boolean" office:boolean-value="false">
            <text:p>FALSE</text:p>
          </table:table-cell>
          <table:table-cell table:formula="of:=MAX([.A74];[.B74])-MIN([.A74];[.B74])"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14">
            <text:p>31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A75]&gt;[.B75]" office:value-type="boolean" office:boolean-value="false">
            <text:p>FALSE</text:p>
          </table:table-cell>
          <table:table-cell table:formula="of:=MAX([.A75];[.B75])-MIN([.A75];[.B75])"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70">
            <text:p>2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table:formula="of:=[.A76]&gt;[.B76]" office:value-type="boolean" office:boolean-value="false">
            <text:p>FALSE</text:p>
          </table:table-cell>
          <table:table-cell table:formula="of:=MAX([.A76];[.B76])-MIN([.A76];[.B76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21">
            <text:p>22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41">
            <text:p>841</text:p>
          </table:table-cell>
          <table:table-cell table:formula="of:=[.A77]&gt;[.B77]" office:value-type="boolean" office:boolean-value="true">
            <text:p>TRUE</text:p>
          </table:table-cell>
          <table:table-cell table:formula="of:=MAX([.A77];[.B77])-MIN([.A77];[.B77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96">
            <text:p>19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8">
            <text:p>778</text:p>
          </table:table-cell>
          <table:table-cell table:formula="of:=[.A78]&gt;[.B78]" office:value-type="boolean" office:boolean-value="true">
            <text:p>TRUE</text:p>
          </table:table-cell>
          <table:table-cell table:formula="of:=MAX([.A78];[.B78])-MIN([.A78];[.B78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10">
            <text:p>21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79]&gt;[.B79]" office:value-type="boolean" office:boolean-value="true">
            <text:p>TRUE</text:p>
          </table:table-cell>
          <table:table-cell table:formula="of:=MAX([.A79];[.B79])-MIN([.A79];[.B79])"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table:formula="of:=[.A80]&gt;[.B80]" office:value-type="boolean" office:boolean-value="false">
            <text:p>FALSE</text:p>
          </table:table-cell>
          <table:table-cell table:formula="of:=MAX([.A80];[.B80])-MIN([.A80];[.B80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5">
            <text:p>355</text:p>
          </table:table-cell>
          <table:table-cell table:formula="of:=[.A81]&gt;[.B81]" office:value-type="boolean" office:boolean-value="false">
            <text:p>FALSE</text:p>
          </table:table-cell>
          <table:table-cell table:formula="of:=MAX([.A81];[.B81])-MIN([.A81];[.B81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03">
            <text:p>20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[.A82]&gt;[.B82]" office:value-type="boolean" office:boolean-value="true">
            <text:p>TRUE</text:p>
          </table:table-cell>
          <table:table-cell table:formula="of:=MAX([.A82];[.B82])-MIN([.A82];[.B82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A83]&gt;[.B83]" office:value-type="boolean" office:boolean-value="false">
            <text:p>FALSE</text:p>
          </table:table-cell>
          <table:table-cell table:formula="of:=MAX([.A83];[.B83])-MIN([.A83];[.B8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table:formula="of:=[.A84]&gt;[.B84]" office:value-type="boolean" office:boolean-value="true">
            <text:p>TRUE</text:p>
          </table:table-cell>
          <table:table-cell table:formula="of:=MAX([.A84];[.B84])-MIN([.A84];[.B84])"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09">
            <text:p>30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table:formula="of:=[.A85]&gt;[.B85]" office:value-type="boolean" office:boolean-value="false">
            <text:p>FALSE</text:p>
          </table:table-cell>
          <table:table-cell table:formula="of:=MAX([.A85];[.B85])-MIN([.A85];[.B85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50">
            <text:p>25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1">
            <text:p>521</text:p>
          </table:table-cell>
          <table:table-cell table:formula="of:=[.A86]&gt;[.B86]" office:value-type="boolean" office:boolean-value="true">
            <text:p>TRUE</text:p>
          </table:table-cell>
          <table:table-cell table:formula="of:=MAX([.A86];[.B86])-MIN([.A86];[.B8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8">
            <text:p>578</text:p>
          </table:table-cell>
          <table:table-cell table:formula="of:=[.A87]&gt;[.B87]" office:value-type="boolean" office:boolean-value="false">
            <text:p>FALSE</text:p>
          </table:table-cell>
          <table:table-cell table:formula="of:=MAX([.A87];[.B87])-MIN([.A87];[.B8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table:formula="of:=[.A88]&gt;[.B88]" office:value-type="boolean" office:boolean-value="true">
            <text:p>TRUE</text:p>
          </table:table-cell>
          <table:table-cell table:formula="of:=MAX([.A88];[.B88])-MIN([.A88];[.B88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7">
            <text:p>2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[.A89]&gt;[.B89]" office:value-type="boolean" office:boolean-value="false">
            <text:p>FALSE</text:p>
          </table:table-cell>
          <table:table-cell table:formula="of:=MAX([.A89];[.B89])-MIN([.A89];[.B89])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51">
            <text:p>851</text:p>
          </table:table-cell>
          <table:table-cell table:formula="of:=[.A90]&gt;[.B90]" office:value-type="boolean" office:boolean-value="false">
            <text:p>FALSE</text:p>
          </table:table-cell>
          <table:table-cell table:formula="of:=MAX([.A90];[.B90])-MIN([.A90];[.B90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88">
            <text:p>2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2">
            <text:p>592</text:p>
          </table:table-cell>
          <table:table-cell table:formula="of:=[.A91]&gt;[.B91]" office:value-type="boolean" office:boolean-value="false">
            <text:p>FALSE</text:p>
          </table:table-cell>
          <table:table-cell table:formula="of:=MAX([.A91];[.B91])-MIN([.A91];[.B91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2">
            <text:p>972</text:p>
          </table:table-cell>
          <table:table-cell table:formula="of:=[.A92]&gt;[.B92]" office:value-type="boolean" office:boolean-value="false">
            <text:p>FALSE</text:p>
          </table:table-cell>
          <table:table-cell table:formula="of:=MAX([.A92];[.B92])-MIN([.A92];[.B9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43">
            <text:p>2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table:formula="of:=[.A93]&gt;[.B93]" office:value-type="boolean" office:boolean-value="true">
            <text:p>TRUE</text:p>
          </table:table-cell>
          <table:table-cell table:formula="of:=MAX([.A93];[.B93])-MIN([.A93];[.B93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68">
            <text:p>26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94]&gt;[.B94]" office:value-type="boolean" office:boolean-value="true">
            <text:p>TRUE</text:p>
          </table:table-cell>
          <table:table-cell table:formula="of:=MAX([.A94];[.B94])-MIN([.A94];[.B94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91">
            <text:p>29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table:formula="of:=[.A95]&gt;[.B95]" office:value-type="boolean" office:boolean-value="false">
            <text:p>FALSE</text:p>
          </table:table-cell>
          <table:table-cell table:formula="of:=MAX([.A95];[.B95])-MIN([.A95];[.B9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82">
            <text:p>28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940">
            <text:p>940</text:p>
          </table:table-cell>
          <table:table-cell table:formula="of:=[.A96]&gt;[.B96]" office:value-type="boolean" office:boolean-value="false">
            <text:p>FALSE</text:p>
          </table:table-cell>
          <table:table-cell table:formula="of:=MAX([.A96];[.B96])-MIN([.A96];[.B96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4">
            <text:p>604</text:p>
          </table:table-cell>
          <table:table-cell table:formula="of:=[.A97]&gt;[.B97]" office:value-type="boolean" office:boolean-value="true">
            <text:p>TRUE</text:p>
          </table:table-cell>
          <table:table-cell table:formula="of:=MAX([.A97];[.B97])-MIN([.A97];[.B97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58">
            <text:p>25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table:formula="of:=[.A98]&gt;[.B98]" office:value-type="boolean" office:boolean-value="false">
            <text:p>FALSE</text:p>
          </table:table-cell>
          <table:table-cell table:formula="of:=MAX([.A98];[.B98])-MIN([.A98];[.B98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33">
            <text:p>2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table:formula="of:=[.A99]&gt;[.B99]" office:value-type="boolean" office:boolean-value="true">
            <text:p>TRUE</text:p>
          </table:table-cell>
          <table:table-cell table:formula="of:=MAX([.A99];[.B99])-MIN([.A99];[.B99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table:formula="of:=[.A100]&gt;[.B100]" office:value-type="boolean" office:boolean-value="false">
            <text:p>FALSE</text:p>
          </table:table-cell>
          <table:table-cell table:formula="of:=MAX([.A100];[.B100])-MIN([.A100];[.B10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65">
            <text:p>26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6">
            <text:p>796</text:p>
          </table:table-cell>
          <table:table-cell table:formula="of:=[.A101]&gt;[.B101]" office:value-type="boolean" office:boolean-value="true">
            <text:p>TRUE</text:p>
          </table:table-cell>
          <table:table-cell table:formula="of:=MAX([.A101];[.B101])-MIN([.A101];[.B10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0">
            <text:p>2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6">
            <text:p>716</text:p>
          </table:table-cell>
          <table:table-cell table:formula="of:=[.A102]&gt;[.B102]" office:value-type="boolean" office:boolean-value="true">
            <text:p>TRUE</text:p>
          </table:table-cell>
          <table:table-cell table:formula="of:=MAX([.A102];[.B102])-MIN([.A102];[.B10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table:formula="of:=[.A103]&gt;[.B103]" office:value-type="boolean" office:boolean-value="false">
            <text:p>FALSE</text:p>
          </table:table-cell>
          <table:table-cell table:formula="of:=MAX([.A103];[.B103])-MIN([.A103];[.B103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13">
            <text:p>21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1">
            <text:p>811</text:p>
          </table:table-cell>
          <table:table-cell table:formula="of:=[.A104]&gt;[.B104]" office:value-type="boolean" office:boolean-value="true">
            <text:p>TRUE</text:p>
          </table:table-cell>
          <table:table-cell table:formula="of:=MAX([.A104];[.B104])-MIN([.A104];[.B104])"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2">
            <text:p>2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table:formula="of:=[.A105]&gt;[.B105]" office:value-type="boolean" office:boolean-value="true">
            <text:p>TRUE</text:p>
          </table:table-cell>
          <table:table-cell table:formula="of:=MAX([.A105];[.B105])-MIN([.A105];[.B10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66">
            <text:p>26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table:formula="of:=[.A106]&gt;[.B106]" office:value-type="boolean" office:boolean-value="true">
            <text:p>TRUE</text:p>
          </table:table-cell>
          <table:table-cell table:formula="of:=MAX([.A106];[.B106])-MIN([.A106];[.B106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9">
            <text:p>2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7">
            <text:p>407</text:p>
          </table:table-cell>
          <table:table-cell table:formula="of:=[.A107]&gt;[.B107]" office:value-type="boolean" office:boolean-value="true">
            <text:p>TRUE</text:p>
          </table:table-cell>
          <table:table-cell table:formula="of:=MAX([.A107];[.B107])-MIN([.A107];[.B10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54">
            <text:p>25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table:formula="of:=[.A108]&gt;[.B108]" office:value-type="boolean" office:boolean-value="true">
            <text:p>TRUE</text:p>
          </table:table-cell>
          <table:table-cell table:formula="of:=MAX([.A108];[.B108])-MIN([.A108];[.B108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81">
            <text:p>18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A109]&gt;[.B109]" office:value-type="boolean" office:boolean-value="true">
            <text:p>TRUE</text:p>
          </table:table-cell>
          <table:table-cell table:formula="of:=MAX([.A109];[.B109])-MIN([.A109];[.B109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95">
            <text:p>19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A110]&gt;[.B110]" office:value-type="boolean" office:boolean-value="true">
            <text:p>TRUE</text:p>
          </table:table-cell>
          <table:table-cell table:formula="of:=MAX([.A110];[.B110])-MIN([.A110];[.B110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11]&gt;[.B111]" office:value-type="boolean" office:boolean-value="true">
            <text:p>TRUE</text:p>
          </table:table-cell>
          <table:table-cell table:formula="of:=MAX([.A111];[.B111])-MIN([.A111];[.B11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12">
            <text:p>31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[.A112]&gt;[.B112]" office:value-type="boolean" office:boolean-value="false">
            <text:p>FALSE</text:p>
          </table:table-cell>
          <table:table-cell table:formula="of:=MAX([.A112];[.B112])-MIN([.A112];[.B112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9">
            <text:p>859</text:p>
          </table:table-cell>
          <table:table-cell table:formula="of:=[.A113]&gt;[.B113]" office:value-type="boolean" office:boolean-value="true">
            <text:p>TRUE</text:p>
          </table:table-cell>
          <table:table-cell table:formula="of:=MAX([.A113];[.B113])-MIN([.A113];[.B113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9">
            <text:p>729</text:p>
          </table:table-cell>
          <table:table-cell table:formula="of:=[.A114]&gt;[.B114]" office:value-type="boolean" office:boolean-value="true">
            <text:p>TRUE</text:p>
          </table:table-cell>
          <table:table-cell table:formula="of:=MAX([.A114];[.B114])-MIN([.A114];[.B11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43">
            <text:p>24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table:formula="of:=[.A115]&gt;[.B115]" office:value-type="boolean" office:boolean-value="false">
            <text:p>FALSE</text:p>
          </table:table-cell>
          <table:table-cell table:formula="of:=MAX([.A115];[.B115])-MIN([.A115];[.B11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5">
            <text:p>25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formula="of:=[.A116]&gt;[.B116]" office:value-type="boolean" office:boolean-value="false">
            <text:p>FALSE</text:p>
          </table:table-cell>
          <table:table-cell table:formula="of:=MAX([.A116];[.B116])-MIN([.A116];[.B116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1">
            <text:p>2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formula="of:=[.A117]&gt;[.B117]" office:value-type="boolean" office:boolean-value="true">
            <text:p>TRUE</text:p>
          </table:table-cell>
          <table:table-cell table:formula="of:=MAX([.A117];[.B117])-MIN([.A117];[.B117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7">
            <text:p>2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2">
            <text:p>782</text:p>
          </table:table-cell>
          <table:table-cell table:formula="of:=[.A118]&gt;[.B118]" office:value-type="boolean" office:boolean-value="true">
            <text:p>TRUE</text:p>
          </table:table-cell>
          <table:table-cell table:formula="of:=MAX([.A118];[.B118])-MIN([.A118];[.B118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11">
            <text:p>2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table:formula="of:=[.A119]&gt;[.B119]" office:value-type="boolean" office:boolean-value="true">
            <text:p>TRUE</text:p>
          </table:table-cell>
          <table:table-cell table:formula="of:=MAX([.A119];[.B119])-MIN([.A119];[.B11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table:formula="of:=[.A120]&gt;[.B120]" office:value-type="boolean" office:boolean-value="false">
            <text:p>FALSE</text:p>
          </table:table-cell>
          <table:table-cell table:formula="of:=MAX([.A120];[.B120])-MIN([.A120];[.B120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9">
            <text:p>24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7">
            <text:p>737</text:p>
          </table:table-cell>
          <table:table-cell table:formula="of:=[.A121]&gt;[.B121]" office:value-type="boolean" office:boolean-value="true">
            <text:p>TRUE</text:p>
          </table:table-cell>
          <table:table-cell table:formula="of:=MAX([.A121];[.B121])-MIN([.A121];[.B121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37">
            <text:p>2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formula="of:=[.A122]&gt;[.B122]" office:value-type="boolean" office:boolean-value="true">
            <text:p>TRUE</text:p>
          </table:table-cell>
          <table:table-cell table:formula="of:=MAX([.A122];[.B122])-MIN([.A122];[.B122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table:formula="of:=[.A123]&gt;[.B123]" office:value-type="boolean" office:boolean-value="true">
            <text:p>TRUE</text:p>
          </table:table-cell>
          <table:table-cell table:formula="of:=MAX([.A123];[.B123])-MIN([.A123];[.B123])"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88">
            <text:p>28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9">
            <text:p>469</text:p>
          </table:table-cell>
          <table:table-cell table:formula="of:=[.A124]&gt;[.B124]" office:value-type="boolean" office:boolean-value="false">
            <text:p>FALSE</text:p>
          </table:table-cell>
          <table:table-cell table:formula="of:=MAX([.A124];[.B124])-MIN([.A124];[.B124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table:formula="of:=[.A125]&gt;[.B125]" office:value-type="boolean" office:boolean-value="true">
            <text:p>TRUE</text:p>
          </table:table-cell>
          <table:table-cell table:formula="of:=MAX([.A125];[.B125])-MIN([.A125];[.B12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18">
            <text:p>21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4">
            <text:p>954</text:p>
          </table:table-cell>
          <table:table-cell table:formula="of:=[.A126]&gt;[.B126]" office:value-type="boolean" office:boolean-value="true">
            <text:p>TRUE</text:p>
          </table:table-cell>
          <table:table-cell table:formula="of:=MAX([.A126];[.B126])-MIN([.A126];[.B126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[.A127]&gt;[.B127]" office:value-type="boolean" office:boolean-value="false">
            <text:p>FALSE</text:p>
          </table:table-cell>
          <table:table-cell table:formula="of:=MAX([.A127];[.B127])-MIN([.A127];[.B127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34">
            <text:p>23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table:formula="of:=[.A128]&gt;[.B128]" office:value-type="boolean" office:boolean-value="true">
            <text:p>TRUE</text:p>
          </table:table-cell>
          <table:table-cell table:formula="of:=MAX([.A128];[.B128])-MIN([.A128];[.B128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1">
            <text:p>701</text:p>
          </table:table-cell>
          <table:table-cell table:formula="of:=[.A129]&gt;[.B129]" office:value-type="boolean" office:boolean-value="true">
            <text:p>TRUE</text:p>
          </table:table-cell>
          <table:table-cell table:formula="of:=MAX([.A129];[.B129])-MIN([.A129];[.B129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table:formula="of:=[.A130]&gt;[.B130]" office:value-type="boolean" office:boolean-value="false">
            <text:p>FALSE</text:p>
          </table:table-cell>
          <table:table-cell table:formula="of:=MAX([.A130];[.B130])-MIN([.A130];[.B130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3">
            <text:p>233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table:formula="of:=[.A131]&gt;[.B131]" office:value-type="boolean" office:boolean-value="false">
            <text:p>FALSE</text:p>
          </table:table-cell>
          <table:table-cell table:formula="of:=MAX([.A131];[.B131])-MIN([.A131];[.B131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88">
            <text:p>28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table:formula="of:=[.A132]&gt;[.B132]" office:value-type="boolean" office:boolean-value="true">
            <text:p>TRUE</text:p>
          </table:table-cell>
          <table:table-cell table:formula="of:=MAX([.A132];[.B132])-MIN([.A132];[.B13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133]&gt;[.B133]" office:value-type="boolean" office:boolean-value="true">
            <text:p>TRUE</text:p>
          </table:table-cell>
          <table:table-cell table:formula="of:=MAX([.A133];[.B133])-MIN([.A133];[.B133])"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69">
            <text:p>869</text:p>
          </table:table-cell>
          <table:table-cell table:formula="of:=[.A134]&gt;[.B134]" office:value-type="boolean" office:boolean-value="false">
            <text:p>FALSE</text:p>
          </table:table-cell>
          <table:table-cell table:formula="of:=MAX([.A134];[.B134])-MIN([.A134];[.B134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30">
            <text:p>23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table:formula="of:=[.A135]&gt;[.B135]" office:value-type="boolean" office:boolean-value="false">
            <text:p>FALSE</text:p>
          </table:table-cell>
          <table:table-cell table:formula="of:=MAX([.A135];[.B135])-MIN([.A135];[.B13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9">
            <text:p>2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27">
            <text:p>927</text:p>
          </table:table-cell>
          <table:table-cell table:formula="of:=[.A136]&gt;[.B136]" office:value-type="boolean" office:boolean-value="false">
            <text:p>FALSE</text:p>
          </table:table-cell>
          <table:table-cell table:formula="of:=MAX([.A136];[.B136])-MIN([.A136];[.B136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03">
            <text:p>2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table:formula="of:=[.A137]&gt;[.B137]" office:value-type="boolean" office:boolean-value="true">
            <text:p>TRUE</text:p>
          </table:table-cell>
          <table:table-cell table:formula="of:=MAX([.A137];[.B137])-MIN([.A137];[.B137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table:formula="of:=[.A138]&gt;[.B138]" office:value-type="boolean" office:boolean-value="true">
            <text:p>TRUE</text:p>
          </table:table-cell>
          <table:table-cell table:formula="of:=MAX([.A138];[.B138])-MIN([.A138];[.B138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70">
            <text:p>27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47">
            <text:p>747</text:p>
          </table:table-cell>
          <table:table-cell table:formula="of:=[.A139]&gt;[.B139]" office:value-type="boolean" office:boolean-value="true">
            <text:p>TRUE</text:p>
          </table:table-cell>
          <table:table-cell table:formula="of:=MAX([.A139];[.B139])-MIN([.A139];[.B139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85">
            <text:p>1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formula="of:=[.A140]&gt;[.B140]" office:value-type="boolean" office:boolean-value="true">
            <text:p>TRUE</text:p>
          </table:table-cell>
          <table:table-cell table:formula="of:=MAX([.A140];[.B140])-MIN([.A140];[.B140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9">
            <text:p>26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table:formula="of:=[.A141]&gt;[.B141]" office:value-type="boolean" office:boolean-value="false">
            <text:p>FALSE</text:p>
          </table:table-cell>
          <table:table-cell table:formula="of:=MAX([.A141];[.B141])-MIN([.A141];[.B141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44">
            <text:p>2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table:formula="of:=[.A142]&gt;[.B142]" office:value-type="boolean" office:boolean-value="false">
            <text:p>FALSE</text:p>
          </table:table-cell>
          <table:table-cell table:formula="of:=MAX([.A142];[.B142])-MIN([.A142];[.B142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01">
            <text:p>30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table:formula="of:=[.A143]&gt;[.B143]" office:value-type="boolean" office:boolean-value="false">
            <text:p>FALSE</text:p>
          </table:table-cell>
          <table:table-cell table:formula="of:=MAX([.A143];[.B143])-MIN([.A143];[.B143])"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23">
            <text:p>22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table:formula="of:=[.A144]&gt;[.B144]" office:value-type="boolean" office:boolean-value="true">
            <text:p>TRUE</text:p>
          </table:table-cell>
          <table:table-cell table:formula="of:=MAX([.A144];[.B144])-MIN([.A144];[.B14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51">
            <text:p>2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[.A145]&gt;[.B145]" office:value-type="boolean" office:boolean-value="false">
            <text:p>FALSE</text:p>
          </table:table-cell>
          <table:table-cell table:formula="of:=MAX([.A145];[.B145])-MIN([.A145];[.B145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formula="of:=[.A146]&gt;[.B146]" office:value-type="boolean" office:boolean-value="false">
            <text:p>FALSE</text:p>
          </table:table-cell>
          <table:table-cell table:formula="of:=MAX([.A146];[.B146])-MIN([.A146];[.B146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70">
            <text:p>27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formula="of:=[.A147]&gt;[.B147]" office:value-type="boolean" office:boolean-value="false">
            <text:p>FALSE</text:p>
          </table:table-cell>
          <table:table-cell table:formula="of:=MAX([.A147];[.B147])-MIN([.A147];[.B147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61">
            <text:p>2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table:formula="of:=[.A148]&gt;[.B148]" office:value-type="boolean" office:boolean-value="true">
            <text:p>TRUE</text:p>
          </table:table-cell>
          <table:table-cell table:formula="of:=MAX([.A148];[.B148])-MIN([.A148];[.B14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2">
            <text:p>24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table:formula="of:=[.A149]&gt;[.B149]" office:value-type="boolean" office:boolean-value="true">
            <text:p>TRUE</text:p>
          </table:table-cell>
          <table:table-cell table:formula="of:=MAX([.A149];[.B149])-MIN([.A149];[.B149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64">
            <text:p>2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table:formula="of:=[.A150]&gt;[.B150]" office:value-type="boolean" office:boolean-value="false">
            <text:p>FALSE</text:p>
          </table:table-cell>
          <table:table-cell table:formula="of:=MAX([.A150];[.B150])-MIN([.A150];[.B150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5">
            <text:p>545</text:p>
          </table:table-cell>
          <table:table-cell table:formula="of:=[.A151]&gt;[.B151]" office:value-type="boolean" office:boolean-value="true">
            <text:p>TRUE</text:p>
          </table:table-cell>
          <table:table-cell table:formula="of:=MAX([.A151];[.B151])-MIN([.A151];[.B151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52">
            <text:p>25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6">
            <text:p>496</text:p>
          </table:table-cell>
          <table:table-cell table:formula="of:=[.A152]&gt;[.B152]" office:value-type="boolean" office:boolean-value="false">
            <text:p>FALSE</text:p>
          </table:table-cell>
          <table:table-cell table:formula="of:=MAX([.A152];[.B152])-MIN([.A152];[.B152])"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02">
            <text:p>2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table:formula="of:=[.A153]&gt;[.B153]" office:value-type="boolean" office:boolean-value="true">
            <text:p>TRUE</text:p>
          </table:table-cell>
          <table:table-cell table:formula="of:=MAX([.A153];[.B153])-MIN([.A153];[.B153])"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79">
            <text:p>27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table:formula="of:=[.A154]&gt;[.B154]" office:value-type="boolean" office:boolean-value="false">
            <text:p>FALSE</text:p>
          </table:table-cell>
          <table:table-cell table:formula="of:=MAX([.A154];[.B154])-MIN([.A154];[.B154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77">
            <text:p>2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table:formula="of:=[.A155]&gt;[.B155]" office:value-type="boolean" office:boolean-value="true">
            <text:p>TRUE</text:p>
          </table:table-cell>
          <table:table-cell table:formula="of:=MAX([.A155];[.B155])-MIN([.A155];[.B15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table:formula="of:=[.A156]&gt;[.B156]" office:value-type="boolean" office:boolean-value="false">
            <text:p>FALSE</text:p>
          </table:table-cell>
          <table:table-cell table:formula="of:=MAX([.A156];[.B156])-MIN([.A156];[.B156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0">
            <text:p>24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7">
            <text:p>407</text:p>
          </table:table-cell>
          <table:table-cell table:formula="of:=[.A157]&gt;[.B157]" office:value-type="boolean" office:boolean-value="true">
            <text:p>TRUE</text:p>
          </table:table-cell>
          <table:table-cell table:formula="of:=MAX([.A157];[.B157])-MIN([.A157];[.B157])"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23">
            <text:p>2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table:formula="of:=[.A158]&gt;[.B158]" office:value-type="boolean" office:boolean-value="true">
            <text:p>TRUE</text:p>
          </table:table-cell>
          <table:table-cell table:formula="of:=MAX([.A158];[.B158])-MIN([.A158];[.B158])"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46">
            <text:p>24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159]&gt;[.B159]" office:value-type="boolean" office:boolean-value="false">
            <text:p>FALSE</text:p>
          </table:table-cell>
          <table:table-cell table:formula="of:=MAX([.A159];[.B159])-MIN([.A159];[.B159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38">
            <text:p>23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table:formula="of:=[.A160]&gt;[.B160]" office:value-type="boolean" office:boolean-value="true">
            <text:p>TRUE</text:p>
          </table:table-cell>
          <table:table-cell table:formula="of:=MAX([.A160];[.B160])-MIN([.A160];[.B16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47">
            <text:p>24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table:formula="of:=[.A161]&gt;[.B161]" office:value-type="boolean" office:boolean-value="true">
            <text:p>TRUE</text:p>
          </table:table-cell>
          <table:table-cell table:formula="of:=MAX([.A161];[.B161])-MIN([.A161];[.B161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57">
            <text:p>25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[.A162]&gt;[.B162]" office:value-type="boolean" office:boolean-value="true">
            <text:p>TRUE</text:p>
          </table:table-cell>
          <table:table-cell table:formula="of:=MAX([.A162];[.B162])-MIN([.A162];[.B162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24">
            <text:p>424</text:p>
          </table:table-cell>
          <table:table-cell table:formula="of:=[.A163]&gt;[.B163]" office:value-type="boolean" office:boolean-value="false">
            <text:p>FALSE</text:p>
          </table:table-cell>
          <table:table-cell table:formula="of:=MAX([.A163];[.B163])-MIN([.A163];[.B163])"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6">
            <text:p>2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164]&gt;[.B164]" office:value-type="boolean" office:boolean-value="true">
            <text:p>TRUE</text:p>
          </table:table-cell>
          <table:table-cell table:formula="of:=MAX([.A164];[.B164])-MIN([.A164];[.B164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62">
            <text:p>2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table:formula="of:=[.A165]&gt;[.B165]" office:value-type="boolean" office:boolean-value="true">
            <text:p>TRUE</text:p>
          </table:table-cell>
          <table:table-cell table:formula="of:=MAX([.A165];[.B165])-MIN([.A165];[.B165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3">
            <text:p>19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table:formula="of:=[.A166]&gt;[.B166]" office:value-type="boolean" office:boolean-value="true">
            <text:p>TRUE</text:p>
          </table:table-cell>
          <table:table-cell table:formula="of:=MAX([.A166];[.B166])-MIN([.A166];[.B1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table:formula="of:=[.A167]&gt;[.B167]" office:value-type="boolean" office:boolean-value="true">
            <text:p>TRUE</text:p>
          </table:table-cell>
          <table:table-cell table:formula="of:=MAX([.A167];[.B167])-MIN([.A167];[.B167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table:formula="of:=[.A168]&gt;[.B168]" office:value-type="boolean" office:boolean-value="true">
            <text:p>TRUE</text:p>
          </table:table-cell>
          <table:table-cell table:formula="of:=MAX([.A168];[.B168])-MIN([.A168];[.B168])"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42">
            <text:p>242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table:formula="of:=[.A169]&gt;[.B169]" office:value-type="boolean" office:boolean-value="true">
            <text:p>TRUE</text:p>
          </table:table-cell>
          <table:table-cell table:formula="of:=MAX([.A169];[.B169])-MIN([.A169];[.B169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1">
            <text:p>27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7">
            <text:p>597</text:p>
          </table:table-cell>
          <table:table-cell table:formula="of:=[.A170]&gt;[.B170]" office:value-type="boolean" office:boolean-value="true">
            <text:p>TRUE</text:p>
          </table:table-cell>
          <table:table-cell table:formula="of:=MAX([.A170];[.B170])-MIN([.A170];[.B170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259">
            <text:p>25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5">
            <text:p>535</text:p>
          </table:table-cell>
          <table:table-cell table:formula="of:=[.A171]&gt;[.B171]" office:value-type="boolean" office:boolean-value="false">
            <text:p>FALSE</text:p>
          </table:table-cell>
          <table:table-cell table:formula="of:=MAX([.A171];[.B171])-MIN([.A171];[.B171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91">
            <text:p>2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1">
            <text:p>551</text:p>
          </table:table-cell>
          <table:table-cell table:formula="of:=[.A172]&gt;[.B172]" office:value-type="boolean" office:boolean-value="false">
            <text:p>FALSE</text:p>
          </table:table-cell>
          <table:table-cell table:formula="of:=MAX([.A172];[.B172])-MIN([.A172];[.B172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73">
            <text:p>2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173]&gt;[.B173]" office:value-type="boolean" office:boolean-value="false">
            <text:p>FALSE</text:p>
          </table:table-cell>
          <table:table-cell table:formula="of:=MAX([.A173];[.B173])-MIN([.A173];[.B173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303">
            <text:p>30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table:formula="of:=[.A174]&gt;[.B174]" office:value-type="boolean" office:boolean-value="true">
            <text:p>TRUE</text:p>
          </table:table-cell>
          <table:table-cell table:formula="of:=MAX([.A174];[.B174])-MIN([.A174];[.B174])"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66">
            <text:p>26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8">
            <text:p>478</text:p>
          </table:table-cell>
          <table:table-cell table:formula="of:=[.A175]&gt;[.B175]" office:value-type="boolean" office:boolean-value="false">
            <text:p>FALSE</text:p>
          </table:table-cell>
          <table:table-cell table:formula="of:=MAX([.A175];[.B175])-MIN([.A175];[.B175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0">
            <text:p>23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table:formula="of:=[.A176]&gt;[.B176]" office:value-type="boolean" office:boolean-value="true">
            <text:p>TRUE</text:p>
          </table:table-cell>
          <table:table-cell table:formula="of:=MAX([.A176];[.B176])-MIN([.A176];[.B17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table:formula="of:=[.A177]&gt;[.B177]" office:value-type="boolean" office:boolean-value="true">
            <text:p>TRUE</text:p>
          </table:table-cell>
          <table:table-cell table:formula="of:=MAX([.A177];[.B177])-MIN([.A177];[.B177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[.A178]&gt;[.B178]" office:value-type="boolean" office:boolean-value="false">
            <text:p>FALSE</text:p>
          </table:table-cell>
          <table:table-cell table:formula="of:=MAX([.A178];[.B178])-MIN([.A178];[.B178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47">
            <text:p>2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table:formula="of:=[.A179]&gt;[.B179]" office:value-type="boolean" office:boolean-value="false">
            <text:p>FALSE</text:p>
          </table:table-cell>
          <table:table-cell table:formula="of:=MAX([.A179];[.B179])-MIN([.A179];[.B179])"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54">
            <text:p>25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4">
            <text:p>584</text:p>
          </table:table-cell>
          <table:table-cell table:formula="of:=[.A180]&gt;[.B180]" office:value-type="boolean" office:boolean-value="true">
            <text:p>TRUE</text:p>
          </table:table-cell>
          <table:table-cell table:formula="of:=MAX([.A180];[.B180])-MIN([.A180];[.B180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[.A181]&gt;[.B181]" office:value-type="boolean" office:boolean-value="false">
            <text:p>FALSE</text:p>
          </table:table-cell>
          <table:table-cell table:formula="of:=MAX([.A181];[.B181])-MIN([.A181];[.B18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19">
            <text:p>2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formula="of:=[.A182]&gt;[.B182]" office:value-type="boolean" office:boolean-value="true">
            <text:p>TRUE</text:p>
          </table:table-cell>
          <table:table-cell table:formula="of:=MAX([.A182];[.B182])-MIN([.A182];[.B182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41">
            <text:p>941</text:p>
          </table:table-cell>
          <table:table-cell table:formula="of:=[.A183]&gt;[.B183]" office:value-type="boolean" office:boolean-value="true">
            <text:p>TRUE</text:p>
          </table:table-cell>
          <table:table-cell table:formula="of:=MAX([.A183];[.B183])-MIN([.A183];[.B183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7">
            <text:p>20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12">
            <text:p>712</text:p>
          </table:table-cell>
          <table:table-cell table:formula="of:=[.A184]&gt;[.B184]" office:value-type="boolean" office:boolean-value="true">
            <text:p>TRUE</text:p>
          </table:table-cell>
          <table:table-cell table:formula="of:=MAX([.A184];[.B184])-MIN([.A184];[.B184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86">
            <text:p>28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1">
            <text:p>701</text:p>
          </table:table-cell>
          <table:table-cell table:formula="of:=[.A185]&gt;[.B185]" office:value-type="boolean" office:boolean-value="false">
            <text:p>FALSE</text:p>
          </table:table-cell>
          <table:table-cell table:formula="of:=MAX([.A185];[.B185])-MIN([.A185];[.B18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8">
            <text:p>23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48">
            <text:p>748</text:p>
          </table:table-cell>
          <table:table-cell table:formula="of:=[.A186]&gt;[.B186]" office:value-type="boolean" office:boolean-value="true">
            <text:p>TRUE</text:p>
          </table:table-cell>
          <table:table-cell table:formula="of:=MAX([.A186];[.B186])-MIN([.A186];[.B186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3">
            <text:p>26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table:formula="of:=[.A187]&gt;[.B187]" office:value-type="boolean" office:boolean-value="false">
            <text:p>FALSE</text:p>
          </table:table-cell>
          <table:table-cell table:formula="of:=MAX([.A187];[.B187])-MIN([.A187];[.B187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188]&gt;[.B188]" office:value-type="boolean" office:boolean-value="false">
            <text:p>FALSE</text:p>
          </table:table-cell>
          <table:table-cell table:formula="of:=MAX([.A188];[.B188])-MIN([.A188];[.B188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09">
            <text:p>30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table:formula="of:=[.A189]&gt;[.B189]" office:value-type="boolean" office:boolean-value="false">
            <text:p>FALSE</text:p>
          </table:table-cell>
          <table:table-cell table:formula="of:=MAX([.A189];[.B189])-MIN([.A189];[.B189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table:formula="of:=[.A190]&gt;[.B190]" office:value-type="boolean" office:boolean-value="false">
            <text:p>FALSE</text:p>
          </table:table-cell>
          <table:table-cell table:formula="of:=MAX([.A190];[.B190])-MIN([.A190];[.B190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62">
            <text:p>26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191]&gt;[.B191]" office:value-type="boolean" office:boolean-value="false">
            <text:p>FALSE</text:p>
          </table:table-cell>
          <table:table-cell table:formula="of:=MAX([.A191];[.B191])-MIN([.A191];[.B191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1">
            <text:p>471</text:p>
          </table:table-cell>
          <table:table-cell table:formula="of:=[.A192]&gt;[.B192]" office:value-type="boolean" office:boolean-value="true">
            <text:p>TRUE</text:p>
          </table:table-cell>
          <table:table-cell table:formula="of:=MAX([.A192];[.B192])-MIN([.A192];[.B192])"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69">
            <text:p>869</text:p>
          </table:table-cell>
          <table:table-cell table:formula="of:=[.A193]&gt;[.B193]" office:value-type="boolean" office:boolean-value="false">
            <text:p>FALSE</text:p>
          </table:table-cell>
          <table:table-cell table:formula="of:=MAX([.A193];[.B193])-MIN([.A193];[.B193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table:formula="of:=[.A194]&gt;[.B194]" office:value-type="boolean" office:boolean-value="true">
            <text:p>TRUE</text:p>
          </table:table-cell>
          <table:table-cell table:formula="of:=MAX([.A194];[.B194])-MIN([.A194];[.B194])"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88">
            <text:p>2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6">
            <text:p>506</text:p>
          </table:table-cell>
          <table:table-cell table:formula="of:=[.A195]&gt;[.B195]" office:value-type="boolean" office:boolean-value="true">
            <text:p>TRUE</text:p>
          </table:table-cell>
          <table:table-cell table:formula="of:=MAX([.A195];[.B195])-MIN([.A195];[.B195]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63">
            <text:p>26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formula="of:=[.A196]&gt;[.B196]" office:value-type="boolean" office:boolean-value="false">
            <text:p>FALSE</text:p>
          </table:table-cell>
          <table:table-cell table:formula="of:=MAX([.A196];[.B196])-MIN([.A196];[.B196]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07">
            <text:p>707</text:p>
          </table:table-cell>
          <table:table-cell table:formula="of:=[.A197]&gt;[.B197]" office:value-type="boolean" office:boolean-value="false">
            <text:p>FALSE</text:p>
          </table:table-cell>
          <table:table-cell table:formula="of:=MAX([.A197];[.B197])-MIN([.A197];[.B19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03">
            <text:p>3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table:formula="of:=[.A198]&gt;[.B198]" office:value-type="boolean" office:boolean-value="false">
            <text:p>FALSE</text:p>
          </table:table-cell>
          <table:table-cell table:formula="of:=MAX([.A198];[.B198])-MIN([.A198];[.B198])"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92">
            <text:p>29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34">
            <text:p>434</text:p>
          </table:table-cell>
          <table:table-cell table:formula="of:=[.A199]&gt;[.B199]" office:value-type="boolean" office:boolean-value="false">
            <text:p>FALSE</text:p>
          </table:table-cell>
          <table:table-cell table:formula="of:=MAX([.A199];[.B199])-MIN([.A199];[.B199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23">
            <text:p>2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3">
            <text:p>443</text:p>
          </table:table-cell>
          <table:table-cell table:formula="of:=[.A200]&gt;[.B200]" office:value-type="boolean" office:boolean-value="true">
            <text:p>TRUE</text:p>
          </table:table-cell>
          <table:table-cell table:formula="of:=MAX([.A200];[.B200])-MIN([.A200];[.B200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34">
            <text:p>33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9">
            <text:p>829</text:p>
          </table:table-cell>
          <table:table-cell table:formula="of:=[.A201]&gt;[.B201]" office:value-type="boolean" office:boolean-value="false">
            <text:p>FALSE</text:p>
          </table:table-cell>
          <table:table-cell table:formula="of:=MAX([.A201];[.B201])-MIN([.A201];[.B201])"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table:formula="of:=[.A202]&gt;[.B202]" office:value-type="boolean" office:boolean-value="true">
            <text:p>TRUE</text:p>
          </table:table-cell>
          <table:table-cell table:formula="of:=MAX([.A202];[.B202])-MIN([.A202];[.B202])"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16">
            <text:p>31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table:formula="of:=[.A203]&gt;[.B203]" office:value-type="boolean" office:boolean-value="false">
            <text:p>FALSE</text:p>
          </table:table-cell>
          <table:table-cell table:formula="of:=MAX([.A203];[.B203])-MIN([.A203];[.B203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table:formula="of:=[.A204]&gt;[.B204]" office:value-type="boolean" office:boolean-value="false">
            <text:p>FALSE</text:p>
          </table:table-cell>
          <table:table-cell table:formula="of:=MAX([.A204];[.B204])-MIN([.A204];[.B204])"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99">
            <text:p>2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table:formula="of:=[.A205]&gt;[.B205]" office:value-type="boolean" office:boolean-value="true">
            <text:p>TRUE</text:p>
          </table:table-cell>
          <table:table-cell table:formula="of:=MAX([.A205];[.B205])-MIN([.A205];[.B205])"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28">
            <text:p>2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81">
            <text:p>881</text:p>
          </table:table-cell>
          <table:table-cell table:formula="of:=[.A206]&gt;[.B206]" office:value-type="boolean" office:boolean-value="true">
            <text:p>TRUE</text:p>
          </table:table-cell>
          <table:table-cell table:formula="of:=MAX([.A206];[.B206])-MIN([.A206];[.B206])"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38">
            <text:p>23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table:formula="of:=[.A207]&gt;[.B207]" office:value-type="boolean" office:boolean-value="true">
            <text:p>TRUE</text:p>
          </table:table-cell>
          <table:table-cell table:formula="of:=MAX([.A207];[.B207])-MIN([.A207];[.B207])"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87">
            <text:p>28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57">
            <text:p>757</text:p>
          </table:table-cell>
          <table:table-cell table:formula="of:=[.A208]&gt;[.B208]" office:value-type="boolean" office:boolean-value="false">
            <text:p>FALSE</text:p>
          </table:table-cell>
          <table:table-cell table:formula="of:=MAX([.A208];[.B208])-MIN([.A208];[.B208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69">
            <text:p>2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table:formula="of:=[.A209]&gt;[.B209]" office:value-type="boolean" office:boolean-value="false">
            <text:p>FALSE</text:p>
          </table:table-cell>
          <table:table-cell table:formula="of:=MAX([.A209];[.B209])-MIN([.A209];[.B20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34">
            <text:p>2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table:formula="of:=[.A210]&gt;[.B210]" office:value-type="boolean" office:boolean-value="true">
            <text:p>TRUE</text:p>
          </table:table-cell>
          <table:table-cell table:formula="of:=MAX([.A210];[.B210])-MIN([.A210];[.B21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table:formula="of:=[.A211]&gt;[.B211]" office:value-type="boolean" office:boolean-value="true">
            <text:p>TRUE</text:p>
          </table:table-cell>
          <table:table-cell table:formula="of:=MAX([.A211];[.B211])-MIN([.A211];[.B211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60">
            <text:p>26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table:formula="of:=[.A212]&gt;[.B212]" office:value-type="boolean" office:boolean-value="false">
            <text:p>FALSE</text:p>
          </table:table-cell>
          <table:table-cell table:formula="of:=MAX([.A212];[.B212])-MIN([.A212];[.B212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8">
            <text:p>978</text:p>
          </table:table-cell>
          <table:table-cell table:formula="of:=[.A213]&gt;[.B213]" office:value-type="boolean" office:boolean-value="false">
            <text:p>FALSE</text:p>
          </table:table-cell>
          <table:table-cell table:formula="of:=MAX([.A213];[.B213])-MIN([.A213];[.B213])"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7">
            <text:p>20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775">
            <text:p>775</text:p>
          </table:table-cell>
          <table:table-cell table:formula="of:=[.A214]&gt;[.B214]" office:value-type="boolean" office:boolean-value="true">
            <text:p>TRUE</text:p>
          </table:table-cell>
          <table:table-cell table:formula="of:=MAX([.A214];[.B214])-MIN([.A214];[.B21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83">
            <text:p>28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9">
            <text:p>559</text:p>
          </table:table-cell>
          <table:table-cell table:formula="of:=[.A215]&gt;[.B215]" office:value-type="boolean" office:boolean-value="false">
            <text:p>FALSE</text:p>
          </table:table-cell>
          <table:table-cell table:formula="of:=MAX([.A215];[.B215])-MIN([.A215];[.B215])"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table:formula="of:=[.A216]&gt;[.B216]" office:value-type="boolean" office:boolean-value="true">
            <text:p>TRUE</text:p>
          </table:table-cell>
          <table:table-cell table:formula="of:=MAX([.A216];[.B216])-MIN([.A216];[.B216])"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07">
            <text:p>207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table:formula="of:=[.A217]&gt;[.B217]" office:value-type="boolean" office:boolean-value="false">
            <text:p>FALSE</text:p>
          </table:table-cell>
          <table:table-cell table:formula="of:=MAX([.A217];[.B217])-MIN([.A217];[.B217])"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12">
            <text:p>31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  <table:table-cell table:formula="of:=[.A218]&gt;[.B218]" office:value-type="boolean" office:boolean-value="false">
            <text:p>FALSE</text:p>
          </table:table-cell>
          <table:table-cell table:formula="of:=MAX([.A218];[.B218])-MIN([.A218];[.B218])"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30">
            <text:p>23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table:formula="of:=[.A219]&gt;[.B219]" office:value-type="boolean" office:boolean-value="true">
            <text:p>TRUE</text:p>
          </table:table-cell>
          <table:table-cell table:formula="of:=MAX([.A219];[.B219])-MIN([.A219];[.B219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41">
            <text:p>24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[.A220]&gt;[.B220]" office:value-type="boolean" office:boolean-value="true">
            <text:p>TRUE</text:p>
          </table:table-cell>
          <table:table-cell table:formula="of:=MAX([.A220];[.B220])-MIN([.A220];[.B220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11">
            <text:p>21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[.A221]&gt;[.B221]" office:value-type="boolean" office:boolean-value="true">
            <text:p>TRUE</text:p>
          </table:table-cell>
          <table:table-cell table:formula="of:=MAX([.A221];[.B221])-MIN([.A221];[.B221])"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1">
            <text:p>851</text:p>
          </table:table-cell>
          <table:table-cell table:formula="of:=[.A222]&gt;[.B222]" office:value-type="boolean" office:boolean-value="true">
            <text:p>TRUE</text:p>
          </table:table-cell>
          <table:table-cell table:formula="of:=MAX([.A222];[.B222])-MIN([.A222];[.B222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872">
            <text:p>872</text:p>
          </table:table-cell>
          <table:table-cell table:formula="of:=[.A223]&gt;[.B223]" office:value-type="boolean" office:boolean-value="true">
            <text:p>TRUE</text:p>
          </table:table-cell>
          <table:table-cell table:formula="of:=MAX([.A223];[.B223])-MIN([.A223];[.B22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table:formula="of:=[.A224]&gt;[.B224]" office:value-type="boolean" office:boolean-value="true">
            <text:p>TRUE</text:p>
          </table:table-cell>
          <table:table-cell table:formula="of:=MAX([.A224];[.B224])-MIN([.A224];[.B224])"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58">
            <text:p>2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formula="of:=[.A225]&gt;[.B225]" office:value-type="boolean" office:boolean-value="true">
            <text:p>TRUE</text:p>
          </table:table-cell>
          <table:table-cell table:formula="of:=MAX([.A225];[.B225])-MIN([.A225];[.B225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6">
            <text:p>816</text:p>
          </table:table-cell>
          <table:table-cell table:formula="of:=[.A226]&gt;[.B226]" office:value-type="boolean" office:boolean-value="true">
            <text:p>TRUE</text:p>
          </table:table-cell>
          <table:table-cell table:formula="of:=MAX([.A226];[.B226])-MIN([.A226];[.B226])"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[.A227]&gt;[.B227]" office:value-type="boolean" office:boolean-value="true">
            <text:p>TRUE</text:p>
          </table:table-cell>
          <table:table-cell table:formula="of:=MAX([.A227];[.B227])-MIN([.A227];[.B227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75">
            <text:p>27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3">
            <text:p>403</text:p>
          </table:table-cell>
          <table:table-cell table:formula="of:=[.A228]&gt;[.B228]" office:value-type="boolean" office:boolean-value="false">
            <text:p>FALSE</text:p>
          </table:table-cell>
          <table:table-cell table:formula="of:=MAX([.A228];[.B228])-MIN([.A228];[.B228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47">
            <text:p>24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table:formula="of:=[.A229]&gt;[.B229]" office:value-type="boolean" office:boolean-value="true">
            <text:p>TRUE</text:p>
          </table:table-cell>
          <table:table-cell table:formula="of:=MAX([.A229];[.B229])-MIN([.A229];[.B229])"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2">
            <text:p>612</text:p>
          </table:table-cell>
          <table:table-cell table:formula="of:=[.A230]&gt;[.B230]" office:value-type="boolean" office:boolean-value="false">
            <text:p>FALSE</text:p>
          </table:table-cell>
          <table:table-cell table:formula="of:=MAX([.A230];[.B230])-MIN([.A230];[.B230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29">
            <text:p>2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table:formula="of:=[.A231]&gt;[.B231]" office:value-type="boolean" office:boolean-value="false">
            <text:p>FALSE</text:p>
          </table:table-cell>
          <table:table-cell table:formula="of:=MAX([.A231];[.B231])-MIN([.A231];[.B231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264">
            <text:p>26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table:formula="of:=[.A232]&gt;[.B232]" office:value-type="boolean" office:boolean-value="true">
            <text:p>TRUE</text:p>
          </table:table-cell>
          <table:table-cell table:formula="of:=MAX([.A232];[.B232])-MIN([.A232];[.B232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70">
            <text:p>27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9">
            <text:p>579</text:p>
          </table:table-cell>
          <table:table-cell table:formula="of:=[.A233]&gt;[.B233]" office:value-type="boolean" office:boolean-value="true">
            <text:p>TRUE</text:p>
          </table:table-cell>
          <table:table-cell table:formula="of:=MAX([.A233];[.B233])-MIN([.A233];[.B23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31">
            <text:p>23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4">
            <text:p>494</text:p>
          </table:table-cell>
          <table:table-cell table:formula="of:=[.A234]&gt;[.B234]" office:value-type="boolean" office:boolean-value="false">
            <text:p>FALSE</text:p>
          </table:table-cell>
          <table:table-cell table:formula="of:=MAX([.A234];[.B234])-MIN([.A234];[.B234])"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40">
            <text:p>3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83">
            <text:p>783</text:p>
          </table:table-cell>
          <table:table-cell table:formula="of:=[.A235]&gt;[.B235]" office:value-type="boolean" office:boolean-value="false">
            <text:p>FALSE</text:p>
          </table:table-cell>
          <table:table-cell table:formula="of:=MAX([.A235];[.B235])-MIN([.A235];[.B235])"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22">
            <text:p>22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8">
            <text:p>458</text:p>
          </table:table-cell>
          <table:table-cell table:formula="of:=[.A236]&gt;[.B236]" office:value-type="boolean" office:boolean-value="true">
            <text:p>TRUE</text:p>
          </table:table-cell>
          <table:table-cell table:formula="of:=MAX([.A236];[.B236])-MIN([.A236];[.B23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45">
            <text:p>2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table:formula="of:=[.A237]&gt;[.B237]" office:value-type="boolean" office:boolean-value="false">
            <text:p>FALSE</text:p>
          </table:table-cell>
          <table:table-cell table:formula="of:=MAX([.A237];[.B237])-MIN([.A237];[.B237])"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18">
            <text:p>2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table:formula="of:=[.A238]&gt;[.B238]" office:value-type="boolean" office:boolean-value="true">
            <text:p>TRUE</text:p>
          </table:table-cell>
          <table:table-cell table:formula="of:=MAX([.A238];[.B238])-MIN([.A238];[.B238])"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table:formula="of:=[.A239]&gt;[.B239]" office:value-type="boolean" office:boolean-value="false">
            <text:p>FALSE</text:p>
          </table:table-cell>
          <table:table-cell table:formula="of:=MAX([.A239];[.B239])-MIN([.A239];[.B239])"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4">
            <text:p>2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table:formula="of:=[.A240]&gt;[.B240]" office:value-type="boolean" office:boolean-value="true">
            <text:p>TRUE</text:p>
          </table:table-cell>
          <table:table-cell table:formula="of:=MAX([.A240];[.B240])-MIN([.A240];[.B240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78">
            <text:p>27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34">
            <text:p>834</text:p>
          </table:table-cell>
          <table:table-cell table:formula="of:=[.A241]&gt;[.B241]" office:value-type="boolean" office:boolean-value="false">
            <text:p>FALSE</text:p>
          </table:table-cell>
          <table:table-cell table:formula="of:=MAX([.A241];[.B241])-MIN([.A241];[.B241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1">
            <text:p>20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table:formula="of:=[.A242]&gt;[.B242]" office:value-type="boolean" office:boolean-value="true">
            <text:p>TRUE</text:p>
          </table:table-cell>
          <table:table-cell table:formula="of:=MAX([.A242];[.B242])-MIN([.A242];[.B242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94">
            <text:p>994</text:p>
          </table:table-cell>
          <table:table-cell table:formula="of:=[.A243]&gt;[.B243]" office:value-type="boolean" office:boolean-value="false">
            <text:p>FALSE</text:p>
          </table:table-cell>
          <table:table-cell table:formula="of:=MAX([.A243];[.B243])-MIN([.A243];[.B243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259">
            <text:p>25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3">
            <text:p>413</text:p>
          </table:table-cell>
          <table:table-cell table:formula="of:=[.A244]&gt;[.B244]" office:value-type="boolean" office:boolean-value="true">
            <text:p>TRUE</text:p>
          </table:table-cell>
          <table:table-cell table:formula="of:=MAX([.A244];[.B244])-MIN([.A244];[.B244])"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63">
            <text:p>26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table:formula="of:=[.A245]&gt;[.B245]" office:value-type="boolean" office:boolean-value="false">
            <text:p>FALSE</text:p>
          </table:table-cell>
          <table:table-cell table:formula="of:=MAX([.A245];[.B245])-MIN([.A245];[.B245])"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39">
            <text:p>23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table:formula="of:=[.A246]&gt;[.B246]" office:value-type="boolean" office:boolean-value="false">
            <text:p>FALSE</text:p>
          </table:table-cell>
          <table:table-cell table:formula="of:=MAX([.A246];[.B246])-MIN([.A246];[.B246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[.A247]&gt;[.B247]" office:value-type="boolean" office:boolean-value="false">
            <text:p>FALSE</text:p>
          </table:table-cell>
          <table:table-cell table:formula="of:=MAX([.A247];[.B247])-MIN([.A247];[.B247])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64">
            <text:p>26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table:formula="of:=[.A248]&gt;[.B248]" office:value-type="boolean" office:boolean-value="false">
            <text:p>FALSE</text:p>
          </table:table-cell>
          <table:table-cell table:formula="of:=MAX([.A248];[.B248])-MIN([.A248];[.B248])"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84">
            <text:p>28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3">
            <text:p>573</text:p>
          </table:table-cell>
          <table:table-cell table:formula="of:=[.A249]&gt;[.B249]" office:value-type="boolean" office:boolean-value="false">
            <text:p>FALSE</text:p>
          </table:table-cell>
          <table:table-cell table:formula="of:=MAX([.A249];[.B249])-MIN([.A249];[.B249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18">
            <text:p>21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[.A250]&gt;[.B250]" office:value-type="boolean" office:boolean-value="true">
            <text:p>TRUE</text:p>
          </table:table-cell>
          <table:table-cell table:formula="of:=MAX([.A250];[.B250])-MIN([.A250];[.B25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22">
            <text:p>32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table:formula="of:=[.A251]&gt;[.B251]" office:value-type="boolean" office:boolean-value="false">
            <text:p>FALSE</text:p>
          </table:table-cell>
          <table:table-cell table:formula="of:=MAX([.A251];[.B251])-MIN([.A251];[.B25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52]&gt;[.B252]" office:value-type="boolean" office:boolean-value="true">
            <text:p>TRUE</text:p>
          </table:table-cell>
          <table:table-cell table:formula="of:=MAX([.A252];[.B252])-MIN([.A252];[.B252])"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53">
            <text:p>25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table:formula="of:=[.A253]&gt;[.B253]" office:value-type="boolean" office:boolean-value="true">
            <text:p>TRUE</text:p>
          </table:table-cell>
          <table:table-cell table:formula="of:=MAX([.A253];[.B253])-MIN([.A253];[.B253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2">
            <text:p>30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table:formula="of:=[.A254]&gt;[.B254]" office:value-type="boolean" office:boolean-value="false">
            <text:p>FALSE</text:p>
          </table:table-cell>
          <table:table-cell table:formula="of:=MAX([.A254];[.B254])-MIN([.A254];[.B254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table:formula="of:=[.A255]&gt;[.B255]" office:value-type="boolean" office:boolean-value="false">
            <text:p>FALSE</text:p>
          </table:table-cell>
          <table:table-cell table:formula="of:=MAX([.A255];[.B255])-MIN([.A255];[.B25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8">
            <text:p>1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table:formula="of:=[.A256]&gt;[.B256]" office:value-type="boolean" office:boolean-value="true">
            <text:p>TRUE</text:p>
          </table:table-cell>
          <table:table-cell table:formula="of:=MAX([.A256];[.B256])-MIN([.A256];[.B256])"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202">
            <text:p>20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table:formula="of:=[.A257]&gt;[.B257]" office:value-type="boolean" office:boolean-value="true">
            <text:p>TRUE</text:p>
          </table:table-cell>
          <table:table-cell table:formula="of:=MAX([.A257];[.B257])-MIN([.A257];[.B257])"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47">
            <text:p>24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8]&gt;[.B258]" office:value-type="boolean" office:boolean-value="true">
            <text:p>TRUE</text:p>
          </table:table-cell>
          <table:table-cell table:formula="of:=MAX([.A258];[.B258])-MIN([.A258];[.B258])"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75">
            <text:p>27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A259]&gt;[.B259]" office:value-type="boolean" office:boolean-value="false">
            <text:p>FALSE</text:p>
          </table:table-cell>
          <table:table-cell table:formula="of:=MAX([.A259];[.B259])-MIN([.A259];[.B259])"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90">
            <text:p>29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table:formula="of:=[.A260]&gt;[.B260]" office:value-type="boolean" office:boolean-value="false">
            <text:p>FALSE</text:p>
          </table:table-cell>
          <table:table-cell table:formula="of:=MAX([.A260];[.B260])-MIN([.A260];[.B260])"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 table:formula="of:=[.A261]&gt;[.B261]" office:value-type="boolean" office:boolean-value="false">
            <text:p>FALSE</text:p>
          </table:table-cell>
          <table:table-cell table:formula="of:=MAX([.A261];[.B261])-MIN([.A261];[.B261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20">
            <text:p>22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62">
            <text:p>962</text:p>
          </table:table-cell>
          <table:table-cell table:formula="of:=[.A262]&gt;[.B262]" office:value-type="boolean" office:boolean-value="false">
            <text:p>FALSE</text:p>
          </table:table-cell>
          <table:table-cell table:formula="of:=MAX([.A262];[.B262])-MIN([.A262];[.B262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59">
            <text:p>2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16">
            <text:p>716</text:p>
          </table:table-cell>
          <table:table-cell table:formula="of:=[.A263]&gt;[.B263]" office:value-type="boolean" office:boolean-value="true">
            <text:p>TRUE</text:p>
          </table:table-cell>
          <table:table-cell table:formula="of:=MAX([.A263];[.B263])-MIN([.A263];[.B263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table:formula="of:=[.A264]&gt;[.B264]" office:value-type="boolean" office:boolean-value="false">
            <text:p>FALSE</text:p>
          </table:table-cell>
          <table:table-cell table:formula="of:=MAX([.A264];[.B264])-MIN([.A264];[.B264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283">
            <text:p>28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table:formula="of:=[.A265]&gt;[.B265]" office:value-type="boolean" office:boolean-value="false">
            <text:p>FALSE</text:p>
          </table:table-cell>
          <table:table-cell table:formula="of:=MAX([.A265];[.B265])-MIN([.A265];[.B265])"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66]&gt;[.B266]" office:value-type="boolean" office:boolean-value="true">
            <text:p>TRUE</text:p>
          </table:table-cell>
          <table:table-cell table:formula="of:=MAX([.A266];[.B266])-MIN([.A266];[.B266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8">
            <text:p>21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6">
            <text:p>566</text:p>
          </table:table-cell>
          <table:table-cell table:formula="of:=[.A267]&gt;[.B267]" office:value-type="boolean" office:boolean-value="true">
            <text:p>TRUE</text:p>
          </table:table-cell>
          <table:table-cell table:formula="of:=MAX([.A267];[.B267])-MIN([.A267];[.B267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88">
            <text:p>988</text:p>
          </table:table-cell>
          <table:table-cell table:formula="of:=[.A268]&gt;[.B268]" office:value-type="boolean" office:boolean-value="false">
            <text:p>FALSE</text:p>
          </table:table-cell>
          <table:table-cell table:formula="of:=MAX([.A268];[.B268])-MIN([.A268];[.B268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96">
            <text:p>496</text:p>
          </table:table-cell>
          <table:table-cell table:formula="of:=[.A269]&gt;[.B269]" office:value-type="boolean" office:boolean-value="true">
            <text:p>TRUE</text:p>
          </table:table-cell>
          <table:table-cell table:formula="of:=MAX([.A269];[.B269])-MIN([.A269];[.B269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table:formula="of:=[.A270]&gt;[.B270]" office:value-type="boolean" office:boolean-value="false">
            <text:p>FALSE</text:p>
          </table:table-cell>
          <table:table-cell table:formula="of:=MAX([.A270];[.B270])-MIN([.A270];[.B270])"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271]&gt;[.B271]" office:value-type="boolean" office:boolean-value="true">
            <text:p>TRUE</text:p>
          </table:table-cell>
          <table:table-cell table:formula="of:=MAX([.A271];[.B271])-MIN([.A271];[.B271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66">
            <text:p>26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table:formula="of:=[.A272]&gt;[.B272]" office:value-type="boolean" office:boolean-value="false">
            <text:p>FALSE</text:p>
          </table:table-cell>
          <table:table-cell table:formula="of:=MAX([.A272];[.B272])-MIN([.A272];[.B27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03">
            <text:p>30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table:formula="of:=[.A273]&gt;[.B273]" office:value-type="boolean" office:boolean-value="false">
            <text:p>FALSE</text:p>
          </table:table-cell>
          <table:table-cell table:formula="of:=MAX([.A273];[.B273])-MIN([.A273];[.B273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table:formula="of:=[.A274]&gt;[.B274]" office:value-type="boolean" office:boolean-value="false">
            <text:p>FALSE</text:p>
          </table:table-cell>
          <table:table-cell table:formula="of:=MAX([.A274];[.B274])-MIN([.A274];[.B274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243">
            <text:p>2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table:formula="of:=[.A275]&gt;[.B275]" office:value-type="boolean" office:boolean-value="false">
            <text:p>FALSE</text:p>
          </table:table-cell>
          <table:table-cell table:formula="of:=MAX([.A275];[.B275])-MIN([.A275];[.B275])"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6">
            <text:p>256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77">
            <text:p>977</text:p>
          </table:table-cell>
          <table:table-cell table:formula="of:=[.A276]&gt;[.B276]" office:value-type="boolean" office:boolean-value="false">
            <text:p>FALSE</text:p>
          </table:table-cell>
          <table:table-cell table:formula="of:=MAX([.A276];[.B276])-MIN([.A276];[.B276])"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64">
            <text:p>264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884">
            <text:p>884</text:p>
          </table:table-cell>
          <table:table-cell table:formula="of:=[.A277]&gt;[.B277]" office:value-type="boolean" office:boolean-value="false">
            <text:p>FALSE</text:p>
          </table:table-cell>
          <table:table-cell table:formula="of:=MAX([.A277];[.B277])-MIN([.A277];[.B277])"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31">
            <text:p>23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table:formula="of:=[.A278]&gt;[.B278]" office:value-type="boolean" office:boolean-value="true">
            <text:p>TRUE</text:p>
          </table:table-cell>
          <table:table-cell table:formula="of:=MAX([.A278];[.B278])-MIN([.A278];[.B278])"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86">
            <text:p>286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944">
            <text:p>944</text:p>
          </table:table-cell>
          <table:table-cell table:formula="of:=[.A279]&gt;[.B279]" office:value-type="boolean" office:boolean-value="true">
            <text:p>TRUE</text:p>
          </table:table-cell>
          <table:table-cell table:formula="of:=MAX([.A279];[.B279])-MIN([.A279];[.B279])" office:value-type="float" office:value="32">
            <text:p>3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[.A280]&gt;[.B280]" office:value-type="boolean" office:boolean-value="false">
            <text:p>FALSE</text:p>
          </table:table-cell>
          <table:table-cell table:formula="of:=MAX([.A280];[.B280])-MIN([.A280];[.B280])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27">
            <text:p>22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table:formula="of:=[.A281]&gt;[.B281]" office:value-type="boolean" office:boolean-value="true">
            <text:p>TRUE</text:p>
          </table:table-cell>
          <table:table-cell table:formula="of:=MAX([.A281];[.B281])-MIN([.A281];[.B281])"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32">
            <text:p>2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table:formula="of:=[.A282]&gt;[.B282]" office:value-type="boolean" office:boolean-value="false">
            <text:p>FALSE</text:p>
          </table:table-cell>
          <table:table-cell table:formula="of:=MAX([.A282];[.B282])-MIN([.A282];[.B282])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9">
            <text:p>239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table:formula="of:=[.A283]&gt;[.B283]" office:value-type="boolean" office:boolean-value="false">
            <text:p>FALSE</text:p>
          </table:table-cell>
          <table:table-cell table:formula="of:=MAX([.A283];[.B283])-MIN([.A283];[.B283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35">
            <text:p>23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table:formula="of:=[.A284]&gt;[.B284]" office:value-type="boolean" office:boolean-value="true">
            <text:p>TRUE</text:p>
          </table:table-cell>
          <table:table-cell table:formula="of:=MAX([.A284];[.B284])-MIN([.A284];[.B284])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table:formula="of:=[.A285]&gt;[.B285]" office:value-type="boolean" office:boolean-value="false">
            <text:p>FALSE</text:p>
          </table:table-cell>
          <table:table-cell table:formula="of:=MAX([.A285];[.B285])-MIN([.A285];[.B285])"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03">
            <text:p>30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table:formula="of:=[.A286]&gt;[.B286]" office:value-type="boolean" office:boolean-value="false">
            <text:p>FALSE</text:p>
          </table:table-cell>
          <table:table-cell table:formula="of:=MAX([.A286];[.B286])-MIN([.A286];[.B286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31">
            <text:p>23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formula="of:=[.A287]&gt;[.B287]" office:value-type="boolean" office:boolean-value="true">
            <text:p>TRUE</text:p>
          </table:table-cell>
          <table:table-cell table:formula="of:=MAX([.A287];[.B287])-MIN([.A287];[.B287])"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67">
            <text:p>26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55">
            <text:p>555</text:p>
          </table:table-cell>
          <table:table-cell table:formula="of:=[.A288]&gt;[.B288]" office:value-type="boolean" office:boolean-value="false">
            <text:p>FALSE</text:p>
          </table:table-cell>
          <table:table-cell table:formula="of:=MAX([.A288];[.B288])-MIN([.A288];[.B288])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97">
            <text:p>29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table:formula="of:=[.A289]&gt;[.B289]" office:value-type="boolean" office:boolean-value="false">
            <text:p>FALSE</text:p>
          </table:table-cell>
          <table:table-cell table:formula="of:=MAX([.A289];[.B289])-MIN([.A289];[.B289])"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3">
            <text:p>22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table:formula="of:=[.A290]&gt;[.B290]" office:value-type="boolean" office:boolean-value="true">
            <text:p>TRUE</text:p>
          </table:table-cell>
          <table:table-cell table:formula="of:=MAX([.A290];[.B290])-MIN([.A290];[.B290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99">
            <text:p>1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table:formula="of:=[.A291]&gt;[.B291]" office:value-type="boolean" office:boolean-value="true">
            <text:p>TRUE</text:p>
          </table:table-cell>
          <table:table-cell table:formula="of:=MAX([.A291];[.B291])-MIN([.A291];[.B29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77">
            <text:p>2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[.A292]&gt;[.B292]" office:value-type="boolean" office:boolean-value="false">
            <text:p>FALSE</text:p>
          </table:table-cell>
          <table:table-cell table:formula="of:=MAX([.A292];[.B292])-MIN([.A292];[.B292])"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formula="of:=[.A293]&gt;[.B293]" office:value-type="boolean" office:boolean-value="true">
            <text:p>TRUE</text:p>
          </table:table-cell>
          <table:table-cell table:formula="of:=MAX([.A293];[.B293])-MIN([.A293];[.B293])" office:value-type="float" office:value="128">
            <text:p>12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f:=[.A294]&gt;[.B294]" office:value-type="boolean" office:boolean-value="true">
            <text:p>TRUE</text:p>
          </table:table-cell>
          <table:table-cell table:formula="of:=MAX([.A294];[.B294])-MIN([.A294];[.B294])"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table:formula="of:=[.A295]&gt;[.B295]" office:value-type="boolean" office:boolean-value="false">
            <text:p>FALSE</text:p>
          </table:table-cell>
          <table:table-cell table:formula="of:=MAX([.A295];[.B295])-MIN([.A295];[.B295]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88">
            <text:p>288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78">
            <text:p>978</text:p>
          </table:table-cell>
          <table:table-cell table:formula="of:=[.A296]&gt;[.B296]" office:value-type="boolean" office:boolean-value="false">
            <text:p>FALSE</text:p>
          </table:table-cell>
          <table:table-cell table:formula="of:=MAX([.A296];[.B296])-MIN([.A296];[.B296])"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50">
            <text:p>25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0">
            <text:p>610</text:p>
          </table:table-cell>
          <table:table-cell table:formula="of:=[.A297]&gt;[.B297]" office:value-type="boolean" office:boolean-value="false">
            <text:p>FALSE</text:p>
          </table:table-cell>
          <table:table-cell table:formula="of:=MAX([.A297];[.B297])-MIN([.A297];[.B297])"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16">
            <text:p>2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[.A298]&gt;[.B298]" office:value-type="boolean" office:boolean-value="true">
            <text:p>TRUE</text:p>
          </table:table-cell>
          <table:table-cell table:formula="of:=MAX([.A298];[.B298])-MIN([.A298];[.B298])"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table:formula="of:=[.A299]&gt;[.B299]" office:value-type="boolean" office:boolean-value="true">
            <text:p>TRUE</text:p>
          </table:table-cell>
          <table:table-cell table:formula="of:=MAX([.A299];[.B299])-MIN([.A299];[.B299])"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15">
            <text:p>31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3">
            <text:p>633</text:p>
          </table:table-cell>
          <table:table-cell table:formula="of:=[.A300]&gt;[.B300]" office:value-type="boolean" office:boolean-value="false">
            <text:p>FALSE</text:p>
          </table:table-cell>
          <table:table-cell table:formula="of:=MAX([.A300];[.B300])-MIN([.A300];[.B300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17">
            <text:p>217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976">
            <text:p>976</text:p>
          </table:table-cell>
          <table:table-cell table:formula="of:=[.A301]&gt;[.B301]" office:value-type="boolean" office:boolean-value="true">
            <text:p>TRUE</text:p>
          </table:table-cell>
          <table:table-cell table:formula="of:=MAX([.A301];[.B301])-MIN([.A301];[.B301])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04">
            <text:p>20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4">12/04/2010</text:date>, <text:time>12:5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editing-duration>PT00H09M09S</meta:editing-duration>
    <meta:editing-cycles>2</meta:editing-cycles>
    <meta:creation-date>2010-12-04T12:48:06.18</meta:creation-date>
    <meta:initial-creator>Tim Goric</meta:initial-creator>
    <dc:date>2010-12-04T12:57:14.45</dc:date>
    <dc:creator>Tim Goric</dc:creator>
    <meta:document-statistic meta:table-count="5" meta:cell-count="97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74cm" svg:height="10.883cm" xlink:href=".." chart:class="chart:bar" chart:style-name="ch1">
        <chart:title svg:x="8.425cm" svg:y="0.218cm" chart:style-name="ch2">
          <text:p>Maximum Score Utility Function</text:p>
        </chart:title>
        <chart:legend chart:legend-position="end" svg:x="18.85cm" svg:y="4.322cm" chart:style-name="ch3"/>
        <chart:plot-area chart:style-name="ch4" table:cell-range-address="Analysis.A1:Analysis.D5" chart:data-source-has-labels="both" svg:x="0.481cm" svg:y="1.044cm" svg:width="17.889cm" svg:height="9.40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Analysis.B1:Analysis.D1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nalysis.B2:Analysis.D2" chart:label-cell-address="Analysis.A2:Analysis.A2" chart:class="chart:bar">
            <chart:data-point chart:repeated="3"/>
          </chart:series>
          <chart:series chart:style-name="ch10" chart:values-cell-range-address="Analysis.B3:Analysis.D3" chart:label-cell-address="Analysis.A3:Analysis.A3" chart:class="chart:bar">
            <chart:data-point chart:repeated="3"/>
          </chart:series>
          <chart:series chart:style-name="ch11" chart:values-cell-range-address="Analysis.B4:Analysis.D4" chart:label-cell-address="Analysis.A4:Analysis.A4" chart:class="chart:bar">
            <chart:data-point chart:repeated="3"/>
          </chart:series>
          <chart:series chart:style-name="ch12" chart:values-cell-range-address="Analysis.B5:Analysis.D5" chart:label-cell-address="Analysis.A5:Analysis.A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nalysis.B1:Analysis.D1">Avg time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</table:table-row>
          </table:table-header-rows>
          <table:table-rows>
            <table:table-row>
              <table:table-cell office:value-type="string">
                <text:p text:id="Analysis.A2:Analysis.A2">BruteForce vs Restart5</text:p>
              </table:table-cell>
              <table:table-cell office:value-type="float" office:value="7.83333333333333">
                <text:p text:id="Analysis.B2:Analysis.D2"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</table:table-row>
            <table:table-row>
              <table:table-cell office:value-type="string">
                <text:p text:id="Analysis.A3:Analysis.A3">Restart5 vs Restart3</text:p>
              </table:table-cell>
              <table:table-cell office:value-type="float" office:value="5.31">
                <text:p text:id="Analysis.B3:Analysis.D3"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 text:id="Analysis.A4:Analysis.A4">HillClimb vs Restart3</text:p>
              </table:table-cell>
              <table:table-cell office:value-type="float" office:value="2.99">
                <text:p text:id="Analysis.B4:Analysis.D4"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</table:table-row>
            <table:table-row>
              <table:table-cell office:value-type="string">
                <text:p text:id="Analysis.A5:Analysis.A5">HillClimb vs HillClimb</text:p>
              </table:table-cell>
              <table:table-cell office:value-type="float" office:value="1.31333333333333">
                <text:p text:id="Analysis.B5:Analysis.D5"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